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8" style:family="table-column">
      <style:table-column-properties fo:break-before="auto" style:column-width="54.33mm"/>
    </style:style>
    <style:style style:name="co19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55.26mm"/>
    </style:style>
    <style:style style:name="co21" style:family="table-column">
      <style:table-column-properties fo:break-before="auto" style:column-width="26.71mm"/>
    </style:style>
    <style:style style:name="co22" style:family="table-column">
      <style:table-column-properties fo:break-before="auto" style:column-width="45.17mm"/>
    </style:style>
    <style:style style:name="co23" style:family="table-column">
      <style:table-column-properties fo:break-before="auto" style:column-width="40.64mm"/>
    </style:style>
    <style:style style:name="co24" style:family="table-column">
      <style:table-column-properties fo:break-before="auto" style:column-width="79.3mm"/>
    </style:style>
    <style:style style:name="co25" style:family="table-column">
      <style:table-column-properties fo:break-before="auto" style:column-width="52.97mm"/>
    </style:style>
    <style:style style:name="co26" style:family="table-column">
      <style:table-column-properties fo:break-before="auto" style:column-width="56.32mm"/>
    </style:style>
    <style:style style:name="co27" style:family="table-column">
      <style:table-column-properties fo:break-before="auto" style:column-width="32.28mm"/>
    </style:style>
    <style:style style:name="co28" style:family="table-column">
      <style:table-column-properties fo:break-before="auto" style:column-width="38.21mm"/>
    </style:style>
    <style:style style:name="co29" style:family="table-column">
      <style:table-column-properties fo:break-before="auto" style:column-width="70.59mm"/>
    </style:style>
    <style:style style:name="co11" style:family="table-column">
      <style:table-column-properties fo:break-before="auto" style:column-width="41.68mm"/>
    </style:style>
    <style:style style:name="co30" style:family="table-column">
      <style:table-column-properties fo:break-before="auto" style:column-width="17.52mm"/>
    </style:style>
    <style:style style:name="co31" style:family="table-column">
      <style:table-column-properties fo:break-before="auto" style:column-width="14.45mm"/>
    </style:style>
    <style:style style:name="co32" style:family="table-column">
      <style:table-column-properties fo:break-before="auto" style:column-width="11.71mm"/>
    </style:style>
    <style:style style:name="co33" style:family="table-column">
      <style:table-column-properties fo:break-before="auto" style:column-width="88.41mm"/>
    </style:style>
    <style:style style:name="co34" style:family="table-column">
      <style:table-column-properties fo:break-before="auto" style:column-width="66.22mm"/>
    </style:style>
    <style:style style:name="co35" style:family="table-column">
      <style:table-column-properties fo:break-before="auto" style:column-width="56.87mm"/>
    </style:style>
    <style:style style:name="co36" style:family="table-column">
      <style:table-column-properties fo:break-before="auto" style:column-width="36.23mm"/>
    </style:style>
    <style:style style:name="co37" style:family="table-column">
      <style:table-column-properties fo:break-before="auto" style:column-width="59.44mm"/>
    </style:style>
    <style:style style:name="co38" style:family="table-column">
      <style:table-column-properties fo:break-before="auto" style:column-width="75.94mm"/>
    </style:style>
    <style:style style:name="co39" style:family="table-column">
      <style:table-column-properties fo:break-before="auto" style:column-width="35.81mm"/>
    </style:style>
    <style:style style:name="co40" style:family="table-column">
      <style:table-column-properties fo:break-before="auto" style:column-width="15.22mm"/>
    </style:style>
    <style:style style:name="co41" style:family="table-column">
      <style:table-column-properties fo:break-before="page" style:column-width="55.7mm"/>
    </style:style>
    <style:style style:name="co42" style:family="table-column">
      <style:table-column-properties fo:break-before="auto" style:column-width="41.29mm"/>
    </style:style>
    <style:style style:name="co43" style:family="table-column">
      <style:table-column-properties fo:break-before="auto" style:column-width="20.23mm"/>
    </style:style>
    <style:style style:name="co44" style:family="table-column">
      <style:table-column-properties fo:break-before="auto" style:column-width="38.96mm"/>
    </style:style>
    <style:style style:name="co45" style:family="table-column">
      <style:table-column-properties fo:break-before="auto" style:column-width="47.13mm"/>
    </style:style>
    <style:style style:name="co46" style:family="table-column">
      <style:table-column-properties fo:break-before="auto" style:column-width="43.25mm"/>
    </style:style>
    <style:style style:name="co47" style:family="table-column">
      <style:table-column-properties fo:break-before="auto" style:column-width="42.47mm"/>
    </style:style>
    <style:style style:name="co48" style:family="table-column">
      <style:table-column-properties fo:break-before="auto" style:column-width="47.48mm"/>
    </style:style>
    <style:style style:name="co49" style:family="table-column">
      <style:table-column-properties fo:break-before="auto" style:column-width="136.81mm"/>
    </style:style>
    <style:style style:name="co50" style:family="table-column">
      <style:table-column-properties fo:break-before="auto" style:column-width="46.76mm"/>
    </style:style>
    <style:style style:name="co51" style:family="table-column">
      <style:table-column-properties fo:break-before="auto" style:column-width="59.9mm"/>
    </style:style>
    <style:style style:name="co52" style:family="table-column">
      <style:table-column-properties fo:break-before="auto" style:column-width="40.43mm"/>
    </style:style>
    <style:style style:name="co53" style:family="table-column">
      <style:table-column-properties fo:break-before="auto" style:column-width="46.51mm"/>
    </style:style>
    <style:style style:name="co54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36" style:family="table-cell" style:parent-style-name="Default" style:data-style-name="N108"/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68" style:family="table-cell" style:parent-style-name="Default" style:data-style-name="N108">
      <style:text-properties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ext-properties fo:color="#dddddd"/>
    </style:style>
    <style:style style:name="ce7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ddddd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8">
      <style:table-cell-properties fo:background-color="#dddddd" fo:border="0.06pt solid #000000"/>
      <style:text-properties fo:font-style="italic" style:font-style-asian="italic" style:font-style-complex="italic"/>
    </style:style>
    <style:style style:name="ce20" style:family="table-cell" style:parent-style-name="Default" style:data-style-name="N108"/>
    <style:style style:name="ce2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ffff99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FreeSans" style:font-weight-complex="bold"/>
    </style:style>
    <style:style style:name="ce2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99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0"/>
    <style:style style:name="ce57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9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37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39" style:family="table-cell" style:parent-style-name="Default" style:data-style-name="N108">
      <style:text-properties fo:font-weight="bold" style:font-weight-asian="bold" style:font-weight-complex="bold"/>
    </style:style>
    <style:style style:name="ce65" style:family="table-cell" style:parent-style-name="Default" style:data-style-name="N108">
      <style:text-properties fo:font-style="italic" style:font-style-asian="italic" style:font-style-complex="italic"/>
    </style:style>
    <style:style style:name="ce41" style:family="table-cell" style:parent-style-name="Default" style:data-style-name="N108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1"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fo:color="#dddddd"/>
    </style:style>
    <style:style style:name="ce7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3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2" table:number-columns-repeated="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1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" table:default-cell-style-name="Default"/>
        <table:table-column table:style-name="co3" table:number-columns-repeated="6" table:default-cell-style-name="ce20"/>
        <table:table-column table:style-name="co3" table:default-cell-style-name="Default"/>
        <table:table-column table:style-name="co54" table:default-cell-style-name="Default"/>
        <table:table-column table:style-name="co3" table:number-columns-repeated="3" table:default-cell-style-name="ce20"/>
        <table:table-column table:style-name="co3" table:default-cell-style-name="Default"/>
        <table:table-column table:style-name="co3" table:number-columns-repeated="3" table:default-cell-style-name="ce20"/>
        <table:table-column table:style-name="co3" table:number-columns-repeated="2" table:default-cell-style-name="Default"/>
        <table:table-column table:style-name="co3" table:number-columns-repeated="3" table:default-cell-style-name="ce20"/>
        <table:table-column table:style-name="co3" table:number-columns-repeated="17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27"/>
          <table:table-cell table:style-name="ce37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34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Dimensions / Section</text:p>
          </table:table-cell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ml, m²</text:p>
          </table:table-cell>
          <table:table-cell table:style-name="ce12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55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Livraison du 25/02/2019</text:p>
          </table:table-cell>
          <table:table-cell office:value-type="string" calcext:value-type="string">
            <text:p>Livraison du 08/04/2019</text:p>
          </table:table-cell>
          <table:table-cell office:value-type="string" calcext:value-type="string">
            <text:p>livraison du 30/04</text:p>
          </table:table-cell>
          <table:table-cell office:value-type="string" calcext:value-type="string">
            <text:p>livraison du 01/05</text:p>
          </table:table-cell>
          <table:table-cell office:value-type="string" calcext:value-type="string">
            <text:p>livraison du 02/05</text:p>
          </table:table-cell>
          <table:table-cell office:value-type="string" calcext:value-type="string">
            <text:p>Livraison du 02/08</text:p>
          </table:table-cell>
          <table:table-cell office:value-type="string" calcext:value-type="string">
            <text:p>Livraison du 05/08/2019</text:p>
          </table:table-cell>
          <table:table-cell office:value-type="string" calcext:value-type="string">
            <text:p>Livraison du 09/08</text:p>
          </table:table-cell>
          <table:table-cell/>
          <table:table-cell office:value-type="string" calcext:value-type="string">
            <text:p>Livraison du 16/08/2019</text:p>
          </table:table-cell>
          <table:table-cell office:value-type="string" calcext:value-type="string">
            <text:p>Livraison du 17/10/2019</text:p>
          </table:table-cell>
          <table:table-cell office:value-type="string" calcext:value-type="string">
            <text:p>Livraison du 05/12/2019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17"/>
        </table:table-row>
        <table:table-row table:style-name="ro2">
          <table:table-cell table:style-name="ce12" office:value-type="string" calcext:value-type="string">
            <text:p>Voliges Peuplier mi-bois</text:p>
          </table:table-cell>
          <table:table-cell table:style-name="ce24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2" table:formula="of:=[$'Parements intérieurs verticaux'.D4]" office:value-type="float" office:value="61" calcext:value-type="float">
            <text:p>61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21"/>
          <table:table-cell table:style-name="ce20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AB4]" office:value-type="currency" office:currency="EUR" office:value="915" calcext:value-type="currency">
            <text:p>915,00 €</text:p>
          </table:table-cell>
          <table:table-cell table:formula="of:=[.AC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AE4]" office:value-type="currency" office:currency="EUR" office:value="915" calcext:value-type="currency">
            <text:p>915,00 €</text:p>
          </table:table-cell>
          <table:table-cell table:formula="of:=[.AF4]*1.2" office:value-type="currency" office:currency="EUR" office:value="1098" calcext:value-type="currency">
            <text:p>1 098,00 €</text:p>
          </table:table-cell>
          <table:table-cell/>
          <table:table-cell table:style-name="ce20" office:value-type="currency" office:currency="EUR" office:value="579.16" calcext:value-type="currency">
            <text:p>579,16 €</text:p>
          </table:table-cell>
          <table:table-cell table:style-name="ce39" office:value-type="currency" office:currency="EUR" office:value="14" calcext:value-type="currency">
            <text:p>14,00 €</text:p>
          </table:table-cell>
          <table:table-cell table:style-name="ce39" table:formula="of:=[.AJ4]*[.C4]" office:value-type="currency" office:currency="EUR" office:value="854" calcext:value-type="currency">
            <text:p>854,00 €</text:p>
          </table:table-cell>
          <table:table-cell table:style-name="ce39" table:formula="of:=[.AK4]*1.2" office:value-type="currency" office:currency="EUR" office:value="1024.8" calcext:value-type="currency">
            <text:p>1 024,80 €</text:p>
          </table:table-cell>
          <table:table-cell table:style-name="ce43" office:value-type="percentage" office:value="0.2" calcext:value-type="percentage">
            <text:p>20,00 %</text:p>
          </table:table-cell>
          <table:table-cell table:style-name="ce39" table:formula="of:=[.AJ4]*0.8" office:value-type="currency" office:currency="EUR" office:value="11.2" calcext:value-type="currency">
            <text:p>11,20 €</text:p>
          </table:table-cell>
          <table:table-cell table:style-name="ce39" table:formula="of:=[.AK4]*0.8" office:value-type="currency" office:currency="EUR" office:value="683.2" calcext:value-type="currency">
            <text:p>683,20 €</text:p>
          </table:table-cell>
          <table:table-cell table:style-name="ce39" table:formula="of:=[.AL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S4]*[.C4]" office:value-type="currency" office:currency="EUR" office:value="1525" calcext:value-type="currency">
            <text:p>1 525,00 €</text:p>
          </table:table-cell>
          <table:table-cell table:formula="of:=[.AT4]*1.2" office:value-type="currency" office:currency="EUR" office:value="1830" calcext:value-type="currency">
            <text:p>1 830,00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3"/>
          <table:table-cell table:formula="of:=[.C5]*[.AB5]" office:value-type="currency" office:currency="EUR" office:value="0" calcext:value-type="currency">
            <text:p>0,00 €</text:p>
          </table:table-cell>
          <table:table-cell table:formula="of:=[.AC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20" office:value-type="currency" office:currency="EUR" office:value="116.66" calcext:value-type="currency">
            <text:p>116,66 €</text:p>
          </table:table-cell>
          <table:table-cell/>
          <table:table-cell table:formula="of:=[.AJ5]*[.C5]" office:value-type="currency" office:currency="EUR" office:value="0" calcext:value-type="currency">
            <text:p>0,00 €</text:p>
          </table:table-cell>
          <table:table-cell table:formula="of:=[.AK5]*1.2" office:value-type="currency" office:currency="EUR" office:value="0" calcext:value-type="currency">
            <text:p>0,00 €</text:p>
          </table:table-cell>
          <table:table-cell/>
          <table:table-cell table:formula="of:=[.AJ5]*0.8" office:value-type="currency" office:currency="EUR" office:value="0" calcext:value-type="currency">
            <text:p>0,00 €</text:p>
          </table:table-cell>
          <table:table-cell table:formula="of:=[.AK5]*0.8" office:value-type="currency" office:currency="EUR" office:value="0" calcext:value-type="currency">
            <text:p>0,00 €</text:p>
          </table:table-cell>
          <table:table-cell table:formula="of:=[.AL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S5]*[.C5]" office:value-type="currency" office:currency="EUR" office:value="0" calcext:value-type="currency">
            <text:p>0,00 €</text:p>
          </table:table-cell>
          <table:table-cell table:formula="of:=[.AT5]*1.2" office:value-type="currency" office:currency="EUR" office:value="0" calcext:value-type="currency">
            <text:p>0,00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 office:value-type="string" calcext:value-type="string">
            <text:p>Lames rabotées Douglas (raboté 1 face)</text:p>
          </table:table-cell>
          <table:table-cell table:style-name="ce12" office:value-type="string" calcext:value-type="string">
            <text:p>50x13x2100</text:p>
          </table:table-cell>
          <table:table-cell table:style-name="ce12" table:formula="of:=[$'Parements intérieurs verticaux'.D12]" office:value-type="float" office:value="97" calcext:value-type="float">
            <text:p>97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2"/>
          <table:table-cell office:value-type="currency" office:currency="EUR" office:value="0.5" calcext:value-type="currency">
            <text:p>0,50 €</text:p>
          </table:table-cell>
          <table:table-cell table:formula="of:=[.C6]*[.AB6]" office:value-type="currency" office:currency="EUR" office:value="48.5" calcext:value-type="currency">
            <text:p>48,50 €</text:p>
          </table:table-cell>
          <table:table-cell table:formula="of:=[.AC6]*1.2" office:value-type="currency" office:currency="EUR" office:value="58.2" calcext:value-type="currency">
            <text:p>58,20 €</text:p>
          </table:table-cell>
          <table:table-cell table:style-name="ce39" table:formula="of:=[.AA$4]*0.05*0.013" office:value-type="currency" office:currency="EUR" office:value="0.26" calcext:value-type="currency">
            <text:p>0,26 €</text:p>
          </table:table-cell>
          <table:table-cell table:style-name="ce39" table:formula="of:=[.C6]*[.AE6]" office:value-type="currency" office:currency="EUR" office:value="25.22" calcext:value-type="currency">
            <text:p>25,22 €</text:p>
          </table:table-cell>
          <table:table-cell table:style-name="ce39" table:formula="of:=[.AF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AI$4]*0.05*0.013" office:value-type="currency" office:currency="EUR" office:value="0.376454" calcext:value-type="currency">
            <text:p>0,38 €</text:p>
          </table:table-cell>
          <table:table-cell table:formula="of:=[.AJ6]*[.C6]" office:value-type="currency" office:currency="EUR" office:value="36.516038" calcext:value-type="currency">
            <text:p>36,52 €</text:p>
          </table:table-cell>
          <table:table-cell table:formula="of:=[.AK6]*1.2" office:value-type="currency" office:currency="EUR" office:value="43.8192456" calcext:value-type="currency">
            <text:p>43,82 €</text:p>
          </table:table-cell>
          <table:table-cell/>
          <table:table-cell table:formula="of:=[.AJ6]*0.8" office:value-type="currency" office:currency="EUR" office:value="0.3011632" calcext:value-type="currency">
            <text:p>0,30 €</text:p>
          </table:table-cell>
          <table:table-cell table:formula="of:=[.AK6]*0.8" office:value-type="currency" office:currency="EUR" office:value="29.2128304" calcext:value-type="currency">
            <text:p>29,21 €</text:p>
          </table:table-cell>
          <table:table-cell table:formula="of:=[.AL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S6]*[.C6]" office:value-type="currency" office:currency="EUR" office:value="180.42" calcext:value-type="currency">
            <text:p>180,42 €</text:p>
          </table:table-cell>
          <table:table-cell table:formula="of:=[.AT6]*1.2" office:value-type="currency" office:currency="EUR" office:value="216.504" calcext:value-type="currency">
            <text:p>216,50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/>
          <table:table-cell table:style-name="ce23" office:value-type="string" calcext:value-type="string">
            <text:p>50x13x2500</text:p>
          </table:table-cell>
          <table:table-cell table:style-name="ce12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6"/>
          <table:table-cell table:style-name="ce21" office:value-type="string" calcext:value-type="string">
            <text:p>99x2,5m</text:p>
          </table:table-cell>
          <table:table-cell table:style-name="ce21" office:value-type="string" calcext:value-type="string">
            <text:p>73x2,5m + 44x2,1m</text:p>
          </table:table-cell>
          <table:table-cell table:style-name="ce21" office:value-type="string" calcext:value-type="string">
            <text:p>68x&lt;1.8m&gt;</text:p>
          </table:table-cell>
          <table:table-cell table:style-name="ce21" table:number-columns-repeated="12"/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AB7]" office:value-type="currency" office:currency="EUR" office:value="196" calcext:value-type="currency">
            <text:p>196,00 €</text:p>
          </table:table-cell>
          <table:table-cell table:formula="of:=[.AC7]*1.2" office:value-type="currency" office:currency="EUR" office:value="235.2" calcext:value-type="currency">
            <text:p>235,20 €</text:p>
          </table:table-cell>
          <table:table-cell table:style-name="ce39" table:formula="of:=[.AA$4]*0.05*0.013" office:value-type="currency" office:currency="EUR" office:value="0.26" calcext:value-type="currency">
            <text:p>0,26 €</text:p>
          </table:table-cell>
          <table:table-cell table:style-name="ce39" table:formula="of:=[.C7]*[.AE7]" office:value-type="currency" office:currency="EUR" office:value="101.92" calcext:value-type="currency">
            <text:p>101,92 €</text:p>
          </table:table-cell>
          <table:table-cell table:style-name="ce39" table:formula="of:=[.AF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AI$4]*0.05*0.013" office:value-type="currency" office:currency="EUR" office:value="0.376454" calcext:value-type="currency">
            <text:p>0,38 €</text:p>
          </table:table-cell>
          <table:table-cell table:formula="of:=[.AJ7]*[.C7]" office:value-type="currency" office:currency="EUR" office:value="147.569968" calcext:value-type="currency">
            <text:p>147,57 €</text:p>
          </table:table-cell>
          <table:table-cell table:formula="of:=[.AK7]*1.2" office:value-type="currency" office:currency="EUR" office:value="177.0839616" calcext:value-type="currency">
            <text:p>177,08 €</text:p>
          </table:table-cell>
          <table:table-cell/>
          <table:table-cell table:formula="of:=[.AJ7]*0.8" office:value-type="currency" office:currency="EUR" office:value="0.3011632" calcext:value-type="currency">
            <text:p>0,30 €</text:p>
          </table:table-cell>
          <table:table-cell table:formula="of:=[.AK7]*0.8" office:value-type="currency" office:currency="EUR" office:value="118.0559744" calcext:value-type="currency">
            <text:p>118,06 €</text:p>
          </table:table-cell>
          <table:table-cell table:formula="of:=[.AL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S7]*[.C7]" office:value-type="currency" office:currency="EUR" office:value="729.12" calcext:value-type="currency">
            <text:p>729,12 €</text:p>
          </table:table-cell>
          <table:table-cell table:formula="of:=[.AT7]*1.2" office:value-type="currency" office:currency="EUR" office:value="874.944" calcext:value-type="currency">
            <text:p>874,94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150</text:p>
          </table:table-cell>
          <table:table-cell table:style-name="ce12" table:formula="of:=[$'Parements intérieurs plafond'.C7]" office:value-type="float" office:value="165" calcext:value-type="float">
            <text:p>16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2"/>
          <table:table-cell office:value-type="currency" office:currency="EUR" office:value="0.5" calcext:value-type="currency">
            <text:p>0,50 €</text:p>
          </table:table-cell>
          <table:table-cell table:formula="of:=[.C8]*[.AB8]" office:value-type="currency" office:currency="EUR" office:value="82.5" calcext:value-type="currency">
            <text:p>82,50 €</text:p>
          </table:table-cell>
          <table:table-cell table:formula="of:=[.AC8]*1.2" office:value-type="currency" office:currency="EUR" office:value="99" calcext:value-type="currency">
            <text:p>99,00 €</text:p>
          </table:table-cell>
          <table:table-cell table:style-name="ce39" table:formula="of:=[.AA$4]*0.05*0.013" office:value-type="currency" office:currency="EUR" office:value="0.26" calcext:value-type="currency">
            <text:p>0,26 €</text:p>
          </table:table-cell>
          <table:table-cell table:style-name="ce39" table:formula="of:=[.C8]*[.AE8]" office:value-type="currency" office:currency="EUR" office:value="42.9" calcext:value-type="currency">
            <text:p>42,90 €</text:p>
          </table:table-cell>
          <table:table-cell table:style-name="ce39" table:formula="of:=[.AF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AI$4]*0.05*0.013" office:value-type="currency" office:currency="EUR" office:value="0.376454" calcext:value-type="currency">
            <text:p>0,38 €</text:p>
          </table:table-cell>
          <table:table-cell table:formula="of:=[.AJ8]*[.C8]" office:value-type="currency" office:currency="EUR" office:value="62.11491" calcext:value-type="currency">
            <text:p>62,11 €</text:p>
          </table:table-cell>
          <table:table-cell table:formula="of:=[.AK8]*1.2" office:value-type="currency" office:currency="EUR" office:value="74.537892" calcext:value-type="currency">
            <text:p>74,54 €</text:p>
          </table:table-cell>
          <table:table-cell/>
          <table:table-cell table:formula="of:=[.AJ8]*0.8" office:value-type="currency" office:currency="EUR" office:value="0.3011632" calcext:value-type="currency">
            <text:p>0,30 €</text:p>
          </table:table-cell>
          <table:table-cell table:formula="of:=[.AK8]*0.8" office:value-type="currency" office:currency="EUR" office:value="49.691928" calcext:value-type="currency">
            <text:p>49,69 €</text:p>
          </table:table-cell>
          <table:table-cell table:formula="of:=[.AL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S8]*[.C8]" office:value-type="currency" office:currency="EUR" office:value="306.9" calcext:value-type="currency">
            <text:p>306,90 €</text:p>
          </table:table-cell>
          <table:table-cell table:formula="of:=[.AT8]*1.2" office:value-type="currency" office:currency="EUR" office:value="368.28" calcext:value-type="currency">
            <text:p>368,28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400</text:p>
          </table:table-cell>
          <table:table-cell table:style-name="ce12" table:formula="of:=[$'Parements intérieurs plafond'.C8]" office:value-type="float" office:value="129" calcext:value-type="float">
            <text:p>129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2"/>
          <table:table-cell office:value-type="currency" office:currency="EUR" office:value="0.5" calcext:value-type="currency">
            <text:p>0,50 €</text:p>
          </table:table-cell>
          <table:table-cell table:formula="of:=[.C9]*[.AB9]" office:value-type="currency" office:currency="EUR" office:value="64.5" calcext:value-type="currency">
            <text:p>64,50 €</text:p>
          </table:table-cell>
          <table:table-cell table:formula="of:=[.AC9]*1.2" office:value-type="currency" office:currency="EUR" office:value="77.4" calcext:value-type="currency">
            <text:p>77,40 €</text:p>
          </table:table-cell>
          <table:table-cell table:style-name="ce39" table:formula="of:=[.AA$4]*0.05*0.013" office:value-type="currency" office:currency="EUR" office:value="0.26" calcext:value-type="currency">
            <text:p>0,26 €</text:p>
          </table:table-cell>
          <table:table-cell table:style-name="ce39" table:formula="of:=[.C9]*[.AE9]" office:value-type="currency" office:currency="EUR" office:value="33.54" calcext:value-type="currency">
            <text:p>33,54 €</text:p>
          </table:table-cell>
          <table:table-cell table:style-name="ce39" table:formula="of:=[.AF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AI$4]*0.05*0.013" office:value-type="currency" office:currency="EUR" office:value="0.376454" calcext:value-type="currency">
            <text:p>0,38 €</text:p>
          </table:table-cell>
          <table:table-cell table:formula="of:=[.AJ9]*[.C9]" office:value-type="currency" office:currency="EUR" office:value="48.562566" calcext:value-type="currency">
            <text:p>48,56 €</text:p>
          </table:table-cell>
          <table:table-cell table:formula="of:=[.AK9]*1.2" office:value-type="currency" office:currency="EUR" office:value="58.2750792" calcext:value-type="currency">
            <text:p>58,28 €</text:p>
          </table:table-cell>
          <table:table-cell/>
          <table:table-cell table:formula="of:=[.AJ9]*0.8" office:value-type="currency" office:currency="EUR" office:value="0.3011632" calcext:value-type="currency">
            <text:p>0,30 €</text:p>
          </table:table-cell>
          <table:table-cell table:formula="of:=[.AK9]*0.8" office:value-type="currency" office:currency="EUR" office:value="38.8500528" calcext:value-type="currency">
            <text:p>38,85 €</text:p>
          </table:table-cell>
          <table:table-cell table:formula="of:=[.AL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S9]*[.C9]" office:value-type="currency" office:currency="EUR" office:value="239.94" calcext:value-type="currency">
            <text:p>239,94 €</text:p>
          </table:table-cell>
          <table:table-cell table:formula="of:=[.AT9]*1.2" office:value-type="currency" office:currency="EUR" office:value="287.928" calcext:value-type="currency">
            <text:p>287,93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3"/>
          <table:table-cell table:formula="of:=[.C10]*[.AB10]" office:value-type="currency" office:currency="EUR" office:value="0" calcext:value-type="currency">
            <text:p>0,00 €</text:p>
          </table:table-cell>
          <table:table-cell table:formula="of:=[.AC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J10]*[.C10]" office:value-type="currency" office:currency="EUR" office:value="0" calcext:value-type="currency">
            <text:p>0,00 €</text:p>
          </table:table-cell>
          <table:table-cell table:formula="of:=[.AK10]*1.2" office:value-type="currency" office:currency="EUR" office:value="0" calcext:value-type="currency">
            <text:p>0,00 €</text:p>
          </table:table-cell>
          <table:table-cell/>
          <table:table-cell table:formula="of:=[.AJ10]*0.8" office:value-type="currency" office:currency="EUR" office:value="0" calcext:value-type="currency">
            <text:p>0,00 €</text:p>
          </table:table-cell>
          <table:table-cell table:formula="of:=[.AK10]*0.8" office:value-type="currency" office:currency="EUR" office:value="0" calcext:value-type="currency">
            <text:p>0,00 €</text:p>
          </table:table-cell>
          <table:table-cell table:formula="of:=[.AL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S10]*[.C10]" office:value-type="currency" office:currency="EUR" office:value="0" calcext:value-type="currency">
            <text:p>0,00 €</text:p>
          </table:table-cell>
          <table:table-cell table:formula="of:=[.AT10]*1.2" office:value-type="currency" office:currency="EUR" office:value="0" calcext:value-type="currency">
            <text:p>0,00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 office:value-type="string" calcext:value-type="string">
            <text:p>Plinthes plafond (raboté 1 face)</text:p>
          </table:table-cell>
          <table:table-cell table:style-name="ce12"/>
          <table:table-cell table:style-name="ce12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2"/>
          <table:table-cell office:value-type="string" calcext:value-type="string">
            <text:p>???</text:p>
          </table:table-cell>
          <table:table-cell/>
          <table:table-cell table:formula="of:=[.AC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J11]*[.C11]" office:value-type="currency" office:currency="EUR" office:value="0" calcext:value-type="currency">
            <text:p>0,00 €</text:p>
          </table:table-cell>
          <table:table-cell table:formula="of:=[.AK11]*1.2" office:value-type="currency" office:currency="EUR" office:value="0" calcext:value-type="currency">
            <text:p>0,00 €</text:p>
          </table:table-cell>
          <table:table-cell/>
          <table:table-cell table:formula="of:=[.AJ11]*0.8" office:value-type="currency" office:currency="EUR" office:value="0" calcext:value-type="currency">
            <text:p>0,00 €</text:p>
          </table:table-cell>
          <table:table-cell table:formula="of:=[.AK11]*0.8" office:value-type="currency" office:currency="EUR" office:value="0" calcext:value-type="currency">
            <text:p>0,00 €</text:p>
          </table:table-cell>
          <table:table-cell table:formula="of:=[.AL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9" table:formula="of:=6.38/3" office:value-type="currency" office:currency="EUR" office:value="2.12666666666667" calcext:value-type="currency">
            <text:p>2,13 €</text:p>
          </table:table-cell>
          <table:table-cell table:style-name="ce39" table:formula="of:=[.AS11]*[.C11]" office:value-type="currency" office:currency="EUR" office:value="174.386666666667" calcext:value-type="currency">
            <text:p>174,39 €</text:p>
          </table:table-cell>
          <table:table-cell table:style-name="ce39" table:formula="of:=[.AT11]*1.2" office:value-type="currency" office:currency="EUR" office:value="209.264" calcext:value-type="currency">
            <text:p>209,26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3"/>
          <table:table-cell table:formula="of:=[.C12]*[.AB12]" office:value-type="currency" office:currency="EUR" office:value="0" calcext:value-type="currency">
            <text:p>0,00 €</text:p>
          </table:table-cell>
          <table:table-cell table:formula="of:=[.AC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J12]*[.C12]" office:value-type="currency" office:currency="EUR" office:value="0" calcext:value-type="currency">
            <text:p>0,00 €</text:p>
          </table:table-cell>
          <table:table-cell table:formula="of:=[.AK12]*1.2" office:value-type="currency" office:currency="EUR" office:value="0" calcext:value-type="currency">
            <text:p>0,00 €</text:p>
          </table:table-cell>
          <table:table-cell/>
          <table:table-cell table:formula="of:=[.AJ12]*0.8" office:value-type="currency" office:currency="EUR" office:value="0" calcext:value-type="currency">
            <text:p>0,00 €</text:p>
          </table:table-cell>
          <table:table-cell table:formula="of:=[.AK12]*0.8" office:value-type="currency" office:currency="EUR" office:value="0" calcext:value-type="currency">
            <text:p>0,00 €</text:p>
          </table:table-cell>
          <table:table-cell table:formula="of:=[.AL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S12]*[.C12]" office:value-type="currency" office:currency="EUR" office:value="0" calcext:value-type="currency">
            <text:p>0,00 €</text:p>
          </table:table-cell>
          <table:table-cell table:formula="of:=[.AT12]*1.2" office:value-type="currency" office:currency="EUR" office:value="0" calcext:value-type="currency">
            <text:p>0,00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3" office:value-type="string" calcext:value-type="string">
            <text:p>Bardage Douglas à joints couverts</text:p>
          </table:table-cell>
          <table:table-cell table:style-name="ce13" office:value-type="string" calcext:value-type="string">
            <text:p>longueur 4m</text:p>
          </table:table-cell>
          <table:table-cell table:style-name="ce13" table:formula="of:=[$'Parements extérieurs'.D54]" office:value-type="float" office:value="33" calcext:value-type="float">
            <text:p>33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54" table:number-columns-repeated="21"/>
          <table:table-cell table:style-name="ce54" office:value-type="string" calcext:value-type="string">
            <text:p>18mm 8.2</text:p>
          </table:table-cell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2"/>
          <table:table-cell table:style-name="ce38" office:value-type="currency" office:currency="EUR" office:value="12" calcext:value-type="currency">
            <text:p>12,00 €</text:p>
          </table:table-cell>
          <table:table-cell table:style-name="ce38" table:formula="of:=[.C13]*[.AE13]" office:value-type="currency" office:currency="EUR" office:value="396" calcext:value-type="currency">
            <text:p>396,00 €</text:p>
          </table:table-cell>
          <table:table-cell table:style-name="ce38" table:formula="of:=[.AF13]*1.2" office:value-type="currency" office:currency="EUR" office:value="475.2" calcext:value-type="currency">
            <text:p>475,20 €</text:p>
          </table:table-cell>
          <table:table-cell table:style-name="ce54" table:number-columns-repeated="2"/>
          <table:table-cell table:style-name="ce41" office:value-type="currency" office:currency="EUR" office:value="13.41" calcext:value-type="currency">
            <text:p>13,41 €</text:p>
          </table:table-cell>
          <table:table-cell table:style-name="ce41" table:formula="of:=[.AJ13]*[.C13]" office:value-type="currency" office:currency="EUR" office:value="442.53" calcext:value-type="currency">
            <text:p>442,53 €</text:p>
          </table:table-cell>
          <table:table-cell table:style-name="ce41" table:formula="of:=[.AK13]*1.2" office:value-type="currency" office:currency="EUR" office:value="531.036" calcext:value-type="currency">
            <text:p>531,04 €</text:p>
          </table:table-cell>
          <table:table-cell table:style-name="ce44"/>
          <table:table-cell table:style-name="ce41" table:formula="of:=[.AJ13]*0.8" office:value-type="currency" office:currency="EUR" office:value="10.728" calcext:value-type="currency">
            <text:p>10,73 €</text:p>
          </table:table-cell>
          <table:table-cell table:style-name="ce41" table:formula="of:=[.AK13]*0.8" office:value-type="currency" office:currency="EUR" office:value="354.024" calcext:value-type="currency">
            <text:p>354,02 €</text:p>
          </table:table-cell>
          <table:table-cell table:style-name="ce41" table:formula="of:=[.AL13]*0.8" office:value-type="currency" office:currency="EUR" office:value="424.8288" calcext:value-type="currency">
            <text:p>424,83 €</text:p>
          </table:table-cell>
          <table:table-cell table:style-name="ce54" table:number-columns-repeated="2"/>
          <table:table-cell table:style-name="ce38" office:value-type="currency" office:currency="EUR" office:value="27.52" calcext:value-type="currency">
            <text:p>27,52 €</text:p>
          </table:table-cell>
          <table:table-cell table:style-name="ce38" table:formula="of:=[.AS13]*[.C13]" office:value-type="currency" office:currency="EUR" office:value="908.16" calcext:value-type="currency">
            <text:p>908,16 €</text:p>
          </table:table-cell>
          <table:table-cell table:style-name="ce38" table:formula="of:=[.AT13]*1.2" office:value-type="currency" office:currency="EUR" office:value="1089.792" calcext:value-type="currency">
            <text:p>1 089,79 €</text:p>
          </table:table-cell>
          <table:table-cell table:style-name="ce38"/>
          <table:table-cell table:style-name="ce54" table:number-columns-repeated="16"/>
        </table:table-row>
        <table:table-row table:style-name="ro1">
          <table:table-cell table:style-name="ce14" office:value-type="string" calcext:value-type="string">
            <text:p>ANCIEN DEBIT</text:p>
          </table:table-cell>
          <table:table-cell table:style-name="ce13" office:value-type="string" calcext:value-type="string">
            <text:p>longueur 3m</text:p>
          </table:table-cell>
          <table:table-cell table:style-name="ce13" table:formula="of:=['Parements extérieurs'.D64]+['Parements extérieurs'.D65]" office:value-type="float" office:value="10" calcext:value-type="float">
            <text:p>10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54" table:number-columns-repeated="22"/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5"/>
          <table:table-cell table:style-name="ce54" table:number-columns-repeated="2"/>
          <table:table-cell table:style-name="ce41" table:number-columns-repeated="3"/>
          <table:table-cell table:style-name="ce44"/>
          <table:table-cell table:style-name="ce41" table:number-columns-repeated="3"/>
          <table:table-cell table:style-name="ce54" table:number-columns-repeated="2"/>
          <table:table-cell table:style-name="ce38" table:number-columns-repeated="4"/>
          <table:table-cell table:style-name="ce54" table:number-columns-repeated="16"/>
        </table:table-row>
        <table:table-row table:style-name="ro1">
          <table:table-cell table:style-name="ce15" office:value-type="string" calcext:value-type="string">
            <text:p>Lames Bardage : 1532 €</text:p>
          </table:table-cell>
          <table:table-cell table:style-name="ce13" office:value-type="string" calcext:value-type="string">
            <text:p>longueur 2m</text:p>
          </table:table-cell>
          <table:table-cell table:style-name="ce13" table:formula="of:=['Parements extérieurs'.D62]+['Parements extérieurs'.D55]" office:value-type="float" office:value="35.2" calcext:value-type="float">
            <text:p>35,2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54" table:number-columns-repeated="22"/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5"/>
          <table:table-cell table:style-name="ce54" table:number-columns-repeated="2"/>
          <table:table-cell table:style-name="ce41" table:number-columns-repeated="3"/>
          <table:table-cell table:style-name="ce44"/>
          <table:table-cell table:style-name="ce41" table:number-columns-repeated="3"/>
          <table:table-cell table:style-name="ce54" table:number-columns-repeated="2"/>
          <table:table-cell table:style-name="ce38" table:number-columns-repeated="4"/>
          <table:table-cell table:style-name="ce54" table:number-columns-repeated="16"/>
        </table:table-row>
        <table:table-row table:style-name="ro1">
          <table:table-cell table:style-name="ce13" office:value-type="string" calcext:value-type="string">
            <text:p>~ 1125 ml couvre joints : 553 €</text:p>
          </table:table-cell>
          <table:table-cell table:style-name="ce13" office:value-type="string" calcext:value-type="string">
            <text:p>Longueur &gt; 1,5m</text:p>
          </table:table-cell>
          <table:table-cell table:style-name="ce13" table:formula="of:=['Parements extérieurs'.D56]+['Parements extérieurs'.D57]+['Parements extérieurs'.D58]+['Parements extérieurs'.D59]+['Parements extérieurs'.D60]+['Parements extérieurs'.D61]+['Parements extérieurs'.D63]" office:value-type="float" office:value="75" calcext:value-type="float">
            <text:p>75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54" table:number-columns-repeated="21"/>
          <table:table-cell table:style-name="ce54" office:value-type="string" calcext:value-type="string">
            <text:p>18mm</text:p>
          </table:table-cell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2"/>
          <table:table-cell table:style-name="ce38" office:value-type="currency" office:currency="EUR" office:value="12" calcext:value-type="currency">
            <text:p>12,00 €</text:p>
          </table:table-cell>
          <table:table-cell table:style-name="ce38" table:formula="of:=[.C16]*[.AE16]" office:value-type="currency" office:currency="EUR" office:value="900" calcext:value-type="currency">
            <text:p>900,00 €</text:p>
          </table:table-cell>
          <table:table-cell table:style-name="ce38" table:formula="of:=[.AF16]*1.2" office:value-type="currency" office:currency="EUR" office:value="1080" calcext:value-type="currency">
            <text:p>1 080,00 €</text:p>
          </table:table-cell>
          <table:table-cell table:style-name="ce54" table:number-columns-repeated="2"/>
          <table:table-cell table:style-name="ce41" office:value-type="currency" office:currency="EUR" office:value="13.41" calcext:value-type="currency">
            <text:p>13,41 €</text:p>
          </table:table-cell>
          <table:table-cell table:style-name="ce41" table:formula="of:=[.AJ16]*[.C16]" office:value-type="currency" office:currency="EUR" office:value="1005.75" calcext:value-type="currency">
            <text:p>1 005,75 €</text:p>
          </table:table-cell>
          <table:table-cell table:style-name="ce41" table:formula="of:=[.AK16]*1.2" office:value-type="currency" office:currency="EUR" office:value="1206.9" calcext:value-type="currency">
            <text:p>1 206,90 €</text:p>
          </table:table-cell>
          <table:table-cell table:style-name="ce44"/>
          <table:table-cell table:style-name="ce41" table:formula="of:=[.AJ16]*0.8" office:value-type="currency" office:currency="EUR" office:value="10.728" calcext:value-type="currency">
            <text:p>10,73 €</text:p>
          </table:table-cell>
          <table:table-cell table:style-name="ce41" table:formula="of:=[.AK16]*0.8" office:value-type="currency" office:currency="EUR" office:value="804.6" calcext:value-type="currency">
            <text:p>804,60 €</text:p>
          </table:table-cell>
          <table:table-cell table:style-name="ce41" table:formula="of:=[.AL16]*0.8" office:value-type="currency" office:currency="EUR" office:value="965.52" calcext:value-type="currency">
            <text:p>965,52 €</text:p>
          </table:table-cell>
          <table:table-cell table:style-name="ce54" table:number-columns-repeated="2"/>
          <table:table-cell table:style-name="ce38" office:value-type="currency" office:currency="EUR" office:value="27.52" calcext:value-type="currency">
            <text:p>27,52 €</text:p>
          </table:table-cell>
          <table:table-cell table:style-name="ce38" table:formula="of:=[.AS16]*[.C16]" office:value-type="currency" office:currency="EUR" office:value="2064" calcext:value-type="currency">
            <text:p>2 064,00 €</text:p>
          </table:table-cell>
          <table:table-cell table:style-name="ce38" table:formula="of:=[.AT16]*1.2" office:value-type="currency" office:currency="EUR" office:value="2476.8" calcext:value-type="currency">
            <text:p>2 476,80 €</text:p>
          </table:table-cell>
          <table:table-cell table:style-name="ce38"/>
          <table:table-cell table:style-name="ce54" table:number-columns-repeated="16"/>
        </table:table-row>
        <table:table-row table:style-name="ro1">
          <table:table-cell table:style-name="ce12" table:number-columns-repeated="5"/>
          <table:table-cell table:number-columns-repeated="30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table:style-name="ce12" office:value-type="string" calcext:value-type="string">
            <text:p>BARDAGE TOTAL : 1496 € - 112 m²</text:p>
          </table:table-cell>
          <table:table-cell table:style-name="ce12" table:number-columns-repeated="4"/>
          <table:table-cell table:number-columns-repeated="30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2" office:value-type="string" calcext:value-type="string">
            <text:p>L = 4m / l = 0.18</text:p>
          </table:table-cell>
          <table:table-cell table:style-name="ce22" table:formula="of:=['Parements extérieurs'.D5]" office:value-type="float" office:value="8.64" calcext:value-type="float">
            <text:p>8,64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5]" office:value-type="float" office:value="12" calcext:value-type="float">
            <text:p>12</text:p>
          </table:table-cell>
          <table:table-cell table:number-columns-repeated="10"/>
          <table:table-cell table:style-name="ce21" office:value-type="string" calcext:value-type="string">
            <text:p>12 x 4m</text:p>
          </table:table-cell>
          <table:table-cell table:style-name="ce21" table:number-columns-repeated="10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19]*[.AB19]" office:value-type="currency" office:currency="EUR" office:value="86.4" calcext:value-type="currency">
            <text:p>86,40 €</text:p>
          </table:table-cell>
          <table:table-cell table:number-columns-repeated="6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office:value-type="string" calcext:value-type="string">
            <text:p>Façade Sud</text:p>
          </table:table-cell>
          <table:table-cell table:style-name="ce22" office:value-type="string" calcext:value-type="string">
            <text:p>L = 4m / l = 0.16</text:p>
          </table:table-cell>
          <table:table-cell table:style-name="ce22" table:formula="of:=['Parements extérieurs'.D6]" office:value-type="float" office:value="6.4" calcext:value-type="float">
            <text:p>6,4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6]" office:value-type="float" office:value="10" calcext:value-type="float">
            <text:p>10</text:p>
          </table:table-cell>
          <table:table-cell table:number-columns-repeated="10"/>
          <table:table-cell table:style-name="ce21" office:value-type="string" calcext:value-type="string">
            <text:p>10 x 4m</text:p>
          </table:table-cell>
          <table:table-cell table:style-name="ce21" table:number-columns-repeated="10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0]*[.AB20]" office:value-type="currency" office:currency="EUR" office:value="64" calcext:value-type="currency">
            <text:p>64,00 €</text:p>
          </table:table-cell>
          <table:table-cell table:number-columns-repeated="6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table:formula="of:=SUM([.C19:.C26])" office:value-type="float" office:value="42.8" calcext:value-type="float">
            <text:p>42,8</text:p>
          </table:table-cell>
          <table:table-cell table:style-name="ce22" office:value-type="string" calcext:value-type="string">
            <text:p>L = 4m / l = 0.14</text:p>
          </table:table-cell>
          <table:table-cell table:style-name="ce22" table:formula="of:=['Parements extérieurs'.D7]" office:value-type="float" office:value="6.16" calcext:value-type="float">
            <text:p>6,16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7]" office:value-type="float" office:value="11" calcext:value-type="float">
            <text:p>11</text:p>
          </table:table-cell>
          <table:table-cell table:number-columns-repeated="10"/>
          <table:table-cell table:style-name="ce21" office:value-type="string" calcext:value-type="string">
            <text:p>11 x 4m</text:p>
          </table:table-cell>
          <table:table-cell table:style-name="ce21" table:number-columns-repeated="10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1]*[.AB21]" office:value-type="currency" office:currency="EUR" office:value="61.6" calcext:value-type="currency">
            <text:p>61,60 €</text:p>
          </table:table-cell>
          <table:table-cell table:number-columns-repeated="6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table:style-name="ce20"/>
          <table:table-cell table:style-name="ce22" office:value-type="string" calcext:value-type="string">
            <text:p>L = 4m / l = 0.12</text:p>
          </table:table-cell>
          <table:table-cell table:style-name="ce22" table:formula="of:=['Parements extérieurs'.D8]" office:value-type="float" office:value="3.36" calcext:value-type="float">
            <text:p>3,36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8]" office:value-type="float" office:value="7" calcext:value-type="float">
            <text:p>7</text:p>
          </table:table-cell>
          <table:table-cell table:number-columns-repeated="10"/>
          <table:table-cell table:style-name="ce21" office:value-type="string" calcext:value-type="string">
            <text:p>7 x 4m</text:p>
          </table:table-cell>
          <table:table-cell table:style-name="ce21" table:number-columns-repeated="10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2]*[.AB22]" office:value-type="currency" office:currency="EUR" office:value="33.6" calcext:value-type="currency">
            <text:p>33,60 €</text:p>
          </table:table-cell>
          <table:table-cell table:number-columns-repeated="6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/>
          <table:table-cell table:style-name="ce22" office:value-type="string" calcext:value-type="string">
            <text:p>L = 2m / l = 0.18</text:p>
          </table:table-cell>
          <table:table-cell table:style-name="ce22" table:formula="of:=['Parements extérieurs'.D9]" office:value-type="float" office:value="5.472" calcext:value-type="float">
            <text:p>5,472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9]" office:value-type="float" office:value="16" calcext:value-type="float">
            <text:p>16</text:p>
          </table:table-cell>
          <table:table-cell table:number-columns-repeated="10"/>
          <table:table-cell table:style-name="ce21" office:value-type="string" calcext:value-type="string">
            <text:p>16 x 2m</text:p>
          </table:table-cell>
          <table:table-cell table:style-name="ce21" table:number-columns-repeated="10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3]*[.AB23]" office:value-type="currency" office:currency="EUR" office:value="54.72" calcext:value-type="currency">
            <text:p>54,72 €</text:p>
          </table:table-cell>
          <table:table-cell table:number-columns-repeated="6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table:style-name="ce21"/>
          <table:table-cell table:style-name="ce25" office:value-type="string" calcext:value-type="string">
            <text:p>L = 2m / l = 0.16</text:p>
          </table:table-cell>
          <table:table-cell table:style-name="ce25" table:formula="of:=['Parements extérieurs'.D10]" office:value-type="float" office:value="4.864" calcext:value-type="float">
            <text:p>4,864</text:p>
          </table:table-cell>
          <table:table-cell table:style-name="ce29" office:value-type="string" calcext:value-type="string">
            <text:p>m²</text:p>
          </table:table-cell>
          <table:table-cell table:style-name="ce25" table:formula="of:=['Parements extérieurs'.F10]" office:value-type="float" office:value="16" calcext:value-type="float">
            <text:p>16</text:p>
          </table:table-cell>
          <table:table-cell table:style-name="ce21" table:number-columns-repeated="10"/>
          <table:table-cell table:style-name="ce29" office:value-type="string" calcext:value-type="string">
            <text:p>8 x 2m</text:p>
          </table:table-cell>
          <table:table-cell table:style-name="ce29" office:value-type="string" calcext:value-type="string">
            <text:p>8x2m</text:p>
          </table:table-cell>
          <table:table-cell table:style-name="ce29" table:number-columns-repeated="9"/>
          <table:table-cell table:style-name="ce21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24]*[.AB24]" office:value-type="currency" office:currency="EUR" office:value="48.64" calcext:value-type="currency">
            <text:p>48,64 €</text:p>
          </table:table-cell>
          <table:table-cell table:style-name="ce39" table:number-columns-repeated="4"/>
          <table:table-cell table:style-name="ce21" table:number-columns-repeated="2"/>
          <table:table-cell table:style-name="ce39" table:number-columns-repeated="3"/>
          <table:table-cell table:style-name="ce21"/>
          <table:table-cell table:style-name="ce39" table:number-columns-repeated="3"/>
          <table:table-cell table:style-name="ce21" table:number-columns-repeated="2"/>
          <table:table-cell table:style-name="ce39" table:number-columns-repeated="4"/>
          <table:table-cell table:style-name="ce21" table:number-columns-repeated="16"/>
        </table:table-row>
        <table:table-row table:style-name="ro1">
          <table:table-cell office:value-type="string" calcext:value-type="string">
            <text:p>Attention : 1 à trouver dans les 4m Nord (car 17 pièces)</text:p>
          </table:table-cell>
          <table:table-cell table:style-name="ce22" office:value-type="string" calcext:value-type="string">
            <text:p>L = 2m / l = 0.14</text:p>
          </table:table-cell>
          <table:table-cell table:style-name="ce22" table:formula="of:=['Parements extérieurs'.D11]" office:value-type="float" office:value="4.256" calcext:value-type="float">
            <text:p>4,256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11]" office:value-type="float" office:value="16" calcext:value-type="float">
            <text:p>16</text:p>
          </table:table-cell>
          <table:table-cell table:number-columns-repeated="10"/>
          <table:table-cell table:style-name="ce21" office:value-type="string" calcext:value-type="string">
            <text:p>16 x 2m</text:p>
          </table:table-cell>
          <table:table-cell table:style-name="ce21" table:number-columns-repeated="10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5]*[.AB25]" office:value-type="currency" office:currency="EUR" office:value="42.56" calcext:value-type="currency">
            <text:p>42,56 €</text:p>
          </table:table-cell>
          <table:table-cell table:number-columns-repeated="6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table:style-name="ce21" office:value-type="string" calcext:value-type="string">
            <text:p>Attention : 2 à trouver dans les 4m Nord (car 18 pièces)</text:p>
          </table:table-cell>
          <table:table-cell table:style-name="ce22" office:value-type="string" calcext:value-type="string">
            <text:p>L = 2m / l = 0.12</text:p>
          </table:table-cell>
          <table:table-cell table:style-name="ce22" table:formula="of:=['Parements extérieurs'.D12]" office:value-type="float" office:value="3.648" calcext:value-type="float">
            <text:p>3,648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12]" office:value-type="float" office:value="16" calcext:value-type="float">
            <text:p>16</text:p>
          </table:table-cell>
          <table:table-cell table:style-name="ce21" table:number-columns-repeated="11"/>
          <table:table-cell table:style-name="ce21" office:value-type="string" calcext:value-type="string">
            <text:p>16x2m</text:p>
          </table:table-cell>
          <table:table-cell table:style-name="ce21" table:number-columns-repeated="10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26]*[.AB26]" office:value-type="currency" office:currency="EUR" office:value="36.48" calcext:value-type="currency">
            <text:p>36,48 €</text:p>
          </table:table-cell>
          <table:table-cell table:style-name="ce39" table:number-columns-repeated="4"/>
          <table:table-cell table:style-name="ce21" table:number-columns-repeated="2"/>
          <table:table-cell table:style-name="ce39" table:number-columns-repeated="3"/>
          <table:table-cell table:style-name="ce21"/>
          <table:table-cell table:style-name="ce39" table:number-columns-repeated="3"/>
          <table:table-cell table:style-name="ce21" table:number-columns-repeated="2"/>
          <table:table-cell table:style-name="ce39" table:number-columns-repeated="4"/>
          <table:table-cell table:style-name="ce21" table:number-columns-repeated="16"/>
        </table:table-row>
        <table:table-row table:style-name="ro1">
          <table:table-cell office:value-type="string" calcext:value-type="string">
            <text:p>Joints</text:p>
          </table:table-cell>
          <table:table-cell table:style-name="ce22" office:value-type="string" calcext:value-type="string">
            <text:p>L = 4m</text:p>
          </table:table-cell>
          <table:table-cell table:style-name="ce22" table:formula="of:=['Parements extérieurs'.D13]" office:value-type="float" office:value="160" calcext:value-type="float">
            <text:p>160</text:p>
          </table:table-cell>
          <table:table-cell table:style-name="ce21" office:value-type="string" calcext:value-type="string">
            <text:p>ml</text:p>
          </table:table-cell>
          <table:table-cell table:style-name="ce22" table:formula="of:=['Parements extérieurs'.F13]" office:value-type="float" office:value="40" calcext:value-type="float">
            <text:p>40</text:p>
          </table:table-cell>
          <table:table-cell table:number-columns-repeated="10"/>
          <table:table-cell table:style-name="ce21" office:value-type="string" calcext:value-type="string">
            <text:p>40 x 4m</text:p>
          </table:table-cell>
          <table:table-cell table:style-name="ce21" table:number-columns-repeated="10"/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7]*[.AB27]" office:value-type="currency" office:currency="EUR" office:value="78.72" calcext:value-type="currency">
            <text:p>78,72 €</text:p>
          </table:table-cell>
          <table:table-cell table:number-columns-repeated="6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table:style-name="ce21"/>
          <table:table-cell table:style-name="ce22" office:value-type="string" calcext:value-type="string">
            <text:p>L = 2m</text:p>
          </table:table-cell>
          <table:table-cell table:style-name="ce22" table:formula="of:=['Parements extérieurs'.D14]" office:value-type="float" office:value="121.6" calcext:value-type="float">
            <text:p>121,6</text:p>
          </table:table-cell>
          <table:table-cell table:style-name="ce21" office:value-type="string" calcext:value-type="string">
            <text:p>ml</text:p>
          </table:table-cell>
          <table:table-cell table:style-name="ce22" table:formula="of:=['Parements extérieurs'.F14]" office:value-type="float" office:value="64" calcext:value-type="float">
            <text:p>64</text:p>
          </table:table-cell>
          <table:table-cell table:style-name="ce21" table:number-columns-repeated="12"/>
          <table:table-cell table:style-name="ce21" office:value-type="string" calcext:value-type="string">
            <text:p>64 x 2m</text:p>
          </table:table-cell>
          <table:table-cell table:style-name="ce21" table:number-columns-repeated="9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28]*[.AB28]" office:value-type="currency" office:currency="EUR" office:value="59.8272" calcext:value-type="currency">
            <text:p>59,83 €</text:p>
          </table:table-cell>
          <table:table-cell table:style-name="ce39" table:number-columns-repeated="4"/>
          <table:table-cell table:style-name="ce21" table:number-columns-repeated="2"/>
          <table:table-cell table:style-name="ce39" table:number-columns-repeated="3"/>
          <table:table-cell table:style-name="ce21"/>
          <table:table-cell table:style-name="ce39" table:number-columns-repeated="3"/>
          <table:table-cell table:style-name="ce21" table:number-columns-repeated="2"/>
          <table:table-cell table:style-name="ce39" table:number-columns-repeated="4"/>
          <table:table-cell table:style-name="ce21" table:number-columns-repeated="16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30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table:style-name="ce21" office:value-type="string" calcext:value-type="string">
            <text:p>Bardage</text:p>
          </table:table-cell>
          <table:table-cell table:style-name="ce22" office:value-type="string" calcext:value-type="string">
            <text:p>L = 2,5m / l = 0.18</text:p>
          </table:table-cell>
          <table:table-cell table:style-name="ce22" table:formula="of:=['Parements extérieurs'.D16]" office:value-type="float" office:value="6.75" calcext:value-type="float">
            <text:p>6,75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16]" office:value-type="float" office:value="15" calcext:value-type="float">
            <text:p>15</text:p>
          </table:table-cell>
          <table:table-cell table:style-name="ce21" table:number-columns-repeated="11"/>
          <table:table-cell table:style-name="ce21" office:value-type="string" calcext:value-type="string">
            <text:p>10 x 2.5m</text:p>
          </table:table-cell>
          <table:table-cell table:style-name="ce21" table:number-columns-repeated="10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0]*[.AB30]" office:value-type="currency" office:currency="EUR" office:value="67.5" calcext:value-type="currency">
            <text:p>67,50 €</text:p>
          </table:table-cell>
          <table:table-cell table:style-name="ce39" table:number-columns-repeated="4"/>
          <table:table-cell table:style-name="ce21" table:number-columns-repeated="2"/>
          <table:table-cell table:style-name="ce39" table:number-columns-repeated="3"/>
          <table:table-cell table:style-name="ce21"/>
          <table:table-cell table:style-name="ce39" table:number-columns-repeated="3"/>
          <table:table-cell table:style-name="ce21" table:number-columns-repeated="2"/>
          <table:table-cell table:style-name="ce39" table:number-columns-repeated="4"/>
          <table:table-cell table:style-name="ce21" table:number-columns-repeated="16"/>
        </table:table-row>
        <table:table-row table:style-name="ro1">
          <table:table-cell table:style-name="ce21" office:value-type="string" calcext:value-type="string">
            <text:p>Pignons</text:p>
          </table:table-cell>
          <table:table-cell table:style-name="ce22" office:value-type="string" calcext:value-type="string">
            <text:p>L = 2,5m / l = 0.16</text:p>
          </table:table-cell>
          <table:table-cell table:style-name="ce22" table:formula="of:=['Parements extérieurs'.D17]" office:value-type="float" office:value="6" calcext:value-type="float">
            <text:p>6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17]" office:value-type="float" office:value="15" calcext:value-type="float">
            <text:p>15</text:p>
          </table:table-cell>
          <table:table-cell table:style-name="ce21" table:number-columns-repeated="11"/>
          <table:table-cell table:style-name="ce21" office:value-type="string" calcext:value-type="string">
            <text:p>10 x 2.5m (manque 1)</text:p>
          </table:table-cell>
          <table:table-cell/>
          <table:table-cell table:style-name="ce21" office:value-type="string" calcext:value-type="string">
            <text:p>1 x 2.5m</text:p>
          </table:table-cell>
          <table:table-cell table:style-name="ce21" table:number-columns-repeated="8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1]*[.AB31]" office:value-type="currency" office:currency="EUR" office:value="60" calcext:value-type="currency">
            <text:p>60,00 €</text:p>
          </table:table-cell>
          <table:table-cell table:style-name="ce39" table:number-columns-repeated="4"/>
          <table:table-cell table:style-name="ce21" table:number-columns-repeated="2"/>
          <table:table-cell table:style-name="ce39" table:number-columns-repeated="3"/>
          <table:table-cell table:style-name="ce21"/>
          <table:table-cell table:style-name="ce39" table:number-columns-repeated="3"/>
          <table:table-cell table:style-name="ce21" table:number-columns-repeated="2"/>
          <table:table-cell table:style-name="ce39" table:number-columns-repeated="4"/>
          <table:table-cell table:style-name="ce21" table:number-columns-repeated="16"/>
        </table:table-row>
        <table:table-row table:style-name="ro1">
          <table:table-cell table:style-name="ce21" table:formula="of:=SUM([.C30:.C37])" office:value-type="float" office:value="36.36" calcext:value-type="float">
            <text:p>36,36</text:p>
          </table:table-cell>
          <table:table-cell table:style-name="ce22" office:value-type="string" calcext:value-type="string">
            <text:p>L = 2,5m / l = 0.14</text:p>
          </table:table-cell>
          <table:table-cell table:style-name="ce22" table:formula="of:=['Parements extérieurs'.D18]" office:value-type="float" office:value="5.25" calcext:value-type="float">
            <text:p>5,25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18]" office:value-type="float" office:value="15" calcext:value-type="float">
            <text:p>15</text:p>
          </table:table-cell>
          <table:table-cell table:style-name="ce21" table:number-columns-repeated="11"/>
          <table:table-cell table:style-name="ce21" office:value-type="string" calcext:value-type="string">
            <text:p>8 x 2.5m (manque 1)</text:p>
          </table:table-cell>
          <table:table-cell/>
          <table:table-cell table:style-name="ce21" office:value-type="string" calcext:value-type="string">
            <text:p>1 x 2.5m</text:p>
          </table:table-cell>
          <table:table-cell table:style-name="ce21" table:number-columns-repeated="8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2]*[.AB32]" office:value-type="currency" office:currency="EUR" office:value="52.5" calcext:value-type="currency">
            <text:p>52,50 €</text:p>
          </table:table-cell>
          <table:table-cell table:style-name="ce39" table:number-columns-repeated="4"/>
          <table:table-cell table:style-name="ce21" table:number-columns-repeated="2"/>
          <table:table-cell table:style-name="ce39" table:number-columns-repeated="3"/>
          <table:table-cell table:style-name="ce21"/>
          <table:table-cell table:style-name="ce39" table:number-columns-repeated="3"/>
          <table:table-cell table:style-name="ce21" table:number-columns-repeated="2"/>
          <table:table-cell table:style-name="ce39" table:number-columns-repeated="4"/>
          <table:table-cell table:style-name="ce21" table:number-columns-repeated="16"/>
        </table:table-row>
        <table:table-row table:style-name="ro1">
          <table:table-cell table:style-name="ce21"/>
          <table:table-cell table:style-name="ce22" office:value-type="string" calcext:value-type="string">
            <text:p>L = 2,5m / l = 0.12</text:p>
          </table:table-cell>
          <table:table-cell table:style-name="ce22" table:formula="of:=['Parements extérieurs'.D19]" office:value-type="float" office:value="4.5" calcext:value-type="float">
            <text:p>4,5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19]" office:value-type="float" office:value="15" calcext:value-type="float">
            <text:p>15</text:p>
          </table:table-cell>
          <table:table-cell table:style-name="ce21" table:number-columns-repeated="11"/>
          <table:table-cell table:style-name="ce21" office:value-type="string" calcext:value-type="string">
            <text:p>12 x 2.5m (manque 1)</text:p>
          </table:table-cell>
          <table:table-cell/>
          <table:table-cell table:style-name="ce21" office:value-type="string" calcext:value-type="string">
            <text:p>1 x 2.5m</text:p>
          </table:table-cell>
          <table:table-cell table:style-name="ce21" table:number-columns-repeated="8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3]*[.AB33]" office:value-type="currency" office:currency="EUR" office:value="45" calcext:value-type="currency">
            <text:p>45,00 €</text:p>
          </table:table-cell>
          <table:table-cell table:style-name="ce39" table:number-columns-repeated="4"/>
          <table:table-cell table:style-name="ce21" table:number-columns-repeated="2"/>
          <table:table-cell table:style-name="ce39" table:number-columns-repeated="3"/>
          <table:table-cell table:style-name="ce21"/>
          <table:table-cell table:style-name="ce39" table:number-columns-repeated="3"/>
          <table:table-cell table:style-name="ce21" table:number-columns-repeated="2"/>
          <table:table-cell table:style-name="ce39" table:number-columns-repeated="4"/>
          <table:table-cell table:style-name="ce21" table:number-columns-repeated="16"/>
        </table:table-row>
        <table:table-row table:style-name="ro1">
          <table:table-cell table:style-name="ce32"/>
          <table:table-cell table:style-name="ce26" office:value-type="string" calcext:value-type="string">
            <text:p>L = 2,3m / l = 0.18</text:p>
          </table:table-cell>
          <table:table-cell table:style-name="ce26" table:formula="of:=['Parements extérieurs'.D20]" office:value-type="float" office:value="4.158" calcext:value-type="float">
            <text:p>4,158</text:p>
          </table:table-cell>
          <table:table-cell table:style-name="ce30" office:value-type="string" calcext:value-type="string">
            <text:p>m²</text:p>
          </table:table-cell>
          <table:table-cell table:style-name="ce26" table:formula="of:=['Parements extérieurs'.F20]" office:value-type="float" office:value="11" calcext:value-type="float">
            <text:p>11</text:p>
          </table:table-cell>
          <table:table-cell table:style-name="ce30" office:value-type="string" calcext:value-type="string">
            <text:p>déjà coupé</text:p>
          </table:table-cell>
          <table:table-cell table:style-name="ce32" table:number-columns-repeated="9"/>
          <table:table-cell table:style-name="ce32" office:value-type="string" calcext:value-type="string">
            <text:p>2 x 4m (= 2 unités)</text:p>
          </table:table-cell>
          <table:table-cell table:style-name="ce32" table:number-columns-repeated="11"/>
          <table:table-cell office:value-type="currency" office:currency="EUR" office:value="10" calcext:value-type="currency">
            <text:p>10,00 €</text:p>
          </table:table-cell>
          <table:table-cell table:formula="of:=[.C34]*[.AB34]" office:value-type="currency" office:currency="EUR" office:value="41.58" calcext:value-type="currency">
            <text:p>41,58 €</text:p>
          </table:table-cell>
          <table:table-cell table:style-name="ce65" table:number-columns-repeated="4"/>
          <table:table-cell table:style-name="ce32" table:number-columns-repeated="2"/>
          <table:table-cell table:style-name="ce42" table:number-columns-repeated="3"/>
          <table:table-cell table:style-name="ce29"/>
          <table:table-cell table:style-name="ce42" table:number-columns-repeated="3"/>
          <table:table-cell table:style-name="ce32" table:number-columns-repeated="2"/>
          <table:table-cell table:style-name="ce65" table:number-columns-repeated="4"/>
          <table:table-cell table:style-name="ce32" table:number-columns-repeated="16"/>
        </table:table-row>
        <table:table-row table:style-name="ro1">
          <table:table-cell/>
          <table:table-cell table:style-name="ce27" office:value-type="string" calcext:value-type="string">
            <text:p>L = 2,3m / l = 0.16</text:p>
          </table:table-cell>
          <table:table-cell table:style-name="ce27" table:formula="of:=['Parements extérieurs'.D21]" office:value-type="float" office:value="3.696" calcext:value-type="float">
            <text:p>3,696</text:p>
          </table:table-cell>
          <table:table-cell table:style-name="ce31" office:value-type="string" calcext:value-type="string">
            <text:p>m²</text:p>
          </table:table-cell>
          <table:table-cell table:style-name="ce27" table:formula="of:=['Parements extérieurs'.F21]" office:value-type="float" office:value="11" calcext:value-type="float">
            <text:p>11</text:p>
          </table:table-cell>
          <table:table-cell table:style-name="ce31" office:value-type="string" calcext:value-type="string">
            <text:p>déjà coupé</text:p>
          </table:table-cell>
          <table:table-cell table:number-columns-repeated="21"/>
          <table:table-cell office:value-type="currency" office:currency="EUR" office:value="10" calcext:value-type="currency">
            <text:p>10,00 €</text:p>
          </table:table-cell>
          <table:table-cell table:formula="of:=[.C35]*[.AB35]" office:value-type="currency" office:currency="EUR" office:value="36.96" calcext:value-type="currency">
            <text:p>36,96 €</text:p>
          </table:table-cell>
          <table:table-cell table:number-columns-repeated="6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table:style-name="ce32"/>
          <table:table-cell table:style-name="ce26" office:value-type="string" calcext:value-type="string">
            <text:p>L = 2,3m / l = 0.14</text:p>
          </table:table-cell>
          <table:table-cell table:style-name="ce26" table:formula="of:=['Parements extérieurs'.D22]" office:value-type="float" office:value="3.234" calcext:value-type="float">
            <text:p>3,234</text:p>
          </table:table-cell>
          <table:table-cell table:style-name="ce30" office:value-type="string" calcext:value-type="string">
            <text:p>m²</text:p>
          </table:table-cell>
          <table:table-cell table:style-name="ce26" table:formula="of:=['Parements extérieurs'.F22]" office:value-type="float" office:value="11" calcext:value-type="float">
            <text:p>11</text:p>
          </table:table-cell>
          <table:table-cell table:style-name="ce30" office:value-type="string" calcext:value-type="string">
            <text:p>déjà coupé</text:p>
          </table:table-cell>
          <table:table-cell table:style-name="ce32" table:number-columns-repeated="9"/>
          <table:table-cell table:style-name="ce32" office:value-type="string" calcext:value-type="string">
            <text:p>5 x 4m (= 5 unités)</text:p>
          </table:table-cell>
          <table:table-cell table:style-name="ce32" table:number-columns-repeated="11"/>
          <table:table-cell office:value-type="currency" office:currency="EUR" office:value="10" calcext:value-type="currency">
            <text:p>10,00 €</text:p>
          </table:table-cell>
          <table:table-cell table:formula="of:=[.C36]*[.AB36]" office:value-type="currency" office:currency="EUR" office:value="32.34" calcext:value-type="currency">
            <text:p>32,34 €</text:p>
          </table:table-cell>
          <table:table-cell table:style-name="ce65" table:number-columns-repeated="4"/>
          <table:table-cell table:style-name="ce32" table:number-columns-repeated="2"/>
          <table:table-cell table:style-name="ce42" table:number-columns-repeated="3"/>
          <table:table-cell table:style-name="ce29"/>
          <table:table-cell table:style-name="ce42" table:number-columns-repeated="3"/>
          <table:table-cell table:style-name="ce32" table:number-columns-repeated="2"/>
          <table:table-cell table:style-name="ce65" table:number-columns-repeated="4"/>
          <table:table-cell table:style-name="ce32" table:number-columns-repeated="16"/>
        </table:table-row>
        <table:table-row table:style-name="ro1">
          <table:table-cell/>
          <table:table-cell table:style-name="ce27" office:value-type="string" calcext:value-type="string">
            <text:p>L = 2,3m / l = 0.12</text:p>
          </table:table-cell>
          <table:table-cell table:style-name="ce27" table:formula="of:=['Parements extérieurs'.D23]" office:value-type="float" office:value="2.772" calcext:value-type="float">
            <text:p>2,772</text:p>
          </table:table-cell>
          <table:table-cell table:style-name="ce31" office:value-type="string" calcext:value-type="string">
            <text:p>m²</text:p>
          </table:table-cell>
          <table:table-cell table:style-name="ce27" table:formula="of:=['Parements extérieurs'.F23]" office:value-type="float" office:value="11" calcext:value-type="float">
            <text:p>11</text:p>
          </table:table-cell>
          <table:table-cell table:style-name="ce31" office:value-type="string" calcext:value-type="string">
            <text:p>déjà coupé</text:p>
          </table:table-cell>
          <table:table-cell table:number-columns-repeated="21"/>
          <table:table-cell office:value-type="currency" office:currency="EUR" office:value="10" calcext:value-type="currency">
            <text:p>10,00 €</text:p>
          </table:table-cell>
          <table:table-cell table:formula="of:=[.C37]*[.AB37]" office:value-type="currency" office:currency="EUR" office:value="27.72" calcext:value-type="currency">
            <text:p>27,72 €</text:p>
          </table:table-cell>
          <table:table-cell table:number-columns-repeated="6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table:style-name="ce21" office:value-type="string" calcext:value-type="string">
            <text:p>Joints</text:p>
          </table:table-cell>
          <table:table-cell table:style-name="ce22" office:value-type="string" calcext:value-type="string">
            <text:p>L = 2,5m</text:p>
          </table:table-cell>
          <table:table-cell table:style-name="ce22" table:formula="of:=['Parements extérieurs'.D24]" office:value-type="float" office:value="150" calcext:value-type="float">
            <text:p>150</text:p>
          </table:table-cell>
          <table:table-cell table:style-name="ce21" office:value-type="string" calcext:value-type="string">
            <text:p>ml</text:p>
          </table:table-cell>
          <table:table-cell table:style-name="ce22" table:formula="of:=['Parements extérieurs'.F24]" office:value-type="float" office:value="60" calcext:value-type="float">
            <text:p>60</text:p>
          </table:table-cell>
          <table:table-cell table:style-name="ce21" table:number-columns-repeated="13"/>
          <table:table-cell table:style-name="ce21" office:value-type="string" calcext:value-type="string">
            <text:p>52 x 3.5m + 8 x 2.5m</text:p>
          </table:table-cell>
          <table:table-cell table:style-name="ce21" table:number-columns-repeated="8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38]*[.AB38]" office:value-type="currency" office:currency="EUR" office:value="73.8" calcext:value-type="currency">
            <text:p>73,80 €</text:p>
          </table:table-cell>
          <table:table-cell table:style-name="ce39" table:number-columns-repeated="4"/>
          <table:table-cell table:style-name="ce21" table:number-columns-repeated="2"/>
          <table:table-cell table:style-name="ce39" table:number-columns-repeated="3"/>
          <table:table-cell table:style-name="ce21"/>
          <table:table-cell table:style-name="ce39" table:number-columns-repeated="3"/>
          <table:table-cell table:style-name="ce21" table:number-columns-repeated="2"/>
          <table:table-cell table:style-name="ce39" table:number-columns-repeated="4"/>
          <table:table-cell table:style-name="ce21" table:number-columns-repeated="16"/>
        </table:table-row>
        <table:table-row table:style-name="ro1">
          <table:table-cell table:style-name="ce21"/>
          <table:table-cell table:style-name="ce25" office:value-type="string" calcext:value-type="string">
            <text:p>L = 2,3m</text:p>
          </table:table-cell>
          <table:table-cell table:style-name="ce25" table:formula="of:=['Parements extérieurs'.D25]" office:value-type="float" office:value="92.4" calcext:value-type="float">
            <text:p>92,4</text:p>
          </table:table-cell>
          <table:table-cell table:style-name="ce29" office:value-type="string" calcext:value-type="string">
            <text:p>ml</text:p>
          </table:table-cell>
          <table:table-cell table:style-name="ce25" table:formula="of:=['Parements extérieurs'.F25]" office:value-type="float" office:value="44" calcext:value-type="float">
            <text:p>44</text:p>
          </table:table-cell>
          <table:table-cell table:style-name="ce21" table:number-columns-repeated="12"/>
          <table:table-cell table:style-name="ce21" office:value-type="string" calcext:value-type="string">
            <text:p>36 x 3.7m + 3 x 2.3m</text:p>
          </table:table-cell>
          <table:table-cell table:style-name="ce21" office:value-type="string" calcext:value-type="string">
            <text:p>5 x 2.3m</text:p>
          </table:table-cell>
          <table:table-cell table:style-name="ce21" table:number-columns-repeated="8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39]*[.AB39]" office:value-type="currency" office:currency="EUR" office:value="45.4608" calcext:value-type="currency">
            <text:p>45,46 €</text:p>
          </table:table-cell>
          <table:table-cell table:style-name="ce39" table:number-columns-repeated="4"/>
          <table:table-cell table:style-name="ce21" table:number-columns-repeated="2"/>
          <table:table-cell table:style-name="ce39" table:number-columns-repeated="3"/>
          <table:table-cell table:style-name="ce21"/>
          <table:table-cell table:style-name="ce39" table:number-columns-repeated="3"/>
          <table:table-cell table:style-name="ce21" table:number-columns-repeated="2"/>
          <table:table-cell table:style-name="ce39" table:number-columns-repeated="4"/>
          <table:table-cell table:style-name="ce21" table:number-columns-repeated="16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30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2" office:value-type="string" calcext:value-type="string">
            <text:p>L = 1m / l = 0.18</text:p>
          </table:table-cell>
          <table:table-cell table:style-name="ce22" table:formula="of:=['Parements extérieurs'.D27]" office:value-type="float" office:value="7.02" calcext:value-type="float">
            <text:p>7,02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27]" office:value-type="float" office:value="39" calcext:value-type="float">
            <text:p>39</text:p>
          </table:table-cell>
          <table:table-cell table:number-columns-repeated="10"/>
          <table:table-cell table:style-name="ce21" office:value-type="string" calcext:value-type="string">
            <text:p>10 x 4m</text:p>
          </table:table-cell>
          <table:table-cell table:style-name="ce21" table:number-columns-repeated="10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1]*[.AB41]" office:value-type="currency" office:currency="EUR" office:value="70.2" calcext:value-type="currency">
            <text:p>70,20 €</text:p>
          </table:table-cell>
          <table:table-cell table:number-columns-repeated="6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office:value-type="string" calcext:value-type="string">
            <text:p>Nord</text:p>
          </table:table-cell>
          <table:table-cell table:style-name="ce22" office:value-type="string" calcext:value-type="string">
            <text:p>L = 1m / l = 0.16</text:p>
          </table:table-cell>
          <table:table-cell table:style-name="ce22" table:formula="of:=['Parements extérieurs'.D28]" office:value-type="float" office:value="6.24" calcext:value-type="float">
            <text:p>6,24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28]" office:value-type="float" office:value="39" calcext:value-type="float">
            <text:p>39</text:p>
          </table:table-cell>
          <table:table-cell table:number-columns-repeated="10"/>
          <table:table-cell table:style-name="ce21" office:value-type="string" calcext:value-type="string">
            <text:p>10 x 4m</text:p>
          </table:table-cell>
          <table:table-cell table:style-name="ce21" table:number-columns-repeated="10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2]*[.AB42]" office:value-type="currency" office:currency="EUR" office:value="62.4" calcext:value-type="currency">
            <text:p>62,40 €</text:p>
          </table:table-cell>
          <table:table-cell table:number-columns-repeated="6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table:formula="of:=SUM([.C41:.C44])" office:value-type="float" office:value="23.4" calcext:value-type="float">
            <text:p>23,4</text:p>
          </table:table-cell>
          <table:table-cell table:style-name="ce22" office:value-type="string" calcext:value-type="string">
            <text:p>L = 1m / l = 0.14</text:p>
          </table:table-cell>
          <table:table-cell table:style-name="ce22" table:formula="of:=['Parements extérieurs'.D29]" office:value-type="float" office:value="5.46" calcext:value-type="float">
            <text:p>5,46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29]" office:value-type="float" office:value="39" calcext:value-type="float">
            <text:p>39</text:p>
          </table:table-cell>
          <table:table-cell table:number-columns-repeated="10"/>
          <table:table-cell table:style-name="ce21" office:value-type="string" calcext:value-type="string">
            <text:p>10 x 4m</text:p>
          </table:table-cell>
          <table:table-cell table:style-name="ce21" table:number-columns-repeated="10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3]*[.AB43]" office:value-type="currency" office:currency="EUR" office:value="54.6" calcext:value-type="currency">
            <text:p>54,60 €</text:p>
          </table:table-cell>
          <table:table-cell table:number-columns-repeated="6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/>
          <table:table-cell table:style-name="ce22" office:value-type="string" calcext:value-type="string">
            <text:p>L = 1m / l = 0.12</text:p>
          </table:table-cell>
          <table:table-cell table:style-name="ce22" table:formula="of:=['Parements extérieurs'.D30]" office:value-type="float" office:value="4.68" calcext:value-type="float">
            <text:p>4,68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30]" office:value-type="float" office:value="39" calcext:value-type="float">
            <text:p>39</text:p>
          </table:table-cell>
          <table:table-cell table:number-columns-repeated="10"/>
          <table:table-cell table:style-name="ce21" office:value-type="string" calcext:value-type="string">
            <text:p>10 x 4m</text:p>
          </table:table-cell>
          <table:table-cell table:style-name="ce21" table:number-columns-repeated="10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4]*[.AB44]" office:value-type="currency" office:currency="EUR" office:value="46.8" calcext:value-type="currency">
            <text:p>46,80 €</text:p>
          </table:table-cell>
          <table:table-cell table:number-columns-repeated="6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table:style-name="ce21" office:value-type="string" calcext:value-type="string">
            <text:p>Joints</text:p>
          </table:table-cell>
          <table:table-cell table:style-name="ce25" office:value-type="string" calcext:value-type="string">
            <text:p>L = 1m</text:p>
          </table:table-cell>
          <table:table-cell table:style-name="ce25" table:formula="of:=['Parements extérieurs'.D31]" office:value-type="float" office:value="156" calcext:value-type="float">
            <text:p>156</text:p>
          </table:table-cell>
          <table:table-cell table:style-name="ce29" office:value-type="string" calcext:value-type="string">
            <text:p>ml</text:p>
          </table:table-cell>
          <table:table-cell table:style-name="ce25" table:formula="of:=['Parements extérieurs'.F31]" office:value-type="float" office:value="156" calcext:value-type="float">
            <text:p>156</text:p>
          </table:table-cell>
          <table:table-cell table:style-name="ce21" table:number-columns-repeated="10"/>
          <table:table-cell table:style-name="ce29" office:value-type="string" calcext:value-type="string">
            <text:p>31 x 4m</text:p>
          </table:table-cell>
          <table:table-cell table:style-name="ce29" table:number-columns-repeated="2"/>
          <table:table-cell table:style-name="ce29" office:value-type="string" calcext:value-type="string">
            <text:p>44 dans 52 x 3.5m</text:p>
          </table:table-cell>
          <table:table-cell table:style-name="ce29" table:number-columns-repeated="7"/>
          <table:table-cell table:style-name="ce21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45]*[.AB45]" office:value-type="currency" office:currency="EUR" office:value="76.752" calcext:value-type="currency">
            <text:p>76,75 €</text:p>
          </table:table-cell>
          <table:table-cell table:style-name="ce39" table:number-columns-repeated="4"/>
          <table:table-cell table:style-name="ce21" table:number-columns-repeated="2"/>
          <table:table-cell table:style-name="ce39" table:number-columns-repeated="3"/>
          <table:table-cell table:style-name="ce21"/>
          <table:table-cell table:style-name="ce39" table:number-columns-repeated="3"/>
          <table:table-cell table:style-name="ce21" table:number-columns-repeated="2"/>
          <table:table-cell table:style-name="ce39" table:number-columns-repeated="4"/>
          <table:table-cell table:style-name="ce21" table:number-columns-repeated="16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30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8" office:value-type="string" calcext:value-type="string">
            <text:p>L = 1,3m / l = 0.18</text:p>
          </table:table-cell>
          <table:table-cell table:style-name="ce22" table:formula="of:=['Parements extérieurs'.D33]" office:value-type="float" office:value="2.106" calcext:value-type="float">
            <text:p>2,106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33]" office:value-type="float" office:value="9" calcext:value-type="float">
            <text:p>9</text:p>
          </table:table-cell>
          <table:table-cell table:number-columns-repeated="10"/>
          <table:table-cell table:style-name="ce21" office:value-type="string" calcext:value-type="string">
            <text:p>3 x 4m</text:p>
          </table:table-cell>
          <table:table-cell table:style-name="ce21" table:number-columns-repeated="10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7]*[.AB47]" office:value-type="currency" office:currency="EUR" office:value="21.06" calcext:value-type="currency">
            <text:p>21,06 €</text:p>
          </table:table-cell>
          <table:table-cell table:number-columns-repeated="6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office:value-type="string" calcext:value-type="string">
            <text:p>Sud Musique</text:p>
          </table:table-cell>
          <table:table-cell table:style-name="ce28" office:value-type="string" calcext:value-type="string">
            <text:p>L = 1,3m / l = 0.16</text:p>
          </table:table-cell>
          <table:table-cell table:style-name="ce22" table:formula="of:=['Parements extérieurs'.D34]" office:value-type="float" office:value="1.872" calcext:value-type="float">
            <text:p>1,872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34]" office:value-type="float" office:value="9" calcext:value-type="float">
            <text:p>9</text:p>
          </table:table-cell>
          <table:table-cell table:number-columns-repeated="10"/>
          <table:table-cell table:style-name="ce21" office:value-type="string" calcext:value-type="string">
            <text:p>3 x 4m</text:p>
          </table:table-cell>
          <table:table-cell table:style-name="ce21" table:number-columns-repeated="10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8]*[.AB48]" office:value-type="currency" office:currency="EUR" office:value="18.72" calcext:value-type="currency">
            <text:p>18,72 €</text:p>
          </table:table-cell>
          <table:table-cell table:number-columns-repeated="6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table:formula="of:=SUM([.C47:.C50])" office:value-type="float" office:value="7.02" calcext:value-type="float">
            <text:p>7,02</text:p>
          </table:table-cell>
          <table:table-cell table:style-name="ce28" office:value-type="string" calcext:value-type="string">
            <text:p>L = 1,3m / l = 0.14</text:p>
          </table:table-cell>
          <table:table-cell table:style-name="ce22" table:formula="of:=['Parements extérieurs'.D35]" office:value-type="float" office:value="1.638" calcext:value-type="float">
            <text:p>1,638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35]" office:value-type="float" office:value="9" calcext:value-type="float">
            <text:p>9</text:p>
          </table:table-cell>
          <table:table-cell table:number-columns-repeated="10"/>
          <table:table-cell table:style-name="ce21" office:value-type="string" calcext:value-type="string">
            <text:p>3 x 4m</text:p>
          </table:table-cell>
          <table:table-cell table:style-name="ce21" table:number-columns-repeated="10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9]*[.AB49]" office:value-type="currency" office:currency="EUR" office:value="16.38" calcext:value-type="currency">
            <text:p>16,38 €</text:p>
          </table:table-cell>
          <table:table-cell table:number-columns-repeated="6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/>
          <table:table-cell table:style-name="ce28" office:value-type="string" calcext:value-type="string">
            <text:p>L = 1,3m / l = 0.12</text:p>
          </table:table-cell>
          <table:table-cell table:style-name="ce22" table:formula="of:=['Parements extérieurs'.D36]" office:value-type="float" office:value="1.404" calcext:value-type="float">
            <text:p>1,404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36]" office:value-type="float" office:value="9" calcext:value-type="float">
            <text:p>9</text:p>
          </table:table-cell>
          <table:table-cell table:number-columns-repeated="10"/>
          <table:table-cell table:style-name="ce21" office:value-type="string" calcext:value-type="string">
            <text:p>3 x 4m</text:p>
          </table:table-cell>
          <table:table-cell table:style-name="ce21" table:number-columns-repeated="10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50]*[.AB50]" office:value-type="currency" office:currency="EUR" office:value="14.04" calcext:value-type="currency">
            <text:p>14,04 €</text:p>
          </table:table-cell>
          <table:table-cell table:number-columns-repeated="6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table:style-name="ce21" office:value-type="string" calcext:value-type="string">
            <text:p>Joints</text:p>
          </table:table-cell>
          <table:table-cell table:style-name="ce22" office:value-type="string" calcext:value-type="string">
            <text:p>L = 1,3m</text:p>
          </table:table-cell>
          <table:table-cell table:style-name="ce22" table:formula="of:=['Parements extérieurs'.D37]" office:value-type="float" office:value="46.8" calcext:value-type="float">
            <text:p>46,8</text:p>
          </table:table-cell>
          <table:table-cell table:style-name="ce21" office:value-type="string" calcext:value-type="string">
            <text:p>ml</text:p>
          </table:table-cell>
          <table:table-cell table:style-name="ce22" table:formula="of:=['Parements extérieurs'.F37]" office:value-type="float" office:value="36" calcext:value-type="float">
            <text:p>36</text:p>
          </table:table-cell>
          <table:table-cell table:style-name="ce21" table:number-columns-repeated="12"/>
          <table:table-cell table:style-name="ce21" office:value-type="string" calcext:value-type="string">
            <text:p>36 x 3.7m</text:p>
          </table:table-cell>
          <table:table-cell table:style-name="ce21" table:number-columns-repeated="9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51]*[.AB51]" office:value-type="currency" office:currency="EUR" office:value="23.0256" calcext:value-type="currency">
            <text:p>23,03 €</text:p>
          </table:table-cell>
          <table:table-cell table:style-name="ce39" table:number-columns-repeated="4"/>
          <table:table-cell table:style-name="ce21" table:number-columns-repeated="2"/>
          <table:table-cell table:style-name="ce39" table:number-columns-repeated="3"/>
          <table:table-cell table:style-name="ce21"/>
          <table:table-cell table:style-name="ce39" table:number-columns-repeated="3"/>
          <table:table-cell table:style-name="ce21" table:number-columns-repeated="2"/>
          <table:table-cell table:style-name="ce39" table:number-columns-repeated="4"/>
          <table:table-cell table:style-name="ce21" table:number-columns-repeated="16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30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table:style-name="ce21" office:value-type="string" calcext:value-type="string">
            <text:p>Bardage</text:p>
          </table:table-cell>
          <table:table-cell table:style-name="ce28" office:value-type="string" calcext:value-type="string">
            <text:p>L = 2,8m / l = 0.18</text:p>
          </table:table-cell>
          <table:table-cell table:style-name="ce22" table:formula="of:=['Parements extérieurs'.D39]" office:value-type="float" office:value="1.512" calcext:value-type="float">
            <text:p>1,512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39]" office:value-type="float" office:value="3" calcext:value-type="float">
            <text:p>3</text:p>
          </table:table-cell>
          <table:table-cell table:style-name="ce21" table:number-columns-repeated="12"/>
          <table:table-cell/>
          <table:table-cell table:style-name="ce21" office:value-type="string" calcext:value-type="string">
            <text:p>3 x 2.8m</text:p>
          </table:table-cell>
          <table:table-cell table:style-name="ce21" table:number-columns-repeated="8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3]*[.AB53]" office:value-type="currency" office:currency="EUR" office:value="15.12" calcext:value-type="currency">
            <text:p>15,12 €</text:p>
          </table:table-cell>
          <table:table-cell table:style-name="ce39" table:number-columns-repeated="4"/>
          <table:table-cell table:style-name="ce21" table:number-columns-repeated="2"/>
          <table:table-cell table:style-name="ce39" table:number-columns-repeated="3"/>
          <table:table-cell table:style-name="ce21"/>
          <table:table-cell table:style-name="ce39" table:number-columns-repeated="3"/>
          <table:table-cell table:style-name="ce21" table:number-columns-repeated="2"/>
          <table:table-cell table:style-name="ce39" table:number-columns-repeated="4"/>
          <table:table-cell table:style-name="ce21" table:number-columns-repeated="16"/>
        </table:table-row>
        <table:table-row table:style-name="ro1">
          <table:table-cell table:style-name="ce21" office:value-type="string" calcext:value-type="string">
            <text:p>Sas</text:p>
          </table:table-cell>
          <table:table-cell table:style-name="ce28" office:value-type="string" calcext:value-type="string">
            <text:p>L = 2,8m / l = 0.16</text:p>
          </table:table-cell>
          <table:table-cell table:style-name="ce22" table:formula="of:=['Parements extérieurs'.D40]" office:value-type="float" office:value="1.344" calcext:value-type="float">
            <text:p>1,344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40]" office:value-type="float" office:value="3" calcext:value-type="float">
            <text:p>3</text:p>
          </table:table-cell>
          <table:table-cell table:style-name="ce21" table:number-columns-repeated="12"/>
          <table:table-cell/>
          <table:table-cell table:style-name="ce21" office:value-type="string" calcext:value-type="string">
            <text:p>3 x 2.8m</text:p>
          </table:table-cell>
          <table:table-cell table:style-name="ce21" table:number-columns-repeated="8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4]*[.AB54]" office:value-type="currency" office:currency="EUR" office:value="13.44" calcext:value-type="currency">
            <text:p>13,44 €</text:p>
          </table:table-cell>
          <table:table-cell table:style-name="ce39" table:number-columns-repeated="4"/>
          <table:table-cell table:style-name="ce21" table:number-columns-repeated="2"/>
          <table:table-cell table:style-name="ce39" table:number-columns-repeated="3"/>
          <table:table-cell table:style-name="ce21"/>
          <table:table-cell table:style-name="ce39" table:number-columns-repeated="3"/>
          <table:table-cell table:style-name="ce21" table:number-columns-repeated="2"/>
          <table:table-cell table:style-name="ce39" table:number-columns-repeated="4"/>
          <table:table-cell table:style-name="ce21" table:number-columns-repeated="16"/>
        </table:table-row>
        <table:table-row table:style-name="ro1">
          <table:table-cell table:style-name="ce21" table:formula="of:=SUM([.C53:.C56])" office:value-type="float" office:value="5.04" calcext:value-type="float">
            <text:p>5,04</text:p>
          </table:table-cell>
          <table:table-cell table:style-name="ce28" office:value-type="string" calcext:value-type="string">
            <text:p>L = 2,8m / l = 0.14</text:p>
          </table:table-cell>
          <table:table-cell table:style-name="ce22" table:formula="of:=['Parements extérieurs'.D41]" office:value-type="float" office:value="1.176" calcext:value-type="float">
            <text:p>1,176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41]" office:value-type="float" office:value="3" calcext:value-type="float">
            <text:p>3</text:p>
          </table:table-cell>
          <table:table-cell table:style-name="ce21" table:number-columns-repeated="12"/>
          <table:table-cell/>
          <table:table-cell table:style-name="ce21" office:value-type="string" calcext:value-type="string">
            <text:p>3 x 2.8m</text:p>
          </table:table-cell>
          <table:table-cell table:style-name="ce21" table:number-columns-repeated="8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5]*[.AB55]" office:value-type="currency" office:currency="EUR" office:value="11.76" calcext:value-type="currency">
            <text:p>11,76 €</text:p>
          </table:table-cell>
          <table:table-cell table:style-name="ce39" table:number-columns-repeated="4"/>
          <table:table-cell table:style-name="ce21" table:number-columns-repeated="2"/>
          <table:table-cell table:style-name="ce39" table:number-columns-repeated="3"/>
          <table:table-cell table:style-name="ce21"/>
          <table:table-cell table:style-name="ce39" table:number-columns-repeated="3"/>
          <table:table-cell table:style-name="ce21" table:number-columns-repeated="2"/>
          <table:table-cell table:style-name="ce39" table:number-columns-repeated="4"/>
          <table:table-cell table:style-name="ce21" table:number-columns-repeated="16"/>
        </table:table-row>
        <table:table-row table:style-name="ro1">
          <table:table-cell table:style-name="ce21"/>
          <table:table-cell table:style-name="ce28" office:value-type="string" calcext:value-type="string">
            <text:p>L = 2,8m / l = 0.12</text:p>
          </table:table-cell>
          <table:table-cell table:style-name="ce22" table:formula="of:=['Parements extérieurs'.D42]" office:value-type="float" office:value="1.008" calcext:value-type="float">
            <text:p>1,008</text:p>
          </table:table-cell>
          <table:table-cell table:style-name="ce21" office:value-type="string" calcext:value-type="string">
            <text:p>m²</text:p>
          </table:table-cell>
          <table:table-cell table:style-name="ce22" table:formula="of:=['Parements extérieurs'.F42]" office:value-type="float" office:value="3" calcext:value-type="float">
            <text:p>3</text:p>
          </table:table-cell>
          <table:table-cell table:style-name="ce21" table:number-columns-repeated="12"/>
          <table:table-cell/>
          <table:table-cell table:style-name="ce21" office:value-type="string" calcext:value-type="string">
            <text:p>3 x 2.8m</text:p>
          </table:table-cell>
          <table:table-cell table:style-name="ce21" table:number-columns-repeated="8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6]*[.AB56]" office:value-type="currency" office:currency="EUR" office:value="10.08" calcext:value-type="currency">
            <text:p>10,08 €</text:p>
          </table:table-cell>
          <table:table-cell table:style-name="ce39" table:number-columns-repeated="4"/>
          <table:table-cell table:style-name="ce21" table:number-columns-repeated="2"/>
          <table:table-cell table:style-name="ce39" table:number-columns-repeated="3"/>
          <table:table-cell table:style-name="ce21"/>
          <table:table-cell table:style-name="ce39" table:number-columns-repeated="3"/>
          <table:table-cell table:style-name="ce21" table:number-columns-repeated="2"/>
          <table:table-cell table:style-name="ce39" table:number-columns-repeated="4"/>
          <table:table-cell table:style-name="ce21" table:number-columns-repeated="16"/>
        </table:table-row>
        <table:table-row table:style-name="ro1">
          <table:table-cell table:style-name="ce21" office:value-type="string" calcext:value-type="string">
            <text:p>Joints</text:p>
          </table:table-cell>
          <table:table-cell table:style-name="ce22" office:value-type="string" calcext:value-type="string">
            <text:p>L = 2,8m</text:p>
          </table:table-cell>
          <table:table-cell table:style-name="ce22" table:formula="of:=['Parements extérieurs'.D43]" office:value-type="float" office:value="33.6" calcext:value-type="float">
            <text:p>33,6</text:p>
          </table:table-cell>
          <table:table-cell table:style-name="ce21" office:value-type="string" calcext:value-type="string">
            <text:p>ml</text:p>
          </table:table-cell>
          <table:table-cell table:style-name="ce22" table:formula="of:=['Parements extérieurs'.F43]" office:value-type="float" office:value="12" calcext:value-type="float">
            <text:p>12</text:p>
          </table:table-cell>
          <table:table-cell table:style-name="ce21" table:number-columns-repeated="13"/>
          <table:table-cell table:style-name="ce21" office:value-type="string" calcext:value-type="string">
            <text:p>12 x 2.8m</text:p>
          </table:table-cell>
          <table:table-cell table:style-name="ce21" table:number-columns-repeated="8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57]*[.AB57]" office:value-type="currency" office:currency="EUR" office:value="16.5312" calcext:value-type="currency">
            <text:p>16,53 €</text:p>
          </table:table-cell>
          <table:table-cell table:style-name="ce39" table:number-columns-repeated="4"/>
          <table:table-cell table:style-name="ce21" table:number-columns-repeated="2"/>
          <table:table-cell table:style-name="ce39" table:number-columns-repeated="3"/>
          <table:table-cell table:style-name="ce21"/>
          <table:table-cell table:style-name="ce39" table:number-columns-repeated="3"/>
          <table:table-cell table:style-name="ce21" table:number-columns-repeated="2"/>
          <table:table-cell table:style-name="ce39" table:number-columns-repeated="4"/>
          <table:table-cell table:style-name="ce21" table:number-columns-repeated="16"/>
        </table:table-row>
        <table:table-row table:style-name="ro1">
          <table:table-cell table:style-name="ce12" table:number-columns-repeated="5"/>
          <table:table-cell table:number-columns-repeated="30"/>
          <table:table-cell table:style-name="ce39" table:number-columns-repeated="3"/>
          <table:table-cell table:style-name="ce21"/>
          <table:table-cell table:style-name="ce39" table:number-columns-repeated="3"/>
          <table:table-cell table:number-columns-repeated="5"/>
          <table:table-cell table:style-name="ce20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3"/>
          <table:table-cell table:formula="of:=[.C59]*[.AB59]" office:value-type="currency" office:currency="EUR" office:value="0" calcext:value-type="currency">
            <text:p>0,00 €</text:p>
          </table:table-cell>
          <table:table-cell table:formula="of:=[.AC59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S59]*[.AR59]" office:value-type="currency" office:currency="EUR" office:value="960" calcext:value-type="currency">
            <text:p>960,00 €</text:p>
          </table:table-cell>
          <table:table-cell table:formula="of:=[.AT59]*1.2" office:value-type="currency" office:currency="EUR" office:value="1152" calcext:value-type="currency">
            <text:p>1 152,00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22" office:value-type="string" calcext:value-type="string">
            <text:p>xTasseaux</text:p>
          </table:table-cell>
          <table:table-cell table:style-name="ce22" office:value-type="string" calcext:value-type="string">
            <text:p>30x50</text:p>
          </table:table-cell>
          <table:table-cell table:style-name="ce22" table:formula="of:=[$'Parements extérieurs'.D91]" office:value-type="float" office:value="645" calcext:value-type="float">
            <text:p>645</text:p>
          </table:table-cell>
          <table:table-cell table:style-name="ce22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16"/>
          <table:table-cell office:value-type="currency" office:currency="EUR" office:value="0.55" calcext:value-type="currency">
            <text:p>0,55 €</text:p>
          </table:table-cell>
          <table:table-cell table:formula="of:=[.C60]*[.AB60]" office:value-type="currency" office:currency="EUR" office:value="354.75" calcext:value-type="currency">
            <text:p>354,75 €</text:p>
          </table:table-cell>
          <table:table-cell table:formula="of:=[.AC60]*1.2" office:value-type="currency" office:currency="EUR" office:value="425.7" calcext:value-type="currency">
            <text:p>425,70 €</text:p>
          </table:table-cell>
          <table:table-cell table:style-name="ce39" table:formula="of:=250/585" office:value-type="currency" office:currency="EUR" office:value="0.427350427350427" calcext:value-type="currency">
            <text:p>0,43 €</text:p>
          </table:table-cell>
          <table:table-cell table:style-name="ce39" table:formula="of:=[.C60]*[.AE60]" office:value-type="currency" office:currency="EUR" office:value="275.641025641025" calcext:value-type="currency">
            <text:p>275,64 €</text:p>
          </table:table-cell>
          <table:table-cell table:style-name="ce39" table:formula="of:=[.AF60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AJ60]*[.C60]" office:value-type="currency" office:currency="EUR" office:value="554.7" calcext:value-type="currency">
            <text:p>554,70 €</text:p>
          </table:table-cell>
          <table:table-cell table:formula="of:=[.AK60]*1.2" office:value-type="currency" office:currency="EUR" office:value="665.64" calcext:value-type="currency">
            <text:p>665,64 €</text:p>
          </table:table-cell>
          <table:table-cell/>
          <table:table-cell table:style-name="ce39" table:formula="of:=[.AJ60]*0.8" office:value-type="currency" office:currency="EUR" office:value="0.688" calcext:value-type="currency">
            <text:p>0,69 €</text:p>
          </table:table-cell>
          <table:table-cell table:style-name="ce39" table:formula="of:=[.AK60]*0.8" office:value-type="currency" office:currency="EUR" office:value="443.76" calcext:value-type="currency">
            <text:p>443,76 €</text:p>
          </table:table-cell>
          <table:table-cell table:style-name="ce39" table:formula="of:=[.AL60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S60]*[.C60]" office:value-type="currency" office:currency="EUR" office:value="485.9" calcext:value-type="currency">
            <text:p>485,90 €</text:p>
          </table:table-cell>
          <table:table-cell table:formula="of:=[.AT60]*1.2" office:value-type="currency" office:currency="EUR" office:value="583.08" calcext:value-type="currency">
            <text:p>583,08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3"/>
          <table:table-cell table:formula="of:=[.C61]*[.AB61]" office:value-type="currency" office:currency="EUR" office:value="0" calcext:value-type="currency">
            <text:p>0,00 €</text:p>
          </table:table-cell>
          <table:table-cell table:formula="of:=[.AC6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J61]*[.C61]" office:value-type="currency" office:currency="EUR" office:value="0" calcext:value-type="currency">
            <text:p>0,00 €</text:p>
          </table:table-cell>
          <table:table-cell table:formula="of:=[.AK61]*1.2" office:value-type="currency" office:currency="EUR" office:value="0" calcext:value-type="currency">
            <text:p>0,00 €</text:p>
          </table:table-cell>
          <table:table-cell/>
          <table:table-cell table:formula="of:=[.AJ61]*0.8" office:value-type="currency" office:currency="EUR" office:value="0" calcext:value-type="currency">
            <text:p>0,00 €</text:p>
          </table:table-cell>
          <table:table-cell table:formula="of:=[.AK61]*0.8" office:value-type="currency" office:currency="EUR" office:value="0" calcext:value-type="currency">
            <text:p>0,00 €</text:p>
          </table:table-cell>
          <table:table-cell table:formula="of:=[.AL6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S61]*[.C61]" office:value-type="currency" office:currency="EUR" office:value="0" calcext:value-type="currency">
            <text:p>0,00 €</text:p>
          </table:table-cell>
          <table:table-cell table:formula="of:=[.AT61]*1.2" office:value-type="currency" office:currency="EUR" office:value="0" calcext:value-type="currency">
            <text:p>0,00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 office:value-type="string" calcext:value-type="string">
            <text:p>Cache-moineaux Douglas (15mm)</text:p>
          </table:table-cell>
          <table:table-cell table:style-name="ce12"/>
          <table:table-cell table:style-name="ce12" table:formula="of:=ROUNDUP(1.1*([$'Parements extérieurs'.D81]+[$'Parements extérieurs'.D82]+[$'Parements extérieurs'.D83]+[$'Parements extérieurs'.D84]+[$'Parements extérieurs'.D85]+[$'Parements extérieurs'.D87]+[$'Parements extérieurs'.D88]+[$'Parements extérieurs'.D89]))" office:value-type="float" office:value="77" calcext:value-type="float">
            <text:p>77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4"/>
          <table:table-cell office:value-type="string" calcext:value-type="string">
            <text:p>29 x 180, 31 x 160, 23 x 140</text:p>
          </table:table-cell>
          <table:table-cell office:value-type="string" calcext:value-type="string">
            <text:p>3x220x2500, 10x200x2500, 8x120x2500, 2x180x2500, 35x180x2000, 51x140x2000</text:p>
          </table:table-cell>
          <table:table-cell office:value-type="string" calcext:value-type="string">
            <text:p>2x200x2500, 1x200x3000</text:p>
          </table:table-cell>
          <table:table-cell/>
          <table:table-cell office:value-type="string" calcext:value-type="string">
            <text:p>3x80x2300, 2x90x2300, 4x140x2500</text:p>
          </table:table-cell>
          <table:table-cell table:number-columns-repeated="3"/>
          <table:table-cell office:value-type="currency" office:currency="EUR" office:value="6.75" calcext:value-type="currency">
            <text:p>6,75 €</text:p>
          </table:table-cell>
          <table:table-cell table:formula="of:=[.C62]*[.AB62]" office:value-type="currency" office:currency="EUR" office:value="519.75" calcext:value-type="currency">
            <text:p>519,75 €</text:p>
          </table:table-cell>
          <table:table-cell table:formula="of:=[.AC62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AJ62]*[.C62]" office:value-type="currency" office:currency="EUR" office:value="0" calcext:value-type="currency">
            <text:p>0,00 €</text:p>
          </table:table-cell>
          <table:table-cell table:formula="of:=[.AK62]*1.2" office:value-type="currency" office:currency="EUR" office:value="0" calcext:value-type="currency">
            <text:p>0,00 €</text:p>
          </table:table-cell>
          <table:table-cell/>
          <table:table-cell table:formula="of:=[.AJ62]*0.8" office:value-type="currency" office:currency="EUR" office:value="0" calcext:value-type="currency">
            <text:p>0,00 €</text:p>
          </table:table-cell>
          <table:table-cell table:formula="of:=[.AK62]*0.8" office:value-type="currency" office:currency="EUR" office:value="0" calcext:value-type="currency">
            <text:p>0,00 €</text:p>
          </table:table-cell>
          <table:table-cell table:formula="of:=[.AL62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39" table:formula="of:=2.03/3" office:value-type="currency" office:currency="EUR" office:value="0.676666666666667" calcext:value-type="currency">
            <text:p>0,68 €</text:p>
          </table:table-cell>
          <table:table-cell table:style-name="ce39" table:formula="of:=[.AS62]*[.C62]" office:value-type="currency" office:currency="EUR" office:value="52.1033333333334" calcext:value-type="currency">
            <text:p>52,10 €</text:p>
          </table:table-cell>
          <table:table-cell table:style-name="ce39" table:formula="of:=[.AT62]*1.2" office:value-type="currency" office:currency="EUR" office:value="62.524" calcext:value-type="currency">
            <text:p>62,52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3"/>
          <table:table-cell table:formula="of:=[.C63]*[.AB63]" office:value-type="currency" office:currency="EUR" office:value="0" calcext:value-type="currency">
            <text:p>0,00 €</text:p>
          </table:table-cell>
          <table:table-cell table:formula="of:=[.AC63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J63]*[.C63]" office:value-type="currency" office:currency="EUR" office:value="0" calcext:value-type="currency">
            <text:p>0,00 €</text:p>
          </table:table-cell>
          <table:table-cell table:formula="of:=[.AK63]*1.2" office:value-type="currency" office:currency="EUR" office:value="0" calcext:value-type="currency">
            <text:p>0,00 €</text:p>
          </table:table-cell>
          <table:table-cell/>
          <table:table-cell table:formula="of:=[.AJ63]*0.8" office:value-type="currency" office:currency="EUR" office:value="0" calcext:value-type="currency">
            <text:p>0,00 €</text:p>
          </table:table-cell>
          <table:table-cell table:formula="of:=[.AK63]*0.8" office:value-type="currency" office:currency="EUR" office:value="0" calcext:value-type="currency">
            <text:p>0,00 €</text:p>
          </table:table-cell>
          <table:table-cell table:formula="of:=[.AL6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S63]*[.C63]" office:value-type="currency" office:currency="EUR" office:value="0" calcext:value-type="currency">
            <text:p>0,00 €</text:p>
          </table:table-cell>
          <table:table-cell table:formula="of:=[.AT63]*1.2" office:value-type="currency" office:currency="EUR" office:value="0" calcext:value-type="currency">
            <text:p>0,00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22" office:value-type="string" calcext:value-type="string">
            <text:p>X Poteaux Douglas Hors Aubier</text:p>
          </table:table-cell>
          <table:table-cell table:style-name="ce22" office:value-type="string" calcext:value-type="string">
            <text:p>10x10x3000</text:p>
          </table:table-cell>
          <table:table-cell table:style-name="ce22" table:formula="of:=[$Casquette.C4]" office:value-type="float" office:value="3" calcext:value-type="float">
            <text:p>3</text:p>
          </table:table-cell>
          <table:table-cell table:style-name="ce22" office:value-type="string" calcext:value-type="string">
            <text:p>u</text:p>
          </table:table-cell>
          <table:table-cell table:style-name="ce22" office:value-type="float" office:value="3" calcext:value-type="float">
            <text:p>3</text:p>
          </table:table-cell>
          <table:table-cell table:style-name="ce21" office:value-type="string" calcext:value-type="string">
            <text:p>Pergola</text:p>
          </table:table-cell>
          <table:table-cell table:number-columns-repeated="20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64]*[.AB64]*3" office:value-type="currency" office:currency="EUR" office:value="40.5" calcext:value-type="currency">
            <text:p>40,50 €</text:p>
          </table:table-cell>
          <table:table-cell table:formula="of:=[.AC64]*1.2" office:value-type="currency" office:currency="EUR" office:value="48.6" calcext:value-type="currency">
            <text:p>48,60 €</text:p>
          </table:table-cell>
          <table:table-cell table:style-name="ce39" table:formula="of:=[.AA4]*0.1*0.1*3" office:value-type="currency" office:currency="EUR" office:value="12" calcext:value-type="currency">
            <text:p>12,00 €</text:p>
          </table:table-cell>
          <table:table-cell table:style-name="ce39" table:formula="of:=[.C64]*[.AE64]" office:value-type="currency" office:currency="EUR" office:value="36" calcext:value-type="currency">
            <text:p>36,00 €</text:p>
          </table:table-cell>
          <table:table-cell table:style-name="ce39" table:formula="of:=[.AF64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AI4]*0.1*0.1*3" office:value-type="currency" office:currency="EUR" office:value="17.3748" calcext:value-type="currency">
            <text:p>17,37 €</text:p>
          </table:table-cell>
          <table:table-cell table:formula="of:=[.AJ64]*[.C64]" office:value-type="currency" office:currency="EUR" office:value="52.1244" calcext:value-type="currency">
            <text:p>52,12 €</text:p>
          </table:table-cell>
          <table:table-cell table:formula="of:=[.AK64]*1.2" office:value-type="currency" office:currency="EUR" office:value="62.54928" calcext:value-type="currency">
            <text:p>62,55 €</text:p>
          </table:table-cell>
          <table:table-cell/>
          <table:table-cell table:style-name="ce39" table:formula="of:=[.AJ64]*0.8" office:value-type="currency" office:currency="EUR" office:value="13.89984" calcext:value-type="currency">
            <text:p>13,90 €</text:p>
          </table:table-cell>
          <table:table-cell table:style-name="ce39" table:formula="of:=[.AK64]*0.8" office:value-type="currency" office:currency="EUR" office:value="41.69952" calcext:value-type="currency">
            <text:p>41,70 €</text:p>
          </table:table-cell>
          <table:table-cell table:style-name="ce39" table:formula="of:=[.AL64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S64]*[.C64]" office:value-type="currency" office:currency="EUR" office:value="45" calcext:value-type="currency">
            <text:p>45,00 €</text:p>
          </table:table-cell>
          <table:table-cell table:formula="of:=[.AT64]*1.2" office:value-type="currency" office:currency="EUR" office:value="54" calcext:value-type="currency">
            <text:p>54,00 €</text:p>
          </table:table-cell>
          <table:table-cell table:style-name="ce39" table:formula="of:=3*2.44*10/8" office:value-type="currency" office:currency="EUR" office:value="9.15" calcext:value-type="currency">
            <text:p>9,15 €</text:p>
          </table:table-cell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3"/>
          <table:table-cell table:formula="of:=[.C65]*[.AB65]" office:value-type="currency" office:currency="EUR" office:value="0" calcext:value-type="currency">
            <text:p>0,00 €</text:p>
          </table:table-cell>
          <table:table-cell table:formula="of:=[.AC65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J65]*[.C65]" office:value-type="currency" office:currency="EUR" office:value="0" calcext:value-type="currency">
            <text:p>0,00 €</text:p>
          </table:table-cell>
          <table:table-cell table:formula="of:=[.AK65]*1.2" office:value-type="currency" office:currency="EUR" office:value="0" calcext:value-type="currency">
            <text:p>0,00 €</text:p>
          </table:table-cell>
          <table:table-cell/>
          <table:table-cell table:formula="of:=[.AJ65]*0.8" office:value-type="currency" office:currency="EUR" office:value="0" calcext:value-type="currency">
            <text:p>0,00 €</text:p>
          </table:table-cell>
          <table:table-cell table:formula="of:=[.AK65]*0.8" office:value-type="currency" office:currency="EUR" office:value="0" calcext:value-type="currency">
            <text:p>0,00 €</text:p>
          </table:table-cell>
          <table:table-cell table:formula="of:=[.AL6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S65]*[.C65]" office:value-type="currency" office:currency="EUR" office:value="0" calcext:value-type="currency">
            <text:p>0,00 €</text:p>
          </table:table-cell>
          <table:table-cell table:formula="of:=[.AT65]*1.2" office:value-type="currency" office:currency="EUR" office:value="0" calcext:value-type="currency">
            <text:p>0,00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 office:value-type="string" calcext:value-type="string">
            <text:p>Liens Douglas Hors Aubier</text:p>
          </table:table-cell>
          <table:table-cell table:style-name="ce12" table:number-columns-repeated="4"/>
          <table:table-cell table:number-columns-repeated="22"/>
          <table:table-cell office:value-type="currency" office:currency="EUR" office:value="2.1" calcext:value-type="currency">
            <text:p>2,10 €</text:p>
          </table:table-cell>
          <table:table-cell table:formula="of:=[.C66]*[.AB66]" office:value-type="currency" office:currency="EUR" office:value="0" calcext:value-type="currency">
            <text:p>0,00 €</text:p>
          </table:table-cell>
          <table:table-cell table:formula="of:=[.AC66]*1.2" office:value-type="currency" office:currency="EUR" office:value="0" calcext:value-type="currency">
            <text:p>0,00 €</text:p>
          </table:table-cell>
          <table:table-cell table:style-name="ce39" table:formula="of:=[.AA$4]*0.03*0.15" office:value-type="currency" office:currency="EUR" office:value="1.8" calcext:value-type="currency">
            <text:p>1,80 €</text:p>
          </table:table-cell>
          <table:table-cell table:style-name="ce39" table:formula="of:=[.C66]*[.AE66]" office:value-type="currency" office:currency="EUR" office:value="0" calcext:value-type="currency">
            <text:p>0,00 €</text:p>
          </table:table-cell>
          <table:table-cell table:style-name="ce39" table:formula="of:=[.AF66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I$4]*0.03*0.15" office:value-type="currency" office:currency="EUR" office:value="2.60622" calcext:value-type="currency">
            <text:p>2,61 €</text:p>
          </table:table-cell>
          <table:table-cell table:formula="of:=[.AJ66]*[.C66]" office:value-type="currency" office:currency="EUR" office:value="0" calcext:value-type="currency">
            <text:p>0,00 €</text:p>
          </table:table-cell>
          <table:table-cell table:formula="of:=[.AK66]*1.2" office:value-type="currency" office:currency="EUR" office:value="0" calcext:value-type="currency">
            <text:p>0,00 €</text:p>
          </table:table-cell>
          <table:table-cell/>
          <table:table-cell table:formula="of:=[.AJ66]*0.8" office:value-type="currency" office:currency="EUR" office:value="2.084976" calcext:value-type="currency">
            <text:p>2,08 €</text:p>
          </table:table-cell>
          <table:table-cell table:formula="of:=[.AK66]*0.8" office:value-type="currency" office:currency="EUR" office:value="0" calcext:value-type="currency">
            <text:p>0,00 €</text:p>
          </table:table-cell>
          <table:table-cell table:formula="of:=[.AL66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S66]*[.C66]" office:value-type="currency" office:currency="EUR" office:value="0" calcext:value-type="currency">
            <text:p>0,00 €</text:p>
          </table:table-cell>
          <table:table-cell table:formula="of:=[.AT66]*1.2" office:value-type="currency" office:currency="EUR" office:value="0" calcext:value-type="currency">
            <text:p>0,00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2500</text:p>
          </table:table-cell>
          <table:table-cell table:style-name="ce22" table:formula="of:=[Casquette.C22]" office:value-type="float" office:value="8" calcext:value-type="float">
            <text:p>8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67]/2.5)" office:value-type="float" office:value="4" calcext:value-type="float">
            <text:p>4</text:p>
          </table:table-cell>
          <table:table-cell table:style-name="ce21" office:value-type="string" calcext:value-type="string">
            <text:p>Pergola</text:p>
          </table:table-cell>
          <table:table-cell table:number-columns-repeated="24"/>
          <table:table-cell table:style-name="ce39" table:number-columns-repeated="3"/>
          <table:table-cell table:number-columns-repeated="14"/>
          <table:table-cell table:style-name="ce20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3"/>
          <table:table-cell table:formula="of:=[.C68]*[.AB68]" office:value-type="currency" office:currency="EUR" office:value="0" calcext:value-type="currency">
            <text:p>0,00 €</text:p>
          </table:table-cell>
          <table:table-cell table:formula="of:=[.AC6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J68]*[.C68]" office:value-type="currency" office:currency="EUR" office:value="0" calcext:value-type="currency">
            <text:p>0,00 €</text:p>
          </table:table-cell>
          <table:table-cell table:formula="of:=[.AK68]*1.2" office:value-type="currency" office:currency="EUR" office:value="0" calcext:value-type="currency">
            <text:p>0,00 €</text:p>
          </table:table-cell>
          <table:table-cell/>
          <table:table-cell table:formula="of:=[.AJ68]*0.8" office:value-type="currency" office:currency="EUR" office:value="0" calcext:value-type="currency">
            <text:p>0,00 €</text:p>
          </table:table-cell>
          <table:table-cell table:formula="of:=[.AK68]*0.8" office:value-type="currency" office:currency="EUR" office:value="0" calcext:value-type="currency">
            <text:p>0,00 €</text:p>
          </table:table-cell>
          <table:table-cell table:formula="of:=[.AL6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S68]*[.C68]" office:value-type="currency" office:currency="EUR" office:value="0" calcext:value-type="currency">
            <text:p>0,00 €</text:p>
          </table:table-cell>
          <table:table-cell table:formula="of:=[.AT68]*1.2" office:value-type="currency" office:currency="EUR" office:value="0" calcext:value-type="currency">
            <text:p>0,00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22" office:value-type="string" calcext:value-type="string">
            <text:p>X Solives Hors Aubier</text:p>
          </table:table-cell>
          <table:table-cell table:style-name="ce22" office:value-type="string" calcext:value-type="string">
            <text:p>30x150x3200</text:p>
          </table:table-cell>
          <table:table-cell table:style-name="ce22" table:formula="of:=[$Casquette.C7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69]/3.2)" office:value-type="float" office:value="12" calcext:value-type="float">
            <text:p>12</text:p>
          </table:table-cell>
          <table:table-cell table:style-name="ce21"/>
          <table:table-cell table:number-columns-repeated="21"/>
          <table:table-cell office:value-type="currency" office:currency="EUR" office:value="2.1" calcext:value-type="currency">
            <text:p>2,10 €</text:p>
          </table:table-cell>
          <table:table-cell table:formula="of:=[.C69]*[.AB69]" office:value-type="currency" office:currency="EUR" office:value="75.6" calcext:value-type="currency">
            <text:p>75,60 €</text:p>
          </table:table-cell>
          <table:table-cell table:formula="of:=[.AC69]*1.2" office:value-type="currency" office:currency="EUR" office:value="90.72" calcext:value-type="currency">
            <text:p>90,72 €</text:p>
          </table:table-cell>
          <table:table-cell table:style-name="ce39" table:formula="of:=[.AA$4]*0.03*0.15" office:value-type="currency" office:currency="EUR" office:value="1.8" calcext:value-type="currency">
            <text:p>1,80 €</text:p>
          </table:table-cell>
          <table:table-cell table:style-name="ce39" table:formula="of:=[.C69]*[.AE69]" office:value-type="currency" office:currency="EUR" office:value="64.8" calcext:value-type="currency">
            <text:p>64,80 €</text:p>
          </table:table-cell>
          <table:table-cell table:style-name="ce39" table:formula="of:=[.AF69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AI$4]*0.03*0.15" office:value-type="currency" office:currency="EUR" office:value="2.60622" calcext:value-type="currency">
            <text:p>2,61 €</text:p>
          </table:table-cell>
          <table:table-cell table:formula="of:=[.AJ69]*[.C69]" office:value-type="currency" office:currency="EUR" office:value="93.82392" calcext:value-type="currency">
            <text:p>93,82 €</text:p>
          </table:table-cell>
          <table:table-cell table:formula="of:=[.AK69]*1.2" office:value-type="currency" office:currency="EUR" office:value="112.588704" calcext:value-type="currency">
            <text:p>112,59 €</text:p>
          </table:table-cell>
          <table:table-cell/>
          <table:table-cell table:formula="of:=[.AJ69]*0.8" office:value-type="currency" office:currency="EUR" office:value="2.084976" calcext:value-type="currency">
            <text:p>2,08 €</text:p>
          </table:table-cell>
          <table:table-cell table:formula="of:=[.AK69]*0.8" office:value-type="currency" office:currency="EUR" office:value="75.059136" calcext:value-type="currency">
            <text:p>75,06 €</text:p>
          </table:table-cell>
          <table:table-cell table:formula="of:=[.AL69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S69]*[.C69]" office:value-type="currency" office:currency="EUR" office:value="94.0114285714285" calcext:value-type="currency">
            <text:p>94,01 €</text:p>
          </table:table-cell>
          <table:table-cell table:formula="of:=[.AT69]*1.2" office:value-type="currency" office:currency="EUR" office:value="112.813714285714" calcext:value-type="currency">
            <text:p>112,81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/>
          <table:table-cell table:style-name="ce22" office:value-type="string" calcext:value-type="string">
            <text:p>30x150x2200</text:p>
          </table:table-cell>
          <table:table-cell table:style-name="ce22" table:formula="of:=[Casquette.C19]" office:value-type="float" office:value="19.152" calcext:value-type="float">
            <text:p>19,15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0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18"/>
          <table:table-cell office:value-type="currency" office:currency="EUR" office:value="2.1" calcext:value-type="currency">
            <text:p>2,10 €</text:p>
          </table:table-cell>
          <table:table-cell table:formula="of:=[.C70]*[.AB70]" office:value-type="currency" office:currency="EUR" office:value="40.2192" calcext:value-type="currency">
            <text:p>40,22 €</text:p>
          </table:table-cell>
          <table:table-cell table:formula="of:=[.AC70]*1.2" office:value-type="currency" office:currency="EUR" office:value="48.26304" calcext:value-type="currency">
            <text:p>48,26 €</text:p>
          </table:table-cell>
          <table:table-cell table:style-name="ce39" table:formula="of:=[.AA$4]*0.03*0.15" office:value-type="currency" office:currency="EUR" office:value="1.8" calcext:value-type="currency">
            <text:p>1,80 €</text:p>
          </table:table-cell>
          <table:table-cell table:style-name="ce39" table:formula="of:=[.C70]*[.AE70]" office:value-type="currency" office:currency="EUR" office:value="34.4736" calcext:value-type="currency">
            <text:p>34,47 €</text:p>
          </table:table-cell>
          <table:table-cell table:style-name="ce39" table:formula="of:=[.AF70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AI$4]*0.03*0.15" office:value-type="currency" office:currency="EUR" office:value="2.60622" calcext:value-type="currency">
            <text:p>2,61 €</text:p>
          </table:table-cell>
          <table:table-cell table:formula="of:=[.AJ70]*[.C70]" office:value-type="currency" office:currency="EUR" office:value="49.91432544" calcext:value-type="currency">
            <text:p>49,91 €</text:p>
          </table:table-cell>
          <table:table-cell table:formula="of:=[.AK70]*1.2" office:value-type="currency" office:currency="EUR" office:value="59.897190528" calcext:value-type="currency">
            <text:p>59,90 €</text:p>
          </table:table-cell>
          <table:table-cell/>
          <table:table-cell table:formula="of:=[.AJ70]*0.8" office:value-type="currency" office:currency="EUR" office:value="2.084976" calcext:value-type="currency">
            <text:p>2,08 €</text:p>
          </table:table-cell>
          <table:table-cell table:formula="of:=[.AK70]*0.8" office:value-type="currency" office:currency="EUR" office:value="39.931460352" calcext:value-type="currency">
            <text:p>39,93 €</text:p>
          </table:table-cell>
          <table:table-cell table:formula="of:=[.AL70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S70]*[.C70]" office:value-type="currency" office:currency="EUR" office:value="49.98672" calcext:value-type="currency">
            <text:p>49,99 €</text:p>
          </table:table-cell>
          <table:table-cell table:formula="of:=[.AT70]*1.2" office:value-type="currency" office:currency="EUR" office:value="59.984064" calcext:value-type="currency">
            <text:p>59,98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2"/>
          <table:table-cell office:value-type="currency" office:currency="EUR" office:value="2.1" calcext:value-type="currency">
            <text:p>2,10 €</text:p>
          </table:table-cell>
          <table:table-cell table:formula="of:=[.C71]*[.AB71]" office:value-type="currency" office:currency="EUR" office:value="0" calcext:value-type="currency">
            <text:p>0,00 €</text:p>
          </table:table-cell>
          <table:table-cell table:formula="of:=[.AC71]*1.2" office:value-type="currency" office:currency="EUR" office:value="0" calcext:value-type="currency">
            <text:p>0,00 €</text:p>
          </table:table-cell>
          <table:table-cell table:style-name="ce39" table:formula="of:=[.AA$4]*0.03*0.15" office:value-type="currency" office:currency="EUR" office:value="1.8" calcext:value-type="currency">
            <text:p>1,80 €</text:p>
          </table:table-cell>
          <table:table-cell table:style-name="ce39" table:formula="of:=[.C71]*[.AE71]" office:value-type="currency" office:currency="EUR" office:value="0" calcext:value-type="currency">
            <text:p>0,00 €</text:p>
          </table:table-cell>
          <table:table-cell table:style-name="ce39" table:formula="of:=[.AF71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I$4]*0.03*0.15" office:value-type="currency" office:currency="EUR" office:value="2.60622" calcext:value-type="currency">
            <text:p>2,61 €</text:p>
          </table:table-cell>
          <table:table-cell table:formula="of:=[.AJ71]*[.C71]" office:value-type="currency" office:currency="EUR" office:value="0" calcext:value-type="currency">
            <text:p>0,00 €</text:p>
          </table:table-cell>
          <table:table-cell table:formula="of:=[.AK71]*1.2" office:value-type="currency" office:currency="EUR" office:value="0" calcext:value-type="currency">
            <text:p>0,00 €</text:p>
          </table:table-cell>
          <table:table-cell/>
          <table:table-cell table:formula="of:=[.AJ71]*0.8" office:value-type="currency" office:currency="EUR" office:value="2.084976" calcext:value-type="currency">
            <text:p>2,08 €</text:p>
          </table:table-cell>
          <table:table-cell table:formula="of:=[.AK71]*0.8" office:value-type="currency" office:currency="EUR" office:value="0" calcext:value-type="currency">
            <text:p>0,00 €</text:p>
          </table:table-cell>
          <table:table-cell table:formula="of:=[.AL7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S71]*[.C71]" office:value-type="currency" office:currency="EUR" office:value="0" calcext:value-type="currency">
            <text:p>0,00 €</text:p>
          </table:table-cell>
          <table:table-cell table:formula="of:=[.AT71]*1.2" office:value-type="currency" office:currency="EUR" office:value="0" calcext:value-type="currency">
            <text:p>0,00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3"/>
          <table:table-cell table:formula="of:=[.C72]*[.AB72]" office:value-type="currency" office:currency="EUR" office:value="0" calcext:value-type="currency">
            <text:p>0,00 €</text:p>
          </table:table-cell>
          <table:table-cell table:formula="of:=[.AC7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J72]*[.C72]" office:value-type="currency" office:currency="EUR" office:value="0" calcext:value-type="currency">
            <text:p>0,00 €</text:p>
          </table:table-cell>
          <table:table-cell table:formula="of:=[.AK72]*1.2" office:value-type="currency" office:currency="EUR" office:value="0" calcext:value-type="currency">
            <text:p>0,00 €</text:p>
          </table:table-cell>
          <table:table-cell/>
          <table:table-cell table:formula="of:=[.AJ72]*0.8" office:value-type="currency" office:currency="EUR" office:value="0" calcext:value-type="currency">
            <text:p>0,00 €</text:p>
          </table:table-cell>
          <table:table-cell table:formula="of:=[.AK72]*0.8" office:value-type="currency" office:currency="EUR" office:value="0" calcext:value-type="currency">
            <text:p>0,00 €</text:p>
          </table:table-cell>
          <table:table-cell table:formula="of:=[.AL7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S72]*[.C72]" office:value-type="currency" office:currency="EUR" office:value="0" calcext:value-type="currency">
            <text:p>0,00 €</text:p>
          </table:table-cell>
          <table:table-cell table:formula="of:=[.AT72]*1.2" office:value-type="currency" office:currency="EUR" office:value="0" calcext:value-type="currency">
            <text:p>0,00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/>
          <table:table-cell table:style-name="ce12" office:value-type="string" calcext:value-type="string">
            <text:p>50x150x2000</text:p>
          </table:table-cell>
          <table:table-cell table:style-name="ce12" table:formula="of:=[$Casquette.C8]+[$Casquette.C15]+[$Carport.P21]" office:value-type="float" office:value="46" calcext:value-type="float">
            <text:p>46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73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16"/>
          <table:table-cell office:value-type="currency" office:currency="EUR" office:value="3.4" calcext:value-type="currency">
            <text:p>3,40 €</text:p>
          </table:table-cell>
          <table:table-cell table:formula="of:=[.C73]*[.AB73]" office:value-type="currency" office:currency="EUR" office:value="156.4" calcext:value-type="currency">
            <text:p>156,40 €</text:p>
          </table:table-cell>
          <table:table-cell table:formula="of:=[.AC73]*1.2" office:value-type="currency" office:currency="EUR" office:value="187.68" calcext:value-type="currency">
            <text:p>187,68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3]*[.AE73]" office:value-type="currency" office:currency="EUR" office:value="138" calcext:value-type="currency">
            <text:p>138,00 €</text:p>
          </table:table-cell>
          <table:table-cell table:style-name="ce39" table:formula="of:=[.AF73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AI$4]*0.05*0.15" office:value-type="currency" office:currency="EUR" office:value="4.3437" calcext:value-type="currency">
            <text:p>4,34 €</text:p>
          </table:table-cell>
          <table:table-cell table:formula="of:=[.AJ73]*[.C73]" office:value-type="currency" office:currency="EUR" office:value="199.8102" calcext:value-type="currency">
            <text:p>199,81 €</text:p>
          </table:table-cell>
          <table:table-cell table:formula="of:=[.AK73]*1.2" office:value-type="currency" office:currency="EUR" office:value="239.77224" calcext:value-type="currency">
            <text:p>239,77 €</text:p>
          </table:table-cell>
          <table:table-cell/>
          <table:table-cell table:formula="of:=[.AJ73]*0.8" office:value-type="currency" office:currency="EUR" office:value="3.47496" calcext:value-type="currency">
            <text:p>3,47 €</text:p>
          </table:table-cell>
          <table:table-cell table:formula="of:=[.AK73]*0.8" office:value-type="currency" office:currency="EUR" office:value="159.84816" calcext:value-type="currency">
            <text:p>159,85 €</text:p>
          </table:table-cell>
          <table:table-cell table:formula="of:=[.AL73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S73]*[.C73]" office:value-type="currency" office:currency="EUR" office:value="172.5" calcext:value-type="currency">
            <text:p>172,50 €</text:p>
          </table:table-cell>
          <table:table-cell table:formula="of:=[.AT73]*1.2" office:value-type="currency" office:currency="EUR" office:value="207" calcext:value-type="currency">
            <text:p>207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16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5" office:value-type="string" calcext:value-type="string">
            <text:p>50x150x2500</text:p>
          </table:table-cell>
          <table:table-cell table:style-name="ce25" table:formula="of:=[$Carport.P13]*2.5+[Casquette.C18]" office:value-type="float" office:value="51.5" calcext:value-type="float">
            <text:p>51,5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ROUNDUP([.C74]/2.5)" office:value-type="float" office:value="21" calcext:value-type="float">
            <text:p>21</text:p>
          </table:table-cell>
          <table:table-cell table:style-name="ce32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17"/>
          <table:table-cell office:value-type="currency" office:currency="EUR" office:value="3.4" calcext:value-type="currency">
            <text:p>3,40 €</text:p>
          </table:table-cell>
          <table:table-cell table:formula="of:=[.C74]*[.AB74]" office:value-type="currency" office:currency="EUR" office:value="175.1" calcext:value-type="currency">
            <text:p>175,10 €</text:p>
          </table:table-cell>
          <table:table-cell table:formula="of:=[.AC74]*1.2" office:value-type="currency" office:currency="EUR" office:value="210.12" calcext:value-type="currency">
            <text:p>210,12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4]*[.AE74]" office:value-type="currency" office:currency="EUR" office:value="154.5" calcext:value-type="currency">
            <text:p>154,50 €</text:p>
          </table:table-cell>
          <table:table-cell table:style-name="ce39" table:formula="of:=[.AF74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AI$4]*0.05*0.15" office:value-type="currency" office:currency="EUR" office:value="4.3437" calcext:value-type="currency">
            <text:p>4,34 €</text:p>
          </table:table-cell>
          <table:table-cell table:formula="of:=[.AJ74]*[.C74]" office:value-type="currency" office:currency="EUR" office:value="223.70055" calcext:value-type="currency">
            <text:p>223,70 €</text:p>
          </table:table-cell>
          <table:table-cell table:formula="of:=[.AK74]*1.2" office:value-type="currency" office:currency="EUR" office:value="268.44066" calcext:value-type="currency">
            <text:p>268,44 €</text:p>
          </table:table-cell>
          <table:table-cell/>
          <table:table-cell table:formula="of:=[.AJ74]*0.8" office:value-type="currency" office:currency="EUR" office:value="3.47496" calcext:value-type="currency">
            <text:p>3,47 €</text:p>
          </table:table-cell>
          <table:table-cell table:formula="of:=[.AK74]*0.8" office:value-type="currency" office:currency="EUR" office:value="178.96044" calcext:value-type="currency">
            <text:p>178,96 €</text:p>
          </table:table-cell>
          <table:table-cell table:formula="of:=[.AL74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S74]*[.C74]" office:value-type="currency" office:currency="EUR" office:value="193.228" calcext:value-type="currency">
            <text:p>193,23 €</text:p>
          </table:table-cell>
          <table:table-cell table:formula="of:=[.AT74]*1.2" office:value-type="currency" office:currency="EUR" office:value="231.8736" calcext:value-type="currency">
            <text:p>231,87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16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2600</text:p>
          </table:table-cell>
          <table:table-cell table:style-name="ce22" table:formula="of:=[$Casquette.C9]+[$Casquette.C12]" office:value-type="float" office:value="32" calcext:value-type="float">
            <text:p>3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5]/2.6)" office:value-type="float" office:value="13" calcext:value-type="float">
            <text:p>13</text:p>
          </table:table-cell>
          <table:table-cell table:style-name="ce21" office:value-type="string" calcext:value-type="string">
            <text:p>Casquette</text:p>
          </table:table-cell>
          <table:table-cell table:number-columns-repeated="21"/>
          <table:table-cell office:value-type="currency" office:currency="EUR" office:value="3.4" calcext:value-type="currency">
            <text:p>3,40 €</text:p>
          </table:table-cell>
          <table:table-cell table:formula="of:=[.C75]*[.AB75]" office:value-type="currency" office:currency="EUR" office:value="108.8" calcext:value-type="currency">
            <text:p>108,80 €</text:p>
          </table:table-cell>
          <table:table-cell table:formula="of:=[.AC75]*1.2" office:value-type="currency" office:currency="EUR" office:value="130.56" calcext:value-type="currency">
            <text:p>130,56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5]*[.AE75]" office:value-type="currency" office:currency="EUR" office:value="96" calcext:value-type="currency">
            <text:p>96,00 €</text:p>
          </table:table-cell>
          <table:table-cell table:style-name="ce39" table:formula="of:=[.AF75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I$4]*0.05*0.15" office:value-type="currency" office:currency="EUR" office:value="4.3437" calcext:value-type="currency">
            <text:p>4,34 €</text:p>
          </table:table-cell>
          <table:table-cell table:formula="of:=[.AJ75]*[.C75]" office:value-type="currency" office:currency="EUR" office:value="138.9984" calcext:value-type="currency">
            <text:p>139,00 €</text:p>
          </table:table-cell>
          <table:table-cell table:formula="of:=[.AK75]*1.2" office:value-type="currency" office:currency="EUR" office:value="166.79808" calcext:value-type="currency">
            <text:p>166,80 €</text:p>
          </table:table-cell>
          <table:table-cell/>
          <table:table-cell table:formula="of:=[.AJ75]*0.8" office:value-type="currency" office:currency="EUR" office:value="3.47496" calcext:value-type="currency">
            <text:p>3,47 €</text:p>
          </table:table-cell>
          <table:table-cell table:formula="of:=[.AK75]*0.8" office:value-type="currency" office:currency="EUR" office:value="111.19872" calcext:value-type="currency">
            <text:p>111,20 €</text:p>
          </table:table-cell>
          <table:table-cell table:formula="of:=[.AL75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S75]*[.C75]" office:value-type="currency" office:currency="EUR" office:value="120" calcext:value-type="currency">
            <text:p>120,00 €</text:p>
          </table:table-cell>
          <table:table-cell table:formula="of:=[.AT75]*1.2" office:value-type="currency" office:currency="EUR" office:value="144" calcext:value-type="currency">
            <text:p>144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16"/>
        </table:table-row>
        <table:table-row table:style-name="ro1">
          <table:table-cell table:style-name="ce23"/>
          <table:table-cell table:style-name="ce23" office:value-type="string" calcext:value-type="string">
            <text:p>50x150x3500</text:p>
          </table:table-cell>
          <table:table-cell table:style-name="ce23" table:formula="of:=ROUNDUP([Carport.P9]*3.5+[Carport.P10]*3.5)" office:value-type="float" office:value="116" calcext:value-type="float">
            <text:p>116</text:p>
          </table:table-cell>
          <table:table-cell table:style-name="ce23" office:value-type="string" calcext:value-type="string">
            <text:p>ml</text:p>
          </table:table-cell>
          <table:table-cell table:style-name="ce23" table:formula="of:=ROUNDUP([.C76]/3.5)" office:value-type="float" office:value="34" calcext:value-type="float">
            <text:p>34</text:p>
          </table:table-cell>
          <table:table-cell table:style-name="ce32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13"/>
          <table:table-cell office:value-type="string" calcext:value-type="string">
            <text:p>18 x 3.88 x 5x15</text:p>
          </table:table-cell>
          <table:table-cell office:value-type="string" calcext:value-type="string">
            <text:p>7x 4 x 5x15 + 4 x 3.5 x5x15</text:p>
          </table:table-cell>
          <table:table-cell/>
          <table:table-cell office:value-type="currency" office:currency="EUR" office:value="3.4" calcext:value-type="currency">
            <text:p>3,40 €</text:p>
          </table:table-cell>
          <table:table-cell table:formula="of:=[.C76]*[.AB76]" office:value-type="currency" office:currency="EUR" office:value="394.4" calcext:value-type="currency">
            <text:p>394,40 €</text:p>
          </table:table-cell>
          <table:table-cell table:formula="of:=[.AC76]*1.2" office:value-type="currency" office:currency="EUR" office:value="473.28" calcext:value-type="currency">
            <text:p>473,28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6]*[.AE76]" office:value-type="currency" office:currency="EUR" office:value="348" calcext:value-type="currency">
            <text:p>348,00 €</text:p>
          </table:table-cell>
          <table:table-cell table:style-name="ce39" table:formula="of:=[.AF76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AI$4]*0.05*0.15" office:value-type="currency" office:currency="EUR" office:value="4.3437" calcext:value-type="currency">
            <text:p>4,34 €</text:p>
          </table:table-cell>
          <table:table-cell table:formula="of:=[.AJ76]*[.C76]" office:value-type="currency" office:currency="EUR" office:value="503.8692" calcext:value-type="currency">
            <text:p>503,87 €</text:p>
          </table:table-cell>
          <table:table-cell table:formula="of:=[.AK76]*1.2" office:value-type="currency" office:currency="EUR" office:value="604.64304" calcext:value-type="currency">
            <text:p>604,64 €</text:p>
          </table:table-cell>
          <table:table-cell/>
          <table:table-cell table:formula="of:=[.AJ76]*0.8" office:value-type="currency" office:currency="EUR" office:value="3.47496" calcext:value-type="currency">
            <text:p>3,47 €</text:p>
          </table:table-cell>
          <table:table-cell table:formula="of:=[.AK76]*0.8" office:value-type="currency" office:currency="EUR" office:value="403.09536" calcext:value-type="currency">
            <text:p>403,10 €</text:p>
          </table:table-cell>
          <table:table-cell table:formula="of:=[.AL76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S76]*[.C76]" office:value-type="currency" office:currency="EUR" office:value="435.165714285714" calcext:value-type="currency">
            <text:p>435,17 €</text:p>
          </table:table-cell>
          <table:table-cell table:formula="of:=[.AT76]*1.2" office:value-type="currency" office:currency="EUR" office:value="522.198857142857" calcext:value-type="currency">
            <text:p>522,2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16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4000</text:p>
          </table:table-cell>
          <table:table-cell table:style-name="ce22" table:formula="of:=[Casquette.C14]*4+[Casquette.C13]*4+[Carport.P11]*4" office:value-type="float" office:value="32" calcext:value-type="float">
            <text:p>3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77]/4" office:value-type="float" office:value="8" calcext:value-type="float">
            <text:p>8</text:p>
          </table:table-cell>
          <table:table-cell table:style-name="ce21" office:value-type="string" calcext:value-type="string">
            <text:p>Casquette + Solives débord carport</text:p>
          </table:table-cell>
          <table:table-cell table:number-columns-repeated="21"/>
          <table:table-cell office:value-type="currency" office:currency="EUR" office:value="3.4" calcext:value-type="currency">
            <text:p>3,40 €</text:p>
          </table:table-cell>
          <table:table-cell table:formula="of:=[.C77]*[.AB77]" office:value-type="currency" office:currency="EUR" office:value="108.8" calcext:value-type="currency">
            <text:p>108,80 €</text:p>
          </table:table-cell>
          <table:table-cell table:formula="of:=[.AC77]*1.2" office:value-type="currency" office:currency="EUR" office:value="130.56" calcext:value-type="currency">
            <text:p>130,56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7]*[.AE77]" office:value-type="currency" office:currency="EUR" office:value="96" calcext:value-type="currency">
            <text:p>96,00 €</text:p>
          </table:table-cell>
          <table:table-cell table:style-name="ce39" table:formula="of:=[.AF77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I$4]*0.05*0.15" office:value-type="currency" office:currency="EUR" office:value="4.3437" calcext:value-type="currency">
            <text:p>4,34 €</text:p>
          </table:table-cell>
          <table:table-cell table:formula="of:=[.AJ77]*[.C77]" office:value-type="currency" office:currency="EUR" office:value="138.9984" calcext:value-type="currency">
            <text:p>139,00 €</text:p>
          </table:table-cell>
          <table:table-cell table:formula="of:=[.AK77]*1.2" office:value-type="currency" office:currency="EUR" office:value="166.79808" calcext:value-type="currency">
            <text:p>166,80 €</text:p>
          </table:table-cell>
          <table:table-cell/>
          <table:table-cell table:formula="of:=[.AJ77]*0.8" office:value-type="currency" office:currency="EUR" office:value="3.47496" calcext:value-type="currency">
            <text:p>3,47 €</text:p>
          </table:table-cell>
          <table:table-cell table:formula="of:=[.AK77]*0.8" office:value-type="currency" office:currency="EUR" office:value="111.19872" calcext:value-type="currency">
            <text:p>111,20 €</text:p>
          </table:table-cell>
          <table:table-cell table:formula="of:=[.AL77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S77]*[.C77]" office:value-type="currency" office:currency="EUR" office:value="120" calcext:value-type="currency">
            <text:p>120,00 €</text:p>
          </table:table-cell>
          <table:table-cell table:formula="of:=[.AT77]*1.2" office:value-type="currency" office:currency="EUR" office:value="144" calcext:value-type="currency">
            <text:p>144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16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4100</text:p>
          </table:table-cell>
          <table:table-cell table:style-name="ce22" table:formula="of:=[Casquette.C16]" office:value-type="float" office:value="27" calcext:value-type="float">
            <text:p>27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8]/4.1)" office:value-type="float" office:value="7" calcext:value-type="float">
            <text:p>7</text:p>
          </table:table-cell>
          <table:table-cell table:style-name="ce21" office:value-type="string" calcext:value-type="string">
            <text:p>Casquette</text:p>
          </table:table-cell>
          <table:table-cell table:number-columns-repeated="21"/>
          <table:table-cell office:value-type="currency" office:currency="EUR" office:value="3.4" calcext:value-type="currency">
            <text:p>3,40 €</text:p>
          </table:table-cell>
          <table:table-cell table:formula="of:=[.C78]*[.AB78]" office:value-type="currency" office:currency="EUR" office:value="91.8" calcext:value-type="currency">
            <text:p>91,80 €</text:p>
          </table:table-cell>
          <table:table-cell table:formula="of:=[.AC78]*1.2" office:value-type="currency" office:currency="EUR" office:value="110.16" calcext:value-type="currency">
            <text:p>110,16 €</text:p>
          </table:table-cell>
          <table:table-cell table:style-name="ce39" table:number-columns-repeated="3"/>
          <table:table-cell table:number-columns-repeated="14"/>
          <table:table-cell table:style-name="ce39"/>
          <table:table-cell table:number-columns-repeated="16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5100</text:p>
          </table:table-cell>
          <table:table-cell table:style-name="ce22" table:formula="of:=[Casquette.C17]" office:value-type="float" office:value="5.1" calcext:value-type="float">
            <text:p>5,1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79]/5.1" office:value-type="float" office:value="1" calcext:value-type="float">
            <text:p>1</text:p>
          </table:table-cell>
          <table:table-cell table:style-name="ce21" office:value-type="string" calcext:value-type="string">
            <text:p>Casquette</text:p>
          </table:table-cell>
          <table:table-cell table:number-columns-repeated="21"/>
          <table:table-cell office:value-type="currency" office:currency="EUR" office:value="3.4" calcext:value-type="currency">
            <text:p>3,40 €</text:p>
          </table:table-cell>
          <table:table-cell table:formula="of:=[.C79]*[.AB79]" office:value-type="currency" office:currency="EUR" office:value="17.34" calcext:value-type="currency">
            <text:p>17,34 €</text:p>
          </table:table-cell>
          <table:table-cell table:formula="of:=[.AC79]*1.2" office:value-type="currency" office:currency="EUR" office:value="20.808" calcext:value-type="currency">
            <text:p>20,81 €</text:p>
          </table:table-cell>
          <table:table-cell table:style-name="ce39" table:number-columns-repeated="3"/>
          <table:table-cell table:number-columns-repeated="14"/>
          <table:table-cell table:style-name="ce39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3"/>
          <table:table-cell table:formula="of:=[.C80]*[.AB80]" office:value-type="currency" office:currency="EUR" office:value="0" calcext:value-type="currency">
            <text:p>0,00 €</text:p>
          </table:table-cell>
          <table:table-cell table:formula="of:=[.AC8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J80]*[.C80]" office:value-type="currency" office:currency="EUR" office:value="0" calcext:value-type="currency">
            <text:p>0,00 €</text:p>
          </table:table-cell>
          <table:table-cell table:formula="of:=[.AK80]*1.2" office:value-type="currency" office:currency="EUR" office:value="0" calcext:value-type="currency">
            <text:p>0,00 €</text:p>
          </table:table-cell>
          <table:table-cell/>
          <table:table-cell table:formula="of:=[.AJ80]*0.8" office:value-type="currency" office:currency="EUR" office:value="0" calcext:value-type="currency">
            <text:p>0,00 €</text:p>
          </table:table-cell>
          <table:table-cell table:formula="of:=[.AK80]*0.8" office:value-type="currency" office:currency="EUR" office:value="0" calcext:value-type="currency">
            <text:p>0,00 €</text:p>
          </table:table-cell>
          <table:table-cell table:formula="of:=[.AL8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S80]*[.C80]" office:value-type="currency" office:currency="EUR" office:value="0" calcext:value-type="currency">
            <text:p>0,00 €</text:p>
          </table:table-cell>
          <table:table-cell table:formula="of:=[.AT80]*1.2" office:value-type="currency" office:currency="EUR" office:value="0" calcext:value-type="currency">
            <text:p>0,00 €</text:p>
          </table:table-cell>
          <table:table-cell table:style-name="ce39"/>
          <table:table-cell table:number-columns-repeated="16"/>
        </table:table-row>
        <table:table-row table:style-name="ro1">
          <table:table-cell table:style-name="ce22" office:value-type="string" calcext:value-type="string">
            <text:p>X Murallières Douglas</text:p>
          </table:table-cell>
          <table:table-cell table:style-name="ce22" office:value-type="string" calcext:value-type="string">
            <text:p>55x75</text:p>
          </table:table-cell>
          <table:table-cell table:style-name="ce22" table:formula="of:=[$Casquette.C25]+[$Casquette.C26]" office:value-type="float" office:value="30" calcext:value-type="float">
            <text:p>30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21"/>
          <table:table-cell table:number-columns-repeated="21"/>
          <table:table-cell office:value-type="currency" office:currency="EUR" office:value="1.7" calcext:value-type="currency">
            <text:p>1,70 €</text:p>
          </table:table-cell>
          <table:table-cell table:formula="of:=[.C81]*[.AB81]" office:value-type="currency" office:currency="EUR" office:value="51" calcext:value-type="currency">
            <text:p>51,00 €</text:p>
          </table:table-cell>
          <table:table-cell table:formula="of:=[.AC81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AJ81]*[.C81]" office:value-type="currency" office:currency="EUR" office:value="0" calcext:value-type="currency">
            <text:p>0,00 €</text:p>
          </table:table-cell>
          <table:table-cell table:formula="of:=[.AK81]*1.2" office:value-type="currency" office:currency="EUR" office:value="0" calcext:value-type="currency">
            <text:p>0,00 €</text:p>
          </table:table-cell>
          <table:table-cell/>
          <table:table-cell table:formula="of:=[.AJ81]*0.8" office:value-type="currency" office:currency="EUR" office:value="0" calcext:value-type="currency">
            <text:p>0,00 €</text:p>
          </table:table-cell>
          <table:table-cell table:formula="of:=[.AK81]*0.8" office:value-type="currency" office:currency="EUR" office:value="0" calcext:value-type="currency">
            <text:p>0,00 €</text:p>
          </table:table-cell>
          <table:table-cell table:formula="of:=[.AL8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S81]*[.C81]" office:value-type="currency" office:currency="EUR" office:value="65.3000000000001" calcext:value-type="currency">
            <text:p>65,30 €</text:p>
          </table:table-cell>
          <table:table-cell table:formula="of:=[.AT81]*1.2" office:value-type="currency" office:currency="EUR" office:value="78.3600000000001" calcext:value-type="currency">
            <text:p>78,36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3"/>
          <table:table-cell table:formula="of:=[.C82]*[.AB82]" office:value-type="currency" office:currency="EUR" office:value="0" calcext:value-type="currency">
            <text:p>0,00 €</text:p>
          </table:table-cell>
          <table:table-cell table:formula="of:=[.AC8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J82]*[.C82]" office:value-type="currency" office:currency="EUR" office:value="0" calcext:value-type="currency">
            <text:p>0,00 €</text:p>
          </table:table-cell>
          <table:table-cell table:formula="of:=[.AK82]*1.2" office:value-type="currency" office:currency="EUR" office:value="0" calcext:value-type="currency">
            <text:p>0,00 €</text:p>
          </table:table-cell>
          <table:table-cell/>
          <table:table-cell table:formula="of:=[.AJ82]*0.8" office:value-type="currency" office:currency="EUR" office:value="0" calcext:value-type="currency">
            <text:p>0,00 €</text:p>
          </table:table-cell>
          <table:table-cell table:formula="of:=[.AK82]*0.8" office:value-type="currency" office:currency="EUR" office:value="0" calcext:value-type="currency">
            <text:p>0,00 €</text:p>
          </table:table-cell>
          <table:table-cell table:formula="of:=[.AL8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S82]*[.C82]" office:value-type="currency" office:currency="EUR" office:value="0" calcext:value-type="currency">
            <text:p>0,00 €</text:p>
          </table:table-cell>
          <table:table-cell table:formula="of:=[.AT82]*1.2" office:value-type="currency" office:currency="EUR" office:value="0" calcext:value-type="currency">
            <text:p>0,00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 office:value-type="string" calcext:value-type="string">
            <text:p>Voliges Brise Soleil Douglas Hors Aubier</text:p>
          </table:table-cell>
          <table:table-cell table:style-name="ce22" office:value-type="string" calcext:value-type="string">
            <text:p>25x150x2000</text:p>
          </table:table-cell>
          <table:table-cell table:style-name="ce22" table:formula="of:=[$Casquette.C29]" office:value-type="float" office:value="86" calcext:value-type="float">
            <text:p>86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21" table:number-columns-repeated="2"/>
          <table:table-cell table:style-name="ce21" office:value-type="string" calcext:value-type="string">
            <text:p>43x2m</text:p>
          </table:table-cell>
          <table:table-cell table:style-name="ce21" table:number-columns-repeated="18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3]*[.AB83]" office:value-type="currency" office:currency="EUR" office:value="146.2" calcext:value-type="currency">
            <text:p>146,20 €</text:p>
          </table:table-cell>
          <table:table-cell table:formula="of:=[.AC83]*1.2" office:value-type="currency" office:currency="EUR" office:value="175.44" calcext:value-type="currency">
            <text:p>175,44 €</text:p>
          </table:table-cell>
          <table:table-cell table:style-name="ce39" table:formula="of:=[.AA4]*0.025*0.15" office:value-type="currency" office:currency="EUR" office:value="1.5" calcext:value-type="currency">
            <text:p>1,50 €</text:p>
          </table:table-cell>
          <table:table-cell table:style-name="ce39" table:formula="of:=[.C83]*[.AE83]" office:value-type="currency" office:currency="EUR" office:value="129" calcext:value-type="currency">
            <text:p>129,00 €</text:p>
          </table:table-cell>
          <table:table-cell table:style-name="ce39" table:formula="of:=[.AF83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AI4]*0.025*0.15" office:value-type="currency" office:currency="EUR" office:value="2.17185" calcext:value-type="currency">
            <text:p>2,17 €</text:p>
          </table:table-cell>
          <table:table-cell table:formula="of:=[.AJ83]*[.C83]" office:value-type="currency" office:currency="EUR" office:value="186.7791" calcext:value-type="currency">
            <text:p>186,78 €</text:p>
          </table:table-cell>
          <table:table-cell table:formula="of:=[.AK83]*1.2" office:value-type="currency" office:currency="EUR" office:value="224.13492" calcext:value-type="currency">
            <text:p>224,13 €</text:p>
          </table:table-cell>
          <table:table-cell/>
          <table:table-cell table:formula="of:=[.AJ83]*0.8" office:value-type="currency" office:currency="EUR" office:value="1.73748" calcext:value-type="currency">
            <text:p>1,74 €</text:p>
          </table:table-cell>
          <table:table-cell table:formula="of:=[.AK83]*0.8" office:value-type="currency" office:currency="EUR" office:value="149.42328" calcext:value-type="currency">
            <text:p>149,42 €</text:p>
          </table:table-cell>
          <table:table-cell table:formula="of:=[.AL83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S83]*[.C83]" office:value-type="currency" office:currency="EUR" office:value="187.05" calcext:value-type="currency">
            <text:p>187,05 €</text:p>
          </table:table-cell>
          <table:table-cell table:formula="of:=[.AT83]*1.2" office:value-type="currency" office:currency="EUR" office:value="224.46" calcext:value-type="currency">
            <text:p>224,46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/>
          <table:table-cell table:style-name="ce12" office:value-type="string" calcext:value-type="string">
            <text:p>25x150x2500</text:p>
          </table:table-cell>
          <table:table-cell table:style-name="ce12" table:formula="of:=[$Casquette.C30]+[$Casquette.C32]" office:value-type="float" office:value="72" calcext:value-type="float">
            <text:p>7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16"/>
          <table:table-cell office:value-type="currency" office:currency="EUR" office:value="1.7" calcext:value-type="currency">
            <text:p>1,70 €</text:p>
          </table:table-cell>
          <table:table-cell table:formula="of:=[.C84]*[.AB84]" office:value-type="currency" office:currency="EUR" office:value="122.4" calcext:value-type="currency">
            <text:p>122,40 €</text:p>
          </table:table-cell>
          <table:table-cell table:formula="of:=[.AC84]*1.2" office:value-type="currency" office:currency="EUR" office:value="146.88" calcext:value-type="currency">
            <text:p>146,88 €</text:p>
          </table:table-cell>
          <table:table-cell table:style-name="ce39" table:formula="of:=[.AA4]*0.025*0.15" office:value-type="currency" office:currency="EUR" office:value="1.5" calcext:value-type="currency">
            <text:p>1,50 €</text:p>
          </table:table-cell>
          <table:table-cell table:style-name="ce39" table:formula="of:=[.C84]*[.AE84]" office:value-type="currency" office:currency="EUR" office:value="108" calcext:value-type="currency">
            <text:p>108,00 €</text:p>
          </table:table-cell>
          <table:table-cell table:style-name="ce39" table:formula="of:=[.AF84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AI4]*0.025*0.15" office:value-type="currency" office:currency="EUR" office:value="2.17185" calcext:value-type="currency">
            <text:p>2,17 €</text:p>
          </table:table-cell>
          <table:table-cell table:formula="of:=[.AJ84]*[.C84]" office:value-type="currency" office:currency="EUR" office:value="156.3732" calcext:value-type="currency">
            <text:p>156,37 €</text:p>
          </table:table-cell>
          <table:table-cell table:formula="of:=[.AK84]*1.2" office:value-type="currency" office:currency="EUR" office:value="187.64784" calcext:value-type="currency">
            <text:p>187,65 €</text:p>
          </table:table-cell>
          <table:table-cell/>
          <table:table-cell table:formula="of:=[.AJ84]*0.8" office:value-type="currency" office:currency="EUR" office:value="1.73748" calcext:value-type="currency">
            <text:p>1,74 €</text:p>
          </table:table-cell>
          <table:table-cell table:formula="of:=[.AK84]*0.8" office:value-type="currency" office:currency="EUR" office:value="125.09856" calcext:value-type="currency">
            <text:p>125,10 €</text:p>
          </table:table-cell>
          <table:table-cell table:formula="of:=[.AL84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S84]*[.C84]" office:value-type="currency" office:currency="EUR" office:value="156.672" calcext:value-type="currency">
            <text:p>156,67 €</text:p>
          </table:table-cell>
          <table:table-cell table:formula="of:=[.AT84]*1.2" office:value-type="currency" office:currency="EUR" office:value="188.0064" calcext:value-type="currency">
            <text:p>188,01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/>
          <table:table-cell table:style-name="ce22" office:value-type="string" calcext:value-type="string">
            <text:p>25x150x2200</text:p>
          </table:table-cell>
          <table:table-cell table:style-name="ce22" table:formula="of:=[$Casquette.C31]+[$Casquette.C33]" office:value-type="float" office:value="65" calcext:value-type="float">
            <text:p>65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85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17"/>
          <table:table-cell office:value-type="currency" office:currency="EUR" office:value="1.7" calcext:value-type="currency">
            <text:p>1,70 €</text:p>
          </table:table-cell>
          <table:table-cell table:formula="of:=[.C85]*[.AB85]" office:value-type="currency" office:currency="EUR" office:value="110.5" calcext:value-type="currency">
            <text:p>110,50 €</text:p>
          </table:table-cell>
          <table:table-cell table:formula="of:=[.AC85]*1.2" office:value-type="currency" office:currency="EUR" office:value="132.6" calcext:value-type="currency">
            <text:p>132,60 €</text:p>
          </table:table-cell>
          <table:table-cell table:style-name="ce39" table:formula="of:=[.AA4]*0.025*0.15" office:value-type="currency" office:currency="EUR" office:value="1.5" calcext:value-type="currency">
            <text:p>1,50 €</text:p>
          </table:table-cell>
          <table:table-cell table:style-name="ce39" table:formula="of:=[.C85]*[.AE85]" office:value-type="currency" office:currency="EUR" office:value="97.5" calcext:value-type="currency">
            <text:p>97,50 €</text:p>
          </table:table-cell>
          <table:table-cell table:style-name="ce39" table:formula="of:=[.AF85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AI4]*0.025*0.15" office:value-type="currency" office:currency="EUR" office:value="2.17185" calcext:value-type="currency">
            <text:p>2,17 €</text:p>
          </table:table-cell>
          <table:table-cell table:formula="of:=[.AJ85]*[.C85]" office:value-type="currency" office:currency="EUR" office:value="141.17025" calcext:value-type="currency">
            <text:p>141,17 €</text:p>
          </table:table-cell>
          <table:table-cell table:formula="of:=[.AK85]*1.2" office:value-type="currency" office:currency="EUR" office:value="169.4043" calcext:value-type="currency">
            <text:p>169,40 €</text:p>
          </table:table-cell>
          <table:table-cell/>
          <table:table-cell table:formula="of:=[.AJ85]*0.8" office:value-type="currency" office:currency="EUR" office:value="1.73748" calcext:value-type="currency">
            <text:p>1,74 €</text:p>
          </table:table-cell>
          <table:table-cell table:formula="of:=[.AK85]*0.8" office:value-type="currency" office:currency="EUR" office:value="112.9362" calcext:value-type="currency">
            <text:p>112,94 €</text:p>
          </table:table-cell>
          <table:table-cell table:formula="of:=[.AL85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S85]*[.C85]" office:value-type="currency" office:currency="EUR" office:value="141.44" calcext:value-type="currency">
            <text:p>141,44 €</text:p>
          </table:table-cell>
          <table:table-cell table:formula="of:=[.AT85]*1.2" office:value-type="currency" office:currency="EUR" office:value="169.728" calcext:value-type="currency">
            <text:p>169,73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/>
          <table:table-cell table:style-name="ce22" office:value-type="string" calcext:value-type="string">
            <text:p>25x150x3000</text:p>
          </table:table-cell>
          <table:table-cell table:style-name="ce22" table:formula="of:=[$Casquette.C34]+[$Casquette.C35]" office:value-type="float" office:value="18" calcext:value-type="float">
            <text:p>18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21" table:number-columns-repeated="2"/>
          <table:table-cell table:style-name="ce21" office:value-type="string" calcext:value-type="string">
            <text:p>6x3m</text:p>
          </table:table-cell>
          <table:table-cell table:style-name="ce21" table:number-columns-repeated="18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6]*[.AB86]" office:value-type="currency" office:currency="EUR" office:value="30.6" calcext:value-type="currency">
            <text:p>30,60 €</text:p>
          </table:table-cell>
          <table:table-cell table:formula="of:=[.AC86]*1.2" office:value-type="currency" office:currency="EUR" office:value="36.72" calcext:value-type="currency">
            <text:p>36,72 €</text:p>
          </table:table-cell>
          <table:table-cell table:style-name="ce39" table:formula="of:=[.AA4]*0.025*0.15" office:value-type="currency" office:currency="EUR" office:value="1.5" calcext:value-type="currency">
            <text:p>1,50 €</text:p>
          </table:table-cell>
          <table:table-cell table:style-name="ce39" table:formula="of:=[.C86]*[.AE86]" office:value-type="currency" office:currency="EUR" office:value="27" calcext:value-type="currency">
            <text:p>27,00 €</text:p>
          </table:table-cell>
          <table:table-cell table:style-name="ce39" table:formula="of:=[.AF86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AI4]*0.025*0.15" office:value-type="currency" office:currency="EUR" office:value="2.17185" calcext:value-type="currency">
            <text:p>2,17 €</text:p>
          </table:table-cell>
          <table:table-cell table:formula="of:=[.AJ86]*[.C86]" office:value-type="currency" office:currency="EUR" office:value="39.0933" calcext:value-type="currency">
            <text:p>39,09 €</text:p>
          </table:table-cell>
          <table:table-cell table:formula="of:=[.AK86]*1.2" office:value-type="currency" office:currency="EUR" office:value="46.91196" calcext:value-type="currency">
            <text:p>46,91 €</text:p>
          </table:table-cell>
          <table:table-cell/>
          <table:table-cell table:formula="of:=[.AJ86]*0.8" office:value-type="currency" office:currency="EUR" office:value="1.73748" calcext:value-type="currency">
            <text:p>1,74 €</text:p>
          </table:table-cell>
          <table:table-cell table:formula="of:=[.AK86]*0.8" office:value-type="currency" office:currency="EUR" office:value="31.27464" calcext:value-type="currency">
            <text:p>31,27 €</text:p>
          </table:table-cell>
          <table:table-cell table:formula="of:=[.AL86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S86]*[.C86]" office:value-type="currency" office:currency="EUR" office:value="39.1800000000001" calcext:value-type="currency">
            <text:p>39,18 €</text:p>
          </table:table-cell>
          <table:table-cell table:formula="of:=[.AT86]*1.2" office:value-type="currency" office:currency="EUR" office:value="47.0160000000001" calcext:value-type="currency">
            <text:p>47,02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3"/>
          <table:table-cell table:formula="of:=[.C87]*[.AB87]" office:value-type="currency" office:currency="EUR" office:value="0" calcext:value-type="currency">
            <text:p>0,00 €</text:p>
          </table:table-cell>
          <table:table-cell table:formula="of:=[.AC8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J87]*[.C87]" office:value-type="currency" office:currency="EUR" office:value="0" calcext:value-type="currency">
            <text:p>0,00 €</text:p>
          </table:table-cell>
          <table:table-cell table:formula="of:=[.AK87]*1.2" office:value-type="currency" office:currency="EUR" office:value="0" calcext:value-type="currency">
            <text:p>0,00 €</text:p>
          </table:table-cell>
          <table:table-cell/>
          <table:table-cell table:formula="of:=[.AJ87]*0.8" office:value-type="currency" office:currency="EUR" office:value="0" calcext:value-type="currency">
            <text:p>0,00 €</text:p>
          </table:table-cell>
          <table:table-cell table:formula="of:=[.AK87]*0.8" office:value-type="currency" office:currency="EUR" office:value="0" calcext:value-type="currency">
            <text:p>0,00 €</text:p>
          </table:table-cell>
          <table:table-cell table:formula="of:=[.AL8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S87]*[.C87]" office:value-type="currency" office:currency="EUR" office:value="0" calcext:value-type="currency">
            <text:p>0,00 €</text:p>
          </table:table-cell>
          <table:table-cell table:formula="of:=[.AT87]*1.2" office:value-type="currency" office:currency="EUR" office:value="0" calcext:value-type="currency">
            <text:p>0,00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22" office:value-type="string" calcext:value-type="string">
            <text:p>X Douglas</text:p>
          </table:table-cell>
          <table:table-cell table:style-name="ce22" office:value-type="string" calcext:value-type="string">
            <text:p>45x220x2500</text:p>
          </table:table-cell>
          <table:table-cell table:style-name="ce22" office:value-type="float" office:value="7.5" calcext:value-type="float">
            <text:p>7,5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21" table:number-columns-repeated="9"/>
          <table:table-cell table:style-name="ce21" office:value-type="string" calcext:value-type="string">
            <text:p>3 x 2,5 ml</text:p>
          </table:table-cell>
          <table:table-cell table:style-name="ce21" table:number-columns-repeated="12"/>
          <table:table-cell table:style-name="ce39" office:value-type="currency" office:currency="EUR" office:value="4.5" calcext:value-type="currency">
            <text:p>4,50 €</text:p>
          </table:table-cell>
          <table:table-cell table:style-name="ce39" table:formula="of:=[.C88]*[.AB88]" office:value-type="currency" office:currency="EUR" office:value="33.75" calcext:value-type="currency">
            <text:p>33,75 €</text:p>
          </table:table-cell>
          <table:table-cell table:style-name="ce39" table:formula="of:=[.AC88]*1.2" office:value-type="currency" office:currency="EUR" office:value="40.5" calcext:value-type="currency">
            <text:p>40,50 €</text:p>
          </table:table-cell>
          <table:table-cell table:style-name="ce39" office:value-type="currency" office:currency="EUR" office:value="4.2" calcext:value-type="currency">
            <text:p>4,20 €</text:p>
          </table:table-cell>
          <table:table-cell table:style-name="ce39" table:formula="of:=[.C88]*[.AE88]" office:value-type="currency" office:currency="EUR" office:value="31.5" calcext:value-type="currency">
            <text:p>31,50 €</text:p>
          </table:table-cell>
          <table:table-cell table:style-name="ce39" table:formula="of:=[.AF88]*1.2" office:value-type="currency" office:currency="EUR" office:value="37.8" calcext:value-type="currency">
            <text:p>37,80 €</text:p>
          </table:table-cell>
          <table:table-cell table:style-name="ce21" table:number-columns-repeated="2"/>
          <table:table-cell table:style-name="ce39" table:formula="of:=[.AI4]*0.045*0.22" office:value-type="currency" office:currency="EUR" office:value="5.733684" calcext:value-type="currency">
            <text:p>5,73 €</text:p>
          </table:table-cell>
          <table:table-cell table:style-name="ce39" table:formula="of:=[.AJ88]*[.C88]" office:value-type="currency" office:currency="EUR" office:value="43.00263" calcext:value-type="currency">
            <text:p>43,00 €</text:p>
          </table:table-cell>
          <table:table-cell table:style-name="ce39" table:formula="of:=[.AK88]*1.2" office:value-type="currency" office:currency="EUR" office:value="51.603156" calcext:value-type="currency">
            <text:p>51,60 €</text:p>
          </table:table-cell>
          <table:table-cell table:style-name="ce21"/>
          <table:table-cell table:style-name="ce39" table:formula="of:=[.AJ88]*0.8" office:value-type="currency" office:currency="EUR" office:value="4.5869472" calcext:value-type="currency">
            <text:p>4,59 €</text:p>
          </table:table-cell>
          <table:table-cell table:style-name="ce39" table:formula="of:=[.AK88]*0.8" office:value-type="currency" office:currency="EUR" office:value="34.402104" calcext:value-type="currency">
            <text:p>34,40 €</text:p>
          </table:table-cell>
          <table:table-cell table:style-name="ce39" table:formula="of:=[.AL88]*0.8" office:value-type="currency" office:currency="EUR" office:value="41.2825248" calcext:value-type="currency">
            <text:p>41,28 €</text:p>
          </table:table-cell>
          <table:table-cell table:style-name="ce21" table:number-columns-repeated="2"/>
          <table:table-cell table:style-name="ce39" table:formula="of:=14.36/2.5" office:value-type="currency" office:currency="EUR" office:value="5.744" calcext:value-type="currency">
            <text:p>5,74 €</text:p>
          </table:table-cell>
          <table:table-cell table:style-name="ce39" table:formula="of:=[.AS88]*[.C88]" office:value-type="currency" office:currency="EUR" office:value="43.08" calcext:value-type="currency">
            <text:p>43,08 €</text:p>
          </table:table-cell>
          <table:table-cell table:style-name="ce39" table:formula="of:=[.AT88]*1.2" office:value-type="currency" office:currency="EUR" office:value="51.696" calcext:value-type="currency">
            <text:p>51,70 €</text:p>
          </table:table-cell>
          <table:table-cell table:style-name="ce39" office:value-type="currency" office:currency="EUR" office:value="3.87" calcext:value-type="currency">
            <text:p>3,87 €</text:p>
          </table:table-cell>
          <table:table-cell table:style-name="ce21" table:number-columns-repeated="16"/>
        </table:table-row>
        <table:table-row table:style-name="ro1">
          <table:table-cell table:style-name="ce12"/>
          <table:table-cell table:style-name="ce12" office:value-type="string" calcext:value-type="string">
            <text:p>45x110x2500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2"/>
          <table:table-cell office:value-type="currency" office:currency="EUR" office:value="2.3" calcext:value-type="currency">
            <text:p>2,30 €</text:p>
          </table:table-cell>
          <table:table-cell table:formula="of:=[.C89]*[.AB89]" office:value-type="currency" office:currency="EUR" office:value="17.25" calcext:value-type="currency">
            <text:p>17,25 €</text:p>
          </table:table-cell>
          <table:table-cell table:formula="of:=[.AC89]*1.2" office:value-type="currency" office:currency="EUR" office:value="20.7" calcext:value-type="currency">
            <text:p>20,70 €</text:p>
          </table:table-cell>
          <table:table-cell table:style-name="ce39" office:value-type="currency" office:currency="EUR" office:value="2.1" calcext:value-type="currency">
            <text:p>2,10 €</text:p>
          </table:table-cell>
          <table:table-cell table:style-name="ce39" table:formula="of:=[.C89]*[.AE89]" office:value-type="currency" office:currency="EUR" office:value="15.75" calcext:value-type="currency">
            <text:p>15,75 €</text:p>
          </table:table-cell>
          <table:table-cell table:style-name="ce39" table:formula="of:=[.AF89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AI4]*0.045*0.11" office:value-type="currency" office:currency="EUR" office:value="2.866842" calcext:value-type="currency">
            <text:p>2,87 €</text:p>
          </table:table-cell>
          <table:table-cell table:formula="of:=[.AJ89]*[.C89]" office:value-type="currency" office:currency="EUR" office:value="21.501315" calcext:value-type="currency">
            <text:p>21,50 €</text:p>
          </table:table-cell>
          <table:table-cell table:formula="of:=[.AK89]*1.2" office:value-type="currency" office:currency="EUR" office:value="25.801578" calcext:value-type="currency">
            <text:p>25,80 €</text:p>
          </table:table-cell>
          <table:table-cell/>
          <table:table-cell table:formula="of:=[.AJ89]*0.8" office:value-type="currency" office:currency="EUR" office:value="2.2934736" calcext:value-type="currency">
            <text:p>2,29 €</text:p>
          </table:table-cell>
          <table:table-cell table:formula="of:=[.AK89]*0.8" office:value-type="currency" office:currency="EUR" office:value="17.201052" calcext:value-type="currency">
            <text:p>17,20 €</text:p>
          </table:table-cell>
          <table:table-cell table:formula="of:=[.AL89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S89]*[.C89]" office:value-type="currency" office:currency="EUR" office:value="21.54" calcext:value-type="currency">
            <text:p>21,54 €</text:p>
          </table:table-cell>
          <table:table-cell table:formula="of:=[.AT89]*1.2" office:value-type="currency" office:currency="EUR" office:value="25.848" calcext:value-type="currency">
            <text:p>25,85 €</text:p>
          </table:table-cell>
          <table:table-cell table:style-name="ce39" office:value-type="currency" office:currency="EUR" office:value="3.87" calcext:value-type="currency">
            <text:p>3,87 €</text:p>
          </table:table-cell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3"/>
          <table:table-cell table:formula="of:=[.C90]*[.AB90]" office:value-type="currency" office:currency="EUR" office:value="0" calcext:value-type="currency">
            <text:p>0,00 €</text:p>
          </table:table-cell>
          <table:table-cell table:formula="of:=[.AC9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J90]*[.C90]" office:value-type="currency" office:currency="EUR" office:value="0" calcext:value-type="currency">
            <text:p>0,00 €</text:p>
          </table:table-cell>
          <table:table-cell table:formula="of:=[.AK90]*1.2" office:value-type="currency" office:currency="EUR" office:value="0" calcext:value-type="currency">
            <text:p>0,00 €</text:p>
          </table:table-cell>
          <table:table-cell/>
          <table:table-cell table:formula="of:=[.AJ90]*0.8" office:value-type="currency" office:currency="EUR" office:value="0" calcext:value-type="currency">
            <text:p>0,00 €</text:p>
          </table:table-cell>
          <table:table-cell table:formula="of:=[.AK90]*0.8" office:value-type="currency" office:currency="EUR" office:value="0" calcext:value-type="currency">
            <text:p>0,00 €</text:p>
          </table:table-cell>
          <table:table-cell table:formula="of:=[.AL9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S90]*[.C90]" office:value-type="currency" office:currency="EUR" office:value="0" calcext:value-type="currency">
            <text:p>0,00 €</text:p>
          </table:table-cell>
          <table:table-cell table:formula="of:=[.AT90]*1.2" office:value-type="currency" office:currency="EUR" office:value="0" calcext:value-type="currency">
            <text:p>0,00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 office:value-type="string" calcext:value-type="string">
            <text:p>Lambourdes chataigner</text:p>
          </table:table-cell>
          <table:table-cell table:style-name="ce12" office:value-type="string" calcext:value-type="string">
            <text:p>40x50 (?)</text:p>
          </table:table-cell>
          <table:table-cell table:style-name="ce12" table:formula="of:=[$Terrasse.C4]" office:value-type="float" office:value="181" calcext:value-type="float">
            <text:p>181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1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91]*[.AB91]" office:value-type="currency" office:currency="EUR" office:value="162.9" calcext:value-type="currency">
            <text:p>162,90 €</text:p>
          </table:table-cell>
          <table:table-cell table:formula="of:=[.AC91]*1.2" office:value-type="currency" office:currency="EUR" office:value="195.48" calcext:value-type="currency">
            <text:p>195,48 €</text:p>
          </table:table-cell>
          <table:table-cell table:style-name="ce39" office:value-type="currency" office:currency="EUR" office:value="0.8" calcext:value-type="currency">
            <text:p>0,80 €</text:p>
          </table:table-cell>
          <table:table-cell table:style-name="ce39" table:formula="of:=[.C91]*[.AE91]" office:value-type="currency" office:currency="EUR" office:value="144.8" calcext:value-type="currency">
            <text:p>144,80 €</text:p>
          </table:table-cell>
          <table:table-cell table:style-name="ce39" table:formula="of:=[.AF91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AJ91]*[.C91]" office:value-type="currency" office:currency="EUR" office:value="465.17" calcext:value-type="currency">
            <text:p>465,17 €</text:p>
          </table:table-cell>
          <table:table-cell table:formula="of:=[.AK91]*1.2" office:value-type="currency" office:currency="EUR" office:value="558.204" calcext:value-type="currency">
            <text:p>558,20 €</text:p>
          </table:table-cell>
          <table:table-cell/>
          <table:table-cell table:formula="of:=[.AJ91]*0.8" office:value-type="currency" office:currency="EUR" office:value="2.056" calcext:value-type="currency">
            <text:p>2,06 €</text:p>
          </table:table-cell>
          <table:table-cell table:formula="of:=[.AK91]*0.8" office:value-type="currency" office:currency="EUR" office:value="372.136" calcext:value-type="currency">
            <text:p>372,14 €</text:p>
          </table:table-cell>
          <table:table-cell table:formula="of:=[.AL91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21" table:formula="of:=4.3/3" office:value-type="float" office:value="1.43333333333333" calcext:value-type="float">
            <text:p>1,43333333333333</text:p>
          </table:table-cell>
          <table:table-cell table:style-name="ce39" table:formula="of:=[.AS91]*[.C91]" office:value-type="currency" office:currency="EUR" office:value="259.433333333333" calcext:value-type="currency">
            <text:p>259,43 €</text:p>
          </table:table-cell>
          <table:table-cell table:style-name="ce39" table:formula="of:=[.AT91]*1.2" office:value-type="currency" office:currency="EUR" office:value="311.319999999999" calcext:value-type="currency">
            <text:p>311,32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3"/>
          <table:table-cell table:formula="of:=[.C92]*[.AB92]" office:value-type="currency" office:currency="EUR" office:value="0" calcext:value-type="currency">
            <text:p>0,00 €</text:p>
          </table:table-cell>
          <table:table-cell table:formula="of:=[.AC9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J92]*[.C92]" office:value-type="currency" office:currency="EUR" office:value="0" calcext:value-type="currency">
            <text:p>0,00 €</text:p>
          </table:table-cell>
          <table:table-cell table:formula="of:=[.AK92]*1.2" office:value-type="currency" office:currency="EUR" office:value="0" calcext:value-type="currency">
            <text:p>0,00 €</text:p>
          </table:table-cell>
          <table:table-cell/>
          <table:table-cell table:formula="of:=[.AJ92]*0.8" office:value-type="currency" office:currency="EUR" office:value="0" calcext:value-type="currency">
            <text:p>0,00 €</text:p>
          </table:table-cell>
          <table:table-cell table:formula="of:=[.AK92]*0.8" office:value-type="currency" office:currency="EUR" office:value="0" calcext:value-type="currency">
            <text:p>0,00 €</text:p>
          </table:table-cell>
          <table:table-cell table:formula="of:=[.AL9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S92]*[.C92]" office:value-type="currency" office:currency="EUR" office:value="0" calcext:value-type="currency">
            <text:p>0,00 €</text:p>
          </table:table-cell>
          <table:table-cell table:formula="of:=[.AT92]*1.2" office:value-type="currency" office:currency="EUR" office:value="0" calcext:value-type="currency">
            <text:p>0,00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22" office:value-type="string" calcext:value-type="string">
            <text:p>X Poteaux Douglas Hors Aubier</text:p>
          </table:table-cell>
          <table:table-cell table:style-name="ce22" office:value-type="string" calcext:value-type="string">
            <text:p>15x15 longueur 4m</text:p>
          </table:table-cell>
          <table:table-cell table:style-name="ce22" table:formula="of:=[$Carport.P4]+[$Carport.P6]" office:value-type="float" office:value="9" calcext:value-type="float">
            <text:p>9</text:p>
          </table:table-cell>
          <table:table-cell table:style-name="ce22" office:value-type="string" calcext:value-type="string">
            <text:p>u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15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93]*[.AB93]*4" office:value-type="currency" office:currency="EUR" office:value="370.8" calcext:value-type="currency">
            <text:p>370,80 €</text:p>
          </table:table-cell>
          <table:table-cell table:formula="of:=[.AC93]*1.2" office:value-type="currency" office:currency="EUR" office:value="444.96" calcext:value-type="currency">
            <text:p>444,96 €</text:p>
          </table:table-cell>
          <table:table-cell table:style-name="ce39" table:formula="of:=[.AA4]*0.15*0.15*4" office:value-type="currency" office:currency="EUR" office:value="36" calcext:value-type="currency">
            <text:p>36,00 €</text:p>
          </table:table-cell>
          <table:table-cell table:style-name="ce39" table:formula="of:=[.C93]*[.AE93]" office:value-type="currency" office:currency="EUR" office:value="324" calcext:value-type="currency">
            <text:p>324,00 €</text:p>
          </table:table-cell>
          <table:table-cell table:style-name="ce39" table:formula="of:=[.AF93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AI4]*0.15*0.15*4" office:value-type="currency" office:currency="EUR" office:value="52.1244" calcext:value-type="currency">
            <text:p>52,12 €</text:p>
          </table:table-cell>
          <table:table-cell table:formula="of:=[.AJ93]*[.C93]" office:value-type="currency" office:currency="EUR" office:value="469.1196" calcext:value-type="currency">
            <text:p>469,12 €</text:p>
          </table:table-cell>
          <table:table-cell table:formula="of:=[.AK93]*1.2" office:value-type="currency" office:currency="EUR" office:value="562.94352" calcext:value-type="currency">
            <text:p>562,94 €</text:p>
          </table:table-cell>
          <table:table-cell/>
          <table:table-cell table:formula="of:=[.AJ93]*0.8" office:value-type="currency" office:currency="EUR" office:value="41.69952" calcext:value-type="currency">
            <text:p>41,70 €</text:p>
          </table:table-cell>
          <table:table-cell table:formula="of:=[.AK93]*0.8" office:value-type="currency" office:currency="EUR" office:value="375.29568" calcext:value-type="currency">
            <text:p>375,30 €</text:p>
          </table:table-cell>
          <table:table-cell table:formula="of:=[.AL93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S93]*[.C93]" office:value-type="currency" office:currency="EUR" office:value="469.8" calcext:value-type="currency">
            <text:p>469,80 €</text:p>
          </table:table-cell>
          <table:table-cell table:formula="of:=[.AT93]*1.2" office:value-type="currency" office:currency="EUR" office:value="563.76" calcext:value-type="currency">
            <text:p>563,76 €</text:p>
          </table:table-cell>
          <table:table-cell table:style-name="ce39" table:formula="of:=4*2.44*15/8" office:value-type="currency" office:currency="EUR" office:value="18.3" calcext:value-type="currency">
            <text:p>18,30 €</text:p>
          </table:table-cell>
          <table:table-cell table:number-columns-repeated="16"/>
        </table:table-row>
        <table:table-row table:style-name="ro1">
          <table:table-cell table:style-name="ce12" table:number-columns-repeated="5"/>
          <table:table-cell table:number-columns-repeated="23"/>
          <table:table-cell table:formula="of:=[.C94]*[.AB94]" office:value-type="currency" office:currency="EUR" office:value="0" calcext:value-type="currency">
            <text:p>0,00 €</text:p>
          </table:table-cell>
          <table:table-cell table:formula="of:=[.AC94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AJ94]*[.C94]" office:value-type="currency" office:currency="EUR" office:value="0" calcext:value-type="currency">
            <text:p>0,00 €</text:p>
          </table:table-cell>
          <table:table-cell table:formula="of:=[.AK94]*1.2" office:value-type="currency" office:currency="EUR" office:value="0" calcext:value-type="currency">
            <text:p>0,00 €</text:p>
          </table:table-cell>
          <table:table-cell/>
          <table:table-cell table:formula="of:=[.AJ94]*0.8" office:value-type="currency" office:currency="EUR" office:value="0" calcext:value-type="currency">
            <text:p>0,00 €</text:p>
          </table:table-cell>
          <table:table-cell table:formula="of:=[.AK94]*0.8" office:value-type="currency" office:currency="EUR" office:value="0" calcext:value-type="currency">
            <text:p>0,00 €</text:p>
          </table:table-cell>
          <table:table-cell table:formula="of:=[.AL9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S94]*[.C94]" office:value-type="currency" office:currency="EUR" office:value="0" calcext:value-type="currency">
            <text:p>0,00 €</text:p>
          </table:table-cell>
          <table:table-cell table:formula="of:=[.AT94]*1.2" office:value-type="currency" office:currency="EUR" office:value="0" calcext:value-type="currency">
            <text:p>0,00 €</text:p>
          </table:table-cell>
          <table:table-cell table:style-name="ce20"/>
          <table:table-cell table:number-columns-repeated="16"/>
        </table:table-row>
        <table:table-row table:style-name="ro1">
          <table:table-cell table:style-name="ce22" office:value-type="string" calcext:value-type="string">
            <text:p>X Pannes Douglas 25 % Aubier max</text:p>
          </table:table-cell>
          <table:table-cell table:style-name="ce22" office:value-type="string" calcext:value-type="string">
            <text:p>75x200x3000</text:p>
          </table:table-cell>
          <table:table-cell table:style-name="ce22" table:formula="of:=[$Carport.P17]*3" office:value-type="float" office:value="42" calcext:value-type="float">
            <text:p>4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95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15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95]*[.AB95]" office:value-type="currency" office:currency="EUR" office:value="315" calcext:value-type="currency">
            <text:p>315,00 €</text:p>
          </table:table-cell>
          <table:table-cell table:formula="of:=[.AC95]*1.2" office:value-type="currency" office:currency="EUR" office:value="378" calcext:value-type="currency">
            <text:p>378,00 €</text:p>
          </table:table-cell>
          <table:table-cell table:style-name="ce39" table:formula="of:=[.AA4]*0.075*0.2" office:value-type="currency" office:currency="EUR" office:value="6" calcext:value-type="currency">
            <text:p>6,00 €</text:p>
          </table:table-cell>
          <table:table-cell table:style-name="ce39" table:formula="of:=[.C95]*[.AE95]" office:value-type="currency" office:currency="EUR" office:value="252" calcext:value-type="currency">
            <text:p>252,00 €</text:p>
          </table:table-cell>
          <table:table-cell table:style-name="ce39" table:formula="of:=[.AF95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AI4]*0.075*0.2" office:value-type="currency" office:currency="EUR" office:value="8.6874" calcext:value-type="currency">
            <text:p>8,69 €</text:p>
          </table:table-cell>
          <table:table-cell table:formula="of:=[.AJ95]*[.C95]" office:value-type="currency" office:currency="EUR" office:value="364.8708" calcext:value-type="currency">
            <text:p>364,87 €</text:p>
          </table:table-cell>
          <table:table-cell table:formula="of:=[.AK95]*1.2" office:value-type="currency" office:currency="EUR" office:value="437.84496" calcext:value-type="currency">
            <text:p>437,84 €</text:p>
          </table:table-cell>
          <table:table-cell/>
          <table:table-cell table:formula="of:=[.AJ95]*0.8" office:value-type="currency" office:currency="EUR" office:value="6.94992" calcext:value-type="currency">
            <text:p>6,95 €</text:p>
          </table:table-cell>
          <table:table-cell table:formula="of:=[.AK95]*0.8" office:value-type="currency" office:currency="EUR" office:value="291.89664" calcext:value-type="currency">
            <text:p>291,90 €</text:p>
          </table:table-cell>
          <table:table-cell table:formula="of:=[.AL95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S95]*[.C95]" office:value-type="currency" office:currency="EUR" office:value="409.5" calcext:value-type="currency">
            <text:p>409,50 €</text:p>
          </table:table-cell>
          <table:table-cell table:formula="of:=[.AT95]*1.2" office:value-type="currency" office:currency="EUR" office:value="491.4" calcext:value-type="currency">
            <text:p>491,40 €</text:p>
          </table:table-cell>
          <table:table-cell table:style-name="ce20" office:value-type="currency" office:currency="EUR" office:value="7.65" calcext:value-type="currency">
            <text:p>7,65 €</text:p>
          </table:table-cell>
          <table:table-cell table:number-columns-repeated="16"/>
        </table:table-row>
        <table:table-row table:style-name="ro3">
          <table:table-cell table:number-columns-repeated="39"/>
          <table:table-cell table:formula="of:=[.AJ96]*0.8" office:value-type="currency" office:currency="EUR" office:value="0" calcext:value-type="currency">
            <text:p>0,00 €</text:p>
          </table:table-cell>
          <table:table-cell table:formula="of:=[.AK96]*0.8" office:value-type="currency" office:currency="EUR" office:value="0" calcext:value-type="currency">
            <text:p>0,00 €</text:p>
          </table:table-cell>
          <table:table-cell table:formula="of:=[.AL96]*0.8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20"/>
          <table:table-cell table:number-columns-repeated="5"/>
          <table:table-cell table:style-name="ce20" table:formula="of:=[.C60]*[.AB60]+[.C64]*[.AB64]*3+[.E67]*2.5*[.AB73]+[.E69]*[.AB69]*3.2+[.E70]*[.AB70]*2.2+[.E74]*[.AB74]*2.5+[.E75]*[.AB75]*2.6+[.E77]*[.AB77]*4+[.E78]*[.AB78]*4.1+[.AB79]*5.1+[.C81]*[.AB81]+[.C83]*[.AB83]*2+30*[.AB85]*2.2+[.C86]*[.AB86]+[.E93]*[.AB93]*4+[.E95]*[.AB95]*3+20*[.AB73]*2+22*[.AB76]*3.5" office:value-type="currency" office:currency="EUR" office:value="2638.41" calcext:value-type="currency">
            <text:p>2 638,41 €</text:p>
          </table:table-cell>
          <table:table-cell table:style-name="ce20" table:formula="of:=99*[.AB7]*2.5" office:value-type="currency" office:currency="EUR" office:value="123.75" calcext:value-type="currency">
            <text:p>123,75 €</text:p>
          </table:table-cell>
          <table:table-cell table:style-name="ce20" table:formula="of:=(73*2.5+44*2.1)*[.AB7]" office:value-type="currency" office:currency="EUR" office:value="137.45" calcext:value-type="currency">
            <text:p>137,45 €</text:p>
          </table:table-cell>
          <table:table-cell table:style-name="ce20" office:value-type="currency" office:currency="EUR" office:value="61.2" calcext:value-type="currency">
            <text:p>61,20 €</text:p>
          </table:table-cell>
          <table:table-cell table:style-name="ce20" table:formula="of:=3*2.5*[.AB88]" office:value-type="currency" office:currency="EUR" office:value="33.75" calcext:value-type="currency">
            <text:p>33,75 €</text:p>
          </table:table-cell>
          <table:table-cell table:style-name="ce20" table:formula="of:=[.AC19]+[.AC20]+[.AC21]+[.AC22]+[.AC23]+[.AC25]+[.AC27]+[.AC41]+[.AC42]+[.AC43]+[.AC44]+[.AC47]+[.AC48]+[.AC49]+[.AC50]+[.AC24]/2+[.AC34]*2/11+[.AC36]*5/11+[.AC45]*31*4/156" office:value-type="currency" office:currency="EUR" office:value="833.388" calcext:value-type="currency">
            <text:p>833,39 €</text:p>
          </table:table-cell>
          <table:table-cell table:style-name="ce20" table:formula="of:=(8*2*0.16+16*2*0.12+10*2.5*0.18+10*2.5*0.16+8*2.5*0.14+12*2.5*0.12)*[.AB24]" office:value-type="currency" office:currency="EUR" office:value="213" calcext:value-type="currency">
            <text:p>213,00 €</text:p>
          </table:table-cell>
          <table:table-cell table:style-name="ce20" table:formula="of:=(36*3.7+3*2.3+64*2)*0.06*[.AB24]" office:value-type="currency" office:currency="EUR" office:value="160.86" calcext:value-type="currency">
            <text:p>160,86 €</text:p>
          </table:table-cell>
          <table:table-cell table:style-name="ce20" table:formula="of:=(2.5*0.16+2.5*0.14+2.5*0.12+60*2.5*0.06+5*2.3*0.06+44*0.06+3*2.8*(0.18+0.16+0.14+0.12)+12*2.8*0.06)*[.AB24]" office:value-type="currency" office:currency="EUR" office:value="204.36" calcext:value-type="currency">
            <text:p>204,36 €</text:p>
          </table:table-cell>
          <table:table-cell table:style-name="ce20" table:formula="of:=2.5*(0.18*29+0.16*31+0.14*23)*[.AB62]" office:value-type="currency" office:currency="EUR" office:value="226.125" calcext:value-type="currency">
            <text:p>226,13 €</text:p>
          </table:table-cell>
          <table:table-cell table:style-name="ce20" table:formula="of:=(2.5*(0.22*3+0.2*10+0.12*8+0.18*2)+2*(0.18*35+0.14*51))*[.AB62]" office:value-type="currency" office:currency="EUR" office:value="248.6025" calcext:value-type="currency">
            <text:p>248,60 €</text:p>
          </table:table-cell>
          <table:table-cell table:style-name="ce20" table:formula="of:=(2.5*2*0.2+3*0.2)*[.AB62]" office:value-type="currency" office:currency="EUR" office:value="10.8" calcext:value-type="currency">
            <text:p>10,80 €</text:p>
          </table:table-cell>
          <table:table-cell table:style-name="ce20"/>
          <table:table-cell table:style-name="ce20" table:formula="of:=(2.3*0.08*3+2.3*0.09*2+2.5*0.14*4)*[.AB19]" office:value-type="currency" office:currency="EUR" office:value="23.66" calcext:value-type="currency">
            <text:p>23,66 €</text:p>
          </table:table-cell>
          <table:table-cell table:style-name="ce20" table:formula="of:=18*3.88*[.AB76]" office:value-type="currency" office:currency="EUR" office:value="237.456" calcext:value-type="currency">
            <text:p>237,46 €</text:p>
          </table:table-cell>
          <table:table-cell table:style-name="ce20" table:formula="of:=(7*4+4*3.5)*[.AB76]" office:value-type="currency" office:currency="EUR" office:value="142.8" calcext:value-type="currency">
            <text:p>142,80 €</text:p>
          </table:table-cell>
          <table:table-cell office:value-type="string" calcext:value-type="string">
            <text:p>TOTAL</text:p>
          </table:table-cell>
          <table:table-cell/>
          <table:table-cell table:formula="of:=SUM([.AC4:.AC96])" office:value-type="currency" office:currency="EUR" office:value="6270.676" calcext:value-type="currency">
            <text:p>6 270,68 €</text:p>
          </table:table-cell>
          <table:table-cell table:formula="of:=SUM([.AD4:.AD96])" office:value-type="currency" office:currency="EUR" office:value="5700.43104" calcext:value-type="currency">
            <text:p>5 700,43 €</text:p>
          </table:table-cell>
          <table:table-cell/>
          <table:table-cell table:formula="of:=SUM([.AF4:.AF96])" office:value-type="currency" office:currency="EUR" office:value="4787.54462564103" calcext:value-type="currency">
            <text:p>4 787,54 €</text:p>
          </table:table-cell>
          <table:table-cell table:formula="of:=SUM([.AG4:.AG96])" office:value-type="currency" office:currency="EUR" office:value="5745.05355076923" calcext:value-type="currency">
            <text:p>5 745,05 €</text:p>
          </table:table-cell>
          <table:table-cell table:number-columns-repeated="3"/>
          <table:table-cell table:formula="of:=SUM([.AK4:.AK96])" office:value-type="currency" office:currency="EUR" office:value="6440.06307244" calcext:value-type="currency">
            <text:p>6 440,06 €</text:p>
          </table:table-cell>
          <table:table-cell table:formula="of:=SUM([.AL4:.AL96])" office:value-type="currency" office:currency="EUR" office:value="7728.075686928" calcext:value-type="currency">
            <text:p>7 728,08 €</text:p>
          </table:table-cell>
          <table:table-cell/>
          <table:table-cell table:formula="of:=[.AJ97]*0.8" office:value-type="currency" office:currency="EUR" office:value="0" calcext:value-type="currency">
            <text:p>0,00 €</text:p>
          </table:table-cell>
          <table:table-cell table:formula="of:=[.AK97]*0.8" office:value-type="currency" office:currency="EUR" office:value="5152.050457952" calcext:value-type="currency">
            <text:p>5 152,05 €</text:p>
          </table:table-cell>
          <table:table-cell table:formula="of:=[.AL97]*0.8" office:value-type="currency" office:currency="EUR" office:value="6182.4605495424" calcext:value-type="currency">
            <text:p>6 182,46 €</text:p>
          </table:table-cell>
          <table:table-cell table:number-columns-repeated="3"/>
          <table:table-cell table:formula="of:=SUM([.AT4:.AT96])" office:value-type="currency" office:currency="EUR" office:value="10648.8171961905" calcext:value-type="currency">
            <text:p>10 648,82 €</text:p>
          </table:table-cell>
          <table:table-cell table:formula="of:=SUM([.AU4:.AU96])" office:value-type="currency" office:currency="EUR" office:value="12778.5806354286" calcext:value-type="currency">
            <text:p>12 778,58 €</text:p>
          </table:table-cell>
          <table:table-cell table:number-columns-repeated="17"/>
        </table:table-row>
        <table:table-row table:style-name="ro1">
          <table:table-cell table:number-columns-repeated="11"/>
          <table:table-cell table:style-name="ce35"/>
          <table:table-cell table:number-columns-repeated="3"/>
          <table:table-cell table:style-name="ce20" table:formula="of:=(12*4*0.18+10*4*0.16+11*4*0.14+7*4*0.12+16*2*0.18+8*2*0.16+40*4*0.06+2*4*0.18+5*4*0.14+10*4*0.18+10*4*0.16+10*4*0.14+10*4*0.12+31*4*0.06+3*4*0.18+3*4*0.16+3*4*0.14+3*4*0.12)*[.AB24]" office:value-type="currency" office:currency="EUR" office:value="853.6" calcext:value-type="currency">
            <text:p>853,60 €</text:p>
          </table:table-cell>
          <table:table-cell table:number-columns-repeated="3"/>
          <table:table-cell table:style-name="ce20" table:formula="of:=2.5*(0.18*29+0.16*31+0.14*23)*[.AB19]" office:value-type="currency" office:currency="EUR" office:value="335" calcext:value-type="currency">
            <text:p>335,00 €</text:p>
          </table:table-cell>
          <table:table-cell table:style-name="ce20" table:formula="of:=(2.5*(0.22*3+0.2*10+0.12*8+0.18*2)+2*(0.18*35+0.14*51))*[.AB19]" office:value-type="currency" office:currency="EUR" office:value="368.3" calcext:value-type="currency">
            <text:p>368,30 €</text:p>
          </table:table-cell>
          <table:table-cell table:style-name="ce20" table:formula="of:=(2.5*2*0.2+3*0.2)*[.AB19]" office:value-type="currency" office:currency="EUR" office:value="16" calcext:value-type="currency">
            <text:p>16,00 €</text:p>
          </table:table-cell>
          <table:table-cell table:style-name="ce20"/>
          <table:table-cell table:style-name="ce20" table:formula="of:=(2.3*0.08*3+2.3*0.09*2+2.5*0.14*4)*[.AB19]" office:value-type="currency" office:currency="EUR" office:value="23.66" calcext:value-type="currency">
            <text:p>23,66 €</text:p>
          </table:table-cell>
          <table:table-cell table:style-name="ce20" table:formula="of:=18*3.88*[.AB77]" office:value-type="currency" office:currency="EUR" office:value="237.456" calcext:value-type="currency">
            <text:p>237,46 €</text:p>
          </table:table-cell>
          <table:table-cell table:style-name="ce20" table:formula="of:=(7*4+4*3.5)*[.AB77]" office:value-type="currency" office:currency="EUR" office:value="142.8" calcext:value-type="currency">
            <text:p>142,80 €</text:p>
          </table:table-cell>
          <table:table-cell table:number-columns-repeated="38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20"/>
          <table:table-cell/>
          <table:table-cell table:style-name="ce20" table:number-columns-repeated="14"/>
          <table:table-cell table:number-columns-repeated="38"/>
        </table:table-row>
        <table:table-row table:style-name="ro1">
          <table:table-cell table:formula="of:=[.A99]*3.5*34+[.A99]*4*14" office:value-type="float" office:value="1.05" calcext:value-type="float">
            <text:p>1,05</text:p>
          </table:table-cell>
          <table:table-cell table:formula="of:=14*3.5*[.B99]" office:value-type="float" office:value="0.6615" calcext:value-type="float">
            <text:p>0,6615</text:p>
          </table:table-cell>
          <table:table-cell table:number-columns-repeated="8"/>
          <table:table-cell table:style-name="ce20"/>
          <table:table-cell table:number-columns-repeated="53"/>
        </table:table-row>
        <table:table-row table:style-name="ro1">
          <table:table-cell table:number-columns-repeated="19"/>
          <table:table-cell office:value-type="string" calcext:value-type="string">
            <text:p>TOTAL MIN</text:p>
          </table:table-cell>
          <table:table-cell table:style-name="ce57" table:formula="of:=SUM([.T97:.Z97])" office:value-type="currency" office:currency="EUR" office:value="889.4435" calcext:value-type="currency" table:number-columns-spanned="6" table:number-rows-spanned="1">
            <text:p>889,44 €</text:p>
          </table:table-cell>
          <table:covered-table-cell table:number-columns-repeated="5" table:style-name="ce58"/>
          <table:table-cell table:number-columns-repeated="9"/>
          <table:table-cell office:value-type="string" calcext:value-type="string">
            <text:p>Bardage + Voliges</text:p>
          </table:table-cell>
          <table:table-cell table:formula="of:=[.AL4]+[.AL13]+[.AL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19"/>
        </table:table-row>
        <table:table-row table:style-name="ro1">
          <table:table-cell table:number-columns-repeated="12"/>
          <table:table-cell table:style-name="ce20"/>
          <table:table-cell/>
          <table:table-cell table:style-name="ce20"/>
          <table:table-cell table:number-columns-repeated="4"/>
          <table:table-cell office:value-type="string" calcext:value-type="string">
            <text:p>TOTAL MAX</text:p>
          </table:table-cell>
          <table:table-cell table:style-name="ce57" table:formula="of:=SUM([.T98:.Z98])" office:value-type="currency" office:currency="EUR" office:value="1123.216" calcext:value-type="currency" table:number-columns-spanned="6" table:number-rows-spanned="1">
            <text:p>1 123,22 €</text:p>
          </table:table-cell>
          <table:covered-table-cell table:style-name="ce58"/>
          <table:covered-table-cell table:style-name="ce59"/>
          <table:covered-table-cell table:number-columns-repeated="3" table:style-name="ce58"/>
          <table:table-cell table:number-columns-repeated="38"/>
        </table:table-row>
        <table:table-row table:style-name="ro1">
          <table:table-cell table:style-name="ce20"/>
          <table:table-cell table:number-columns-repeated="63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ements intérieurs verticaux" table:style-name="ta1">
        <table:table-column table:style-name="co18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21" table:default-cell-style-name="ce20"/>
        <table:table-column table:style-name="co3" table:number-columns-repeated="55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71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20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20"/>
          <table:table-cell table:number-columns-repeated="5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20"/>
          <table:table-cell table:number-columns-repeated="5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20"/>
          <table:table-cell table:number-columns-repeated="5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20"/>
          <table:table-cell table:number-columns-repeated="5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20"/>
          <table:table-cell table:number-columns-repeated="5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20"/>
          <table:table-cell table:number-columns-repeated="54"/>
        </table:table-row>
        <table:table-row table:style-name="ro1">
          <table:table-cell table:number-columns-repeated="9"/>
          <table:table-cell table:style-name="ce20"/>
          <table:table-cell table:number-columns-repeated="5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20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50"/>
        </table:table-row>
        <table:table-row table:style-name="ro1" table:number-rows-repeated="2">
          <table:table-cell table:number-columns-repeated="9"/>
          <table:table-cell table:style-name="ce20"/>
          <table:table-cell table:number-columns-repeated="54"/>
        </table:table-row>
        <table:table-row table:style-name="ro1">
          <table:table-cell table:style-name="ce32" office:value-type="string" calcext:value-type="string">
            <text:p>Tasseaux Douglas</text:p>
          </table:table-cell>
          <table:table-cell table:style-name="ce32" office:value-type="string" calcext:value-type="string">
            <text:p>30x50</text:p>
          </table:table-cell>
          <table:table-cell table:style-name="ce32"/>
          <table:table-cell table:style-name="ce32" table:formula="of:=SUM([.C16:.C18])" office:value-type="float" office:value="103" calcext:value-type="float">
            <text:p>103</text:p>
          </table:table-cell>
          <table:table-cell table:style-name="ce32" office:value-type="string" calcext:value-type="string">
            <text:p>ml</text:p>
          </table:table-cell>
          <table:table-cell table:style-name="ce32" office:value-type="string" calcext:value-type="string">
            <text:p>sans bande résiliente</text:p>
          </table:table-cell>
          <table:table-cell table:style-name="ce32" office:value-type="string" calcext:value-type="string">
            <text:p>tous les 40 ou 50 ?</text:p>
          </table:table-cell>
          <table:table-cell table:style-name="ce32"/>
          <table:table-cell table:style-name="ce65" table:formula="of:=[.D15]*0.45" office:value-type="currency" office:currency="EUR" office:value="46.35" calcext:value-type="currency">
            <text:p>46,35 €</text:p>
          </table:table-cell>
          <table:table-cell table:style-name="ce65" table:formula="of:=[.I15]*1.2" office:value-type="currency" office:currency="EUR" office:value="55.62" calcext:value-type="currency">
            <text:p>55,62 €</text:p>
          </table:table-cell>
          <table:table-cell table:style-name="ce32"/>
          <table:table-cell table:style-name="ce32" office:value-type="string" calcext:value-type="string">
            <text:p>120ml 32x50</text:p>
          </table:table-cell>
          <table:table-cell table:style-name="ce32" table:number-columns-repeated="52"/>
        </table:table-row>
        <table:table-row table:style-name="ro1">
          <table:table-cell table:style-name="ce32" table:number-columns-repeated="2"/>
          <table:table-cell table:style-name="ce32" table:formula="of:=ROUNDUP([.C5]/0.4)" office:value-type="float" office:value="73" calcext:value-type="float">
            <text:p>73</text:p>
          </table:table-cell>
          <table:table-cell table:style-name="ce32"/>
          <table:table-cell table:style-name="ce32" office:value-type="string" calcext:value-type="string">
            <text:p>ml</text:p>
          </table:table-cell>
          <table:table-cell table:style-name="ce32" office:value-type="string" calcext:value-type="string">
            <text:p>Façade sud</text:p>
          </table:table-cell>
          <table:table-cell table:style-name="ce32" office:value-type="string" calcext:value-type="string">
            <text:p>(tous les 40)</text:p>
          </table:table-cell>
          <table:table-cell table:style-name="ce32"/>
          <table:table-cell table:style-name="ce65" table:formula="of:=[.C16]*0.45" office:value-type="currency" office:currency="EUR" office:value="32.85" calcext:value-type="currency">
            <text:p>32,85 €</text:p>
          </table:table-cell>
          <table:table-cell table:style-name="ce65" table:formula="of:=[.I16]*1.2" office:value-type="currency" office:currency="EUR" office:value="39.42" calcext:value-type="currency">
            <text:p>39,42 €</text:p>
          </table:table-cell>
          <table:table-cell table:style-name="ce32" table:number-columns-repeated="54"/>
        </table:table-row>
        <table:table-row table:style-name="ro1">
          <table:table-cell table:style-name="ce32" table:number-columns-repeated="2"/>
          <table:table-cell table:style-name="ce32" table:formula="of:=[.C9]/0.4" office:value-type="float" office:value="20" calcext:value-type="float">
            <text:p>20</text:p>
          </table:table-cell>
          <table:table-cell table:style-name="ce32"/>
          <table:table-cell table:style-name="ce32" office:value-type="string" calcext:value-type="string">
            <text:p>ml</text:p>
          </table:table-cell>
          <table:table-cell table:style-name="ce32" office:value-type="string" calcext:value-type="string">
            <text:p>Chambre P&amp;O</text:p>
          </table:table-cell>
          <table:table-cell table:style-name="ce32" table:number-columns-repeated="2"/>
          <table:table-cell table:style-name="ce65" table:formula="of:=[.C17]*0.45" office:value-type="currency" office:currency="EUR" office:value="9" calcext:value-type="currency">
            <text:p>9,00 €</text:p>
          </table:table-cell>
          <table:table-cell table:style-name="ce65" table:formula="of:=[.I17]*1.2" office:value-type="currency" office:currency="EUR" office:value="10.8" calcext:value-type="currency">
            <text:p>10,80 €</text:p>
          </table:table-cell>
          <table:table-cell table:style-name="ce32" table:number-columns-repeated="54"/>
        </table:table-row>
        <table:table-row table:style-name="ro1">
          <table:table-cell table:style-name="ce32" table:number-columns-repeated="2"/>
          <table:table-cell table:style-name="ce32" table:formula="of:=[.C8]/0.4" office:value-type="float" office:value="10" calcext:value-type="float">
            <text:p>10</text:p>
          </table:table-cell>
          <table:table-cell table:style-name="ce32"/>
          <table:table-cell table:style-name="ce32" office:value-type="string" calcext:value-type="string">
            <text:p>ml</text:p>
          </table:table-cell>
          <table:table-cell table:style-name="ce32" office:value-type="string" calcext:value-type="string">
            <text:p>Salle de Jeu</text:p>
          </table:table-cell>
          <table:table-cell table:style-name="ce32" table:number-columns-repeated="2"/>
          <table:table-cell table:style-name="ce65" table:formula="of:=[.C18]*0.45" office:value-type="currency" office:currency="EUR" office:value="4.5" calcext:value-type="currency">
            <text:p>4,50 €</text:p>
          </table:table-cell>
          <table:table-cell table:style-name="ce65" table:formula="of:=[.I18]*1.2" office:value-type="currency" office:currency="EUR" office:value="5.4" calcext:value-type="currency">
            <text:p>5,40 €</text:p>
          </table:table-cell>
          <table:table-cell table:style-name="ce32" table:number-columns-repeated="54"/>
        </table:table-row>
        <table:table-row table:style-name="ro1">
          <table:table-cell table:style-name="ce21"/>
          <table:table-cell table:style-name="ce21" office:value-type="string" calcext:value-type="string">
            <text:p>OU</text:p>
          </table:table-cell>
          <table:table-cell table:number-columns-repeated="7"/>
          <table:table-cell table:style-name="ce20"/>
          <table:table-cell table:number-columns-repeated="5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20"/>
          <table:table-cell table:number-columns-repeated="54"/>
        </table:table-row>
        <table:table-row table:style-name="ro1" table:number-rows-repeated="8">
          <table:table-cell table:number-columns-repeated="9"/>
          <table:table-cell table:style-name="ce20"/>
          <table:table-cell table:number-columns-repeated="54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ements intérieurs plafond" table:style-name="ta1">
        <table:table-column table:style-name="co22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23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table:table-column table:style-name="co24" table:default-cell-style-name="Default"/>
        <table:table-column table:style-name="co25" table:default-cell-style-name="Default"/>
        <table:table-column table:style-name="co3" table:number-columns-repeated="5" table:default-cell-style-name="Default"/>
        <table:table-column table:style-name="co26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table:style-name="ce55" office:value-type="string" calcext:value-type="string" table:number-columns-spanned="2" table:number-rows-spanned="1">
            <text:p>Dimensions / Section</text:p>
          </table:table-cell>
          <table:covered-table-cell/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formula="of:=[.F5]*[.C5]*[.B5]" office:value-type="float" office:value="8.64" calcext:value-type="float">
            <text:p>8,64</text:p>
          </table:table-cell>
          <table:table-cell office:value-type="string" calcext:value-type="string">
            <text:p>m²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table:formula="of:=[.F6]*[.C6]*[.B6]" office:value-type="float" office:value="6.4" calcext:value-type="float">
            <text:p>6,4</text:p>
          </table:table-cell>
          <table:table-cell office:value-type="string" calcext:value-type="string">
            <text:p>m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F7]*[.C7]*[.B7]" office:value-type="float" office:value="6.16" calcext:value-type="float">
            <text:p>6,1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formula="of:=[.F8]*[.C8]*[.B8]" office:value-type="float" office:value="3.36" calcext:value-type="float">
            <text:p>3,36</text:p>
          </table:table-cell>
          <table:table-cell office:value-type="string" calcext:value-type="string">
            <text:p>m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8" calcext:value-type="float">
            <text:p>0,18</text:p>
          </table:table-cell>
          <table:table-cell table:formula="of:=[.F9]*[.C9]*[.B9]" office:value-type="float" office:value="5.472" calcext:value-type="float">
            <text:p>5,472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6" calcext:value-type="float">
            <text:p>0,16</text:p>
          </table:table-cell>
          <table:table-cell table:formula="of:=[.F10]*[.C10]*[.B10]" office:value-type="float" office:value="4.864" calcext:value-type="float">
            <text:p>4,864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4" calcext:value-type="float">
            <text:p>0,14</text:p>
          </table:table-cell>
          <table:table-cell table:formula="of:=[.F11]*[.C11]*[.B11]" office:value-type="float" office:value="4.256" calcext:value-type="float">
            <text:p>4,256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2" calcext:value-type="float">
            <text:p>0,12</text:p>
          </table:table-cell>
          <table:table-cell table:formula="of:=[.F12]*[.C12]*[.B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table:formula="of:=[.B13]*[.F13]" office:value-type="float" office:value="160" calcext:value-type="float">
            <text:p>160</text:p>
          </table:table-cell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4]*[.F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5" calcext:value-type="float">
            <text:p>2,5</text:p>
          </table:table-cell>
          <table:table-cell office:value-type="float" office:value="0.18" calcext:value-type="float">
            <text:p>0,18</text:p>
          </table:table-cell>
          <table:table-cell table:formula="of:=[.F16]*[.C16]*[.B16]" office:value-type="float" office:value="6.75" calcext:value-type="float">
            <text:p>6,7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6" calcext:value-type="float">
            <text:p>0,16</text:p>
          </table:table-cell>
          <table:table-cell table:formula="of:=[.F17]*[.C17]*[.B17]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4" calcext:value-type="float">
            <text:p>0,14</text:p>
          </table:table-cell>
          <table:table-cell table:formula="of:=[.F18]*[.C18]*[.B18]" office:value-type="float" office:value="5.25" calcext:value-type="float">
            <text:p>5,2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2" calcext:value-type="float">
            <text:p>0,12</text:p>
          </table:table-cell>
          <table:table-cell table:formula="of:=[.F19]*[.C19]*[.B19]" office:value-type="float" office:value="4.5" calcext:value-type="float">
            <text:p>4,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8" calcext:value-type="float">
            <text:p>0,18</text:p>
          </table:table-cell>
          <table:table-cell table:formula="of:=[.F20]*[.C20]*[.B20]" office:value-type="float" office:value="4.158" calcext:value-type="float">
            <text:p>4,158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6" calcext:value-type="float">
            <text:p>0,16</text:p>
          </table:table-cell>
          <table:table-cell table:formula="of:=[.F21]*[.C21]*[.B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4" calcext:value-type="float">
            <text:p>0,14</text:p>
          </table:table-cell>
          <table:table-cell table:formula="of:=[.F22]*[.C22]*[.B22]" office:value-type="float" office:value="3.234" calcext:value-type="float">
            <text:p>3,234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2" calcext:value-type="float">
            <text:p>0,12</text:p>
          </table:table-cell>
          <table:table-cell table:formula="of:=[.F23]*[.C23]*[.B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5" calcext:value-type="float">
            <text:p>2,5</text:p>
          </table:table-cell>
          <table:table-cell office:value-type="float" office:value="0.06" calcext:value-type="float">
            <text:p>0,06</text:p>
          </table:table-cell>
          <table:table-cell table:formula="of:=[.B24]*[.F24]"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B25]*[.F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formula="of:=[.F27]*[.C27]*[.B27]" office:value-type="float" office:value="7.02" calcext:value-type="float">
            <text:p>7,02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formula="of:=[.F28]*[.C28]*[.B28]" office:value-type="float" office:value="6.24" calcext:value-type="float">
            <text:p>6,24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F29]*[.C29]*[.B29]" office:value-type="float" office:value="5.46" calcext:value-type="float">
            <text:p>5,46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table:formula="of:=[.F30]*[.C30]*[.B30]" office:value-type="float" office:value="4.68" calcext:value-type="float">
            <text:p>4,68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31]*[.F31]" office:value-type="float" office:value="156" calcext:value-type="float">
            <text:p>156</text:p>
          </table:table-cell>
          <table:table-cell office:value-type="string" calcext:value-type="string">
            <text:p>ml</text:p>
          </table:table-cell>
          <table:table-cell table:formula="of:=39*4" office:value-type="float" office:value="156" calcext:value-type="float">
            <text:p>156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.3" calcext:value-type="float">
            <text:p>1,3</text:p>
          </table:table-cell>
          <table:table-cell office:value-type="float" office:value="0.18" calcext:value-type="float">
            <text:p>0,18</text:p>
          </table:table-cell>
          <table:table-cell table:formula="of:=[.F33]*[.C33]*[.B33]" office:value-type="float" office:value="2.106" calcext:value-type="float">
            <text:p>2,106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6" calcext:value-type="float">
            <text:p>0,16</text:p>
          </table:table-cell>
          <table:table-cell table:formula="of:=[.F34]*[.C34]*[.B34]" office:value-type="float" office:value="1.872" calcext:value-type="float">
            <text:p>1,872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4" calcext:value-type="float">
            <text:p>0,14</text:p>
          </table:table-cell>
          <table:table-cell table:formula="of:=[.F35]*[.C35]*[.B35]" office:value-type="float" office:value="1.638" calcext:value-type="float">
            <text:p>1,638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2" calcext:value-type="float">
            <text:p>0,12</text:p>
          </table:table-cell>
          <table:table-cell table:formula="of:=[.F36]*[.C36]*[.B36]" office:value-type="float" office:value="1.404" calcext:value-type="float">
            <text:p>1,404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37]*[.F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8" calcext:value-type="float">
            <text:p>2,8</text:p>
          </table:table-cell>
          <table:table-cell office:value-type="float" office:value="0.18" calcext:value-type="float">
            <text:p>0,18</text:p>
          </table:table-cell>
          <table:table-cell table:formula="of:=[.F39]*[.C39]*[.B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6" calcext:value-type="float">
            <text:p>0,16</text:p>
          </table:table-cell>
          <table:table-cell table:formula="of:=[.F40]*[.C40]*[.B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4" calcext:value-type="float">
            <text:p>0,14</text:p>
          </table:table-cell>
          <table:table-cell table:formula="of:=[.F41]*[.C41]*[.B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2" calcext:value-type="float">
            <text:p>0,12</text:p>
          </table:table-cell>
          <table:table-cell table:formula="of:=[.F42]*[.C42]*[.B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table:formula="of:=[.B43]*[.F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72" office:value-type="string" calcext:value-type="string">
            <text:p>Ancien débit</text:p>
          </table:table-cell>
          <table:table-cell table:style-name="ce54" table:number-columns-repeated="12"/>
          <table:table-cell table:number-columns-repeated="2"/>
        </table:table-row>
        <table:table-row table:style-name="ro1">
          <table:table-cell table:style-name="ce54"/>
          <table:table-cell table:style-name="ce54" office:value-type="string" calcext:value-type="string">
            <text:p>longueur 4m</text:p>
          </table:table-cell>
          <table:table-cell table:style-name="ce54"/>
          <table:table-cell table:style-name="ce54" table:formula="of:=30*1.1" office:value-type="float" office:value="33" calcext:value-type="float">
            <text:p>33</text:p>
          </table:table-cell>
          <table:table-cell table:style-name="ce54" office:value-type="string" calcext:value-type="string">
            <text:p>m²</text:p>
          </table:table-cell>
          <table:table-cell table:style-name="ce54" table:number-columns-repeated="2"/>
          <table:table-cell table:style-name="ce54" office:value-type="string" calcext:value-type="string">
            <text:p>Façade Sud</text:p>
          </table:table-cell>
          <table:table-cell table:style-name="ce54" table:number-columns-repeated="3"/>
          <table:table-cell table:style-name="ce54" office:value-type="string" calcext:value-type="string">
            <text:p>Dans débit</text:p>
          </table:table-cell>
          <table:table-cell table:style-name="ce5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54" office:value-type="string" calcext:value-type="string">
            <text:p>longueur 2m</text:p>
          </table:table-cell>
          <table:table-cell table:style-name="ce54"/>
          <table:table-cell table:style-name="ce54" table:formula="of:=22*1.1" office:value-type="float" office:value="24.2" calcext:value-type="float">
            <text:p>24,2</text:p>
          </table:table-cell>
          <table:table-cell table:style-name="ce54" office:value-type="string" calcext:value-type="string">
            <text:p>m²</text:p>
          </table:table-cell>
          <table:table-cell table:style-name="ce54" table:number-columns-repeated="2"/>
          <table:table-cell table:style-name="ce54" office:value-type="string" calcext:value-type="string">
            <text:p>Façade Sud</text:p>
          </table:table-cell>
          <table:table-cell table:style-name="ce54" table:number-columns-repeated="4"/>
          <table:table-cell table:style-name="ce5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4" table:number-columns-repeated="3"/>
          <table:table-cell table:style-name="ce54" table:formula="of:=ROUNDUP((9.2*2)*1.1)" office:value-type="float" office:value="21" calcext:value-type="float">
            <text:p>21</text:p>
          </table:table-cell>
          <table:table-cell table:style-name="ce54" office:value-type="string" calcext:value-type="string">
            <text:p>m²</text:p>
          </table:table-cell>
          <table:table-cell table:style-name="ce54" table:number-columns-repeated="2"/>
          <table:table-cell table:style-name="ce54" office:value-type="string" calcext:value-type="string">
            <text:p>Pignons maison</text:p>
          </table:table-cell>
          <table:table-cell table:style-name="ce54" table:number-columns-repeated="3"/>
          <table:table-cell table:style-name="ce54" office:value-type="string" calcext:value-type="string">
            <text:p>Dans débit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54" table:number-columns-repeated="3"/>
          <table:table-cell table:style-name="ce54" table:formula="of:=ROUNDUP(0.65*18*1.1)" office:value-type="float" office:value="13" calcext:value-type="float">
            <text:p>13</text:p>
          </table:table-cell>
          <table:table-cell table:style-name="ce54" office:value-type="string" calcext:value-type="string">
            <text:p>m²</text:p>
          </table:table-cell>
          <table:table-cell table:style-name="ce54" table:number-columns-repeated="2"/>
          <table:table-cell table:style-name="ce54" office:value-type="string" calcext:value-type="string">
            <text:p>Bandeau Nord maison</text:p>
          </table:table-cell>
          <table:table-cell table:style-name="ce54" table:number-columns-repeated="3"/>
          <table:table-cell table:style-name="ce54" office:value-type="string" calcext:value-type="string">
            <text:p>Dans débit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54" table:number-columns-repeated="3"/>
          <table:table-cell table:style-name="ce54" table:formula="of:=ROUNDUP(1.3*5.25*1.1)" office:value-type="float" office:value="8" calcext:value-type="float">
            <text:p>8</text:p>
          </table:table-cell>
          <table:table-cell table:style-name="ce54" office:value-type="string" calcext:value-type="string">
            <text:p>m²</text:p>
          </table:table-cell>
          <table:table-cell table:style-name="ce54" table:number-columns-repeated="2"/>
          <table:table-cell table:style-name="ce54" office:value-type="string" calcext:value-type="string">
            <text:p>Façade Sud salle musique</text:p>
          </table:table-cell>
          <table:table-cell table:style-name="ce54" table:number-columns-repeated="3"/>
          <table:table-cell table:style-name="ce54" office:value-type="string" calcext:value-type="string">
            <text:p>Dans débit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54" table:number-columns-repeated="3"/>
          <table:table-cell table:style-name="ce54" table:formula="of:=ROUNDUP(6.5*2*1.1)" office:value-type="float" office:value="15" calcext:value-type="float">
            <text:p>15</text:p>
          </table:table-cell>
          <table:table-cell table:style-name="ce54" office:value-type="string" calcext:value-type="string">
            <text:p>m²</text:p>
          </table:table-cell>
          <table:table-cell table:style-name="ce54" table:number-columns-repeated="2"/>
          <table:table-cell table:style-name="ce54" office:value-type="string" calcext:value-type="string">
            <text:p>Pignons salle de musique</text:p>
          </table:table-cell>
          <table:table-cell table:style-name="ce54" table:number-columns-repeated="2"/>
          <table:table-cell table:style-name="ce54" office:value-type="string" calcext:value-type="string">
            <text:p>Ouest ??</text:p>
          </table:table-cell>
          <table:table-cell table:style-name="ce54" office:value-type="string" calcext:value-type="string">
            <text:p>Dans débit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54" table:number-columns-repeated="3"/>
          <table:table-cell table:style-name="ce54" table:formula="of:=ROUNDUP(0.65*5.25*1.1)" office:value-type="float" office:value="4" calcext:value-type="float">
            <text:p>4</text:p>
          </table:table-cell>
          <table:table-cell table:style-name="ce54" office:value-type="string" calcext:value-type="string">
            <text:p>m²</text:p>
          </table:table-cell>
          <table:table-cell table:style-name="ce54" table:number-columns-repeated="2"/>
          <table:table-cell table:style-name="ce54" office:value-type="string" calcext:value-type="string">
            <text:p>Bandeau Nord salle de musique</text:p>
          </table:table-cell>
          <table:table-cell table:style-name="ce54" table:number-columns-repeated="3"/>
          <table:table-cell table:style-name="ce54" office:value-type="string" calcext:value-type="string">
            <text:p>Dans débit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54" table:number-columns-repeated="3"/>
          <table:table-cell table:style-name="ce54" table:formula="of:=ROUNDUP(6.5*1.1)" office:value-type="float" office:value="8" calcext:value-type="float">
            <text:p>8</text:p>
          </table:table-cell>
          <table:table-cell table:style-name="ce54" office:value-type="string" calcext:value-type="string">
            <text:p>m²</text:p>
          </table:table-cell>
          <table:table-cell table:style-name="ce54" table:number-columns-repeated="2"/>
          <table:table-cell table:style-name="ce54" office:value-type="string" calcext:value-type="string">
            <text:p>Pignon carport</text:p>
          </table:table-cell>
          <table:table-cell table:style-name="ce54" table:number-columns-repeated="3"/>
          <table:table-cell table:style-name="ce54" office:value-type="string" calcext:value-type="string">
            <text:p>Dans débit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54"/>
          <table:table-cell table:style-name="ce54" office:value-type="string" calcext:value-type="string">
            <text:p>Longueur 2m</text:p>
          </table:table-cell>
          <table:table-cell table:style-name="ce54"/>
          <table:table-cell table:style-name="ce54" table:formula="of:=ROUNDUP(1.3*7*1.1)" office:value-type="float" office:value="11" calcext:value-type="float">
            <text:p>11</text:p>
          </table:table-cell>
          <table:table-cell table:style-name="ce54" office:value-type="string" calcext:value-type="string">
            <text:p>m²</text:p>
          </table:table-cell>
          <table:table-cell table:style-name="ce54" table:number-columns-repeated="2"/>
          <table:table-cell table:style-name="ce54" office:value-type="string" calcext:value-type="string">
            <text:p>Façade Sud carport</text:p>
          </table:table-cell>
          <table:table-cell table:style-name="ce54" table:number-columns-repeated="3"/>
          <table:table-cell table:style-name="ce54" office:value-type="string" calcext:value-type="string">
            <text:p>Dans débit</text:p>
          </table:table-cell>
          <table:table-cell table:style-name="ce5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4" table:number-columns-repeated="3"/>
          <table:table-cell table:style-name="ce54" table:formula="of:=ROUNDUP(0.65*7*1.1)" office:value-type="float" office:value="6" calcext:value-type="float">
            <text:p>6</text:p>
          </table:table-cell>
          <table:table-cell table:style-name="ce54" office:value-type="string" calcext:value-type="string">
            <text:p>m²</text:p>
          </table:table-cell>
          <table:table-cell table:style-name="ce54" table:number-columns-repeated="2"/>
          <table:table-cell table:style-name="ce54" office:value-type="string" calcext:value-type="string">
            <text:p>Façade Nord carport</text:p>
          </table:table-cell>
          <table:table-cell table:style-name="ce54" table:number-columns-repeated="3"/>
          <table:table-cell table:style-name="ce54" office:value-type="string" calcext:value-type="string">
            <text:p>Dans débit</text:p>
          </table:table-cell>
          <table:table-cell table:style-name="ce54"/>
          <table:table-cell table:number-columns-repeated="2"/>
        </table:table-row>
        <table:table-row table:style-name="ro1">
          <table:table-cell table:style-name="ce54"/>
          <table:table-cell table:style-name="ce54" office:value-type="string" calcext:value-type="string">
            <text:p>Longueur 3m</text:p>
          </table:table-cell>
          <table:table-cell table:style-name="ce54"/>
          <table:table-cell table:style-name="ce54" table:formula="of:=ROUNDUP(2.82*1.5)" office:value-type="float" office:value="5" calcext:value-type="float">
            <text:p>5</text:p>
          </table:table-cell>
          <table:table-cell table:style-name="ce54" office:value-type="string" calcext:value-type="string">
            <text:p>m²</text:p>
          </table:table-cell>
          <table:table-cell table:style-name="ce54" table:number-columns-repeated="2"/>
          <table:table-cell table:style-name="ce54" office:value-type="string" calcext:value-type="string">
            <text:p>Sas Ouest</text:p>
          </table:table-cell>
          <table:table-cell table:style-name="ce54" table:number-columns-repeated="3"/>
          <table:table-cell table:style-name="ce54" office:value-type="string" calcext:value-type="string">
            <text:p>Dans débit</text:p>
          </table:table-cell>
          <table:table-cell table:style-name="ce5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54" office:value-type="string" calcext:value-type="string">
            <text:p>Longueur 3m</text:p>
          </table:table-cell>
          <table:table-cell table:style-name="ce54"/>
          <table:table-cell table:style-name="ce54" table:formula="of:=ROUNDUP(2.82*1.5*1.1)" office:value-type="float" office:value="5" calcext:value-type="float">
            <text:p>5</text:p>
          </table:table-cell>
          <table:table-cell table:style-name="ce54" office:value-type="string" calcext:value-type="string">
            <text:p>m²</text:p>
          </table:table-cell>
          <table:table-cell table:style-name="ce54" table:number-columns-repeated="2"/>
          <table:table-cell table:style-name="ce54" office:value-type="string" calcext:value-type="string">
            <text:p>Sas Est</text:p>
          </table:table-cell>
          <table:table-cell table:style-name="ce54" table:number-columns-repeated="3"/>
          <table:table-cell table:style-name="ce54" office:value-type="string" calcext:value-type="string">
            <text:p>Dans débit</text:p>
          </table:table-cell>
          <table:table-cell table:style-name="ce5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4" table:number-columns-repeated="13"/>
          <table:table-cell table:number-columns-repeated="2"/>
        </table:table-row>
        <table:table-row table:style-name="ro1">
          <table:table-cell table:style-name="ce54" office:value-type="string" calcext:value-type="string">
            <text:p>Joints</text:p>
          </table:table-cell>
          <table:table-cell table:style-name="ce54" table:number-columns-repeated="2"/>
          <table:table-cell table:style-name="ce54" office:value-type="float" office:value="1135" calcext:value-type="float">
            <text:p>1135</text:p>
          </table:table-cell>
          <table:table-cell table:style-name="ce54" office:value-type="string" calcext:value-type="string">
            <text:p>ml</text:p>
          </table:table-cell>
          <table:table-cell table:style-name="ce54" table:number-columns-repeated="3"/>
          <table:table-cell table:style-name="ce54" office:value-type="string" calcext:value-type="string">
            <text:p>Section Ambiance Bois : 16x65mm</text:p>
          </table:table-cell>
          <table:table-cell table:style-name="ce54" table:number-columns-repeated="4"/>
          <table:table-cell table:number-columns-repeated="2"/>
        </table:table-row>
        <table:table-row table:style-name="ro1">
          <table:table-cell table:style-name="ce54" table:number-columns-repeated="7"/>
          <table:table-cell table:style-name="ce54" office:value-type="string" calcext:value-type="string">
            <text:p>Façade Sud Bas</text:p>
          </table:table-cell>
          <table:table-cell table:style-name="ce54" table:number-columns-repeated="5"/>
          <table:table-cell table:number-columns-repeated="2"/>
        </table:table-row>
        <table:table-row table:style-name="ro1">
          <table:table-cell table:style-name="ce54" table:number-columns-repeated="7"/>
          <table:table-cell table:style-name="ce54" office:value-type="string" calcext:value-type="string">
            <text:p>Façade Sud Haut</text:p>
          </table:table-cell>
          <table:table-cell table:style-name="ce54" table:number-columns-repeated="5"/>
          <table:table-cell table:number-columns-repeated="2"/>
        </table:table-row>
        <table:table-row table:style-name="ro1">
          <table:table-cell table:style-name="ce54" table:number-columns-repeated="7"/>
          <table:table-cell table:style-name="ce54" office:value-type="string" calcext:value-type="string">
            <text:p>Pignons maison</text:p>
          </table:table-cell>
          <table:table-cell table:style-name="ce54" table:number-columns-repeated="5"/>
          <table:table-cell table:number-columns-repeated="2"/>
        </table:table-row>
        <table:table-row table:style-name="ro1">
          <table:table-cell table:style-name="ce54" table:number-columns-repeated="7"/>
          <table:table-cell table:style-name="ce54" office:value-type="string" calcext:value-type="string">
            <text:p>Bandeau Nord maison</text:p>
          </table:table-cell>
          <table:table-cell table:style-name="ce54" table:number-columns-repeated="5"/>
          <table:table-cell table:number-columns-repeated="2"/>
        </table:table-row>
        <table:table-row table:style-name="ro1">
          <table:table-cell table:style-name="ce54" table:number-columns-repeated="7"/>
          <table:table-cell table:style-name="ce54" office:value-type="string" calcext:value-type="string">
            <text:p>Façade Sud salle musique</text:p>
          </table:table-cell>
          <table:table-cell table:style-name="ce54" table:number-columns-repeated="5"/>
          <table:table-cell table:number-columns-repeated="2"/>
        </table:table-row>
        <table:table-row table:style-name="ro1">
          <table:table-cell table:style-name="ce54" table:number-columns-repeated="7"/>
          <table:table-cell table:style-name="ce54" office:value-type="string" calcext:value-type="string">
            <text:p>Pignons salle de musique</text:p>
          </table:table-cell>
          <table:table-cell table:style-name="ce54" table:number-columns-repeated="5"/>
          <table:table-cell table:number-columns-repeated="2"/>
        </table:table-row>
        <table:table-row table:style-name="ro1">
          <table:table-cell table:style-name="ce54" table:number-columns-repeated="7"/>
          <table:table-cell table:style-name="ce54" office:value-type="string" calcext:value-type="string">
            <text:p>Bandeau Nord salle de musique</text:p>
          </table:table-cell>
          <table:table-cell table:style-name="ce54" table:number-columns-repeated="5"/>
          <table:table-cell table:number-columns-repeated="2"/>
        </table:table-row>
        <table:table-row table:style-name="ro1">
          <table:table-cell table:style-name="ce54" table:number-columns-repeated="7"/>
          <table:table-cell table:style-name="ce54" office:value-type="string" calcext:value-type="string">
            <text:p>Pignon carport</text:p>
          </table:table-cell>
          <table:table-cell table:style-name="ce54" table:number-columns-repeated="5"/>
          <table:table-cell table:number-columns-repeated="2"/>
        </table:table-row>
        <table:table-row table:style-name="ro1">
          <table:table-cell table:style-name="ce54" table:number-columns-repeated="7"/>
          <table:table-cell table:style-name="ce54" office:value-type="string" calcext:value-type="string">
            <text:p>Façade Sud carport</text:p>
          </table:table-cell>
          <table:table-cell table:style-name="ce54" table:number-columns-repeated="5"/>
          <table:table-cell table:number-columns-repeated="2"/>
        </table:table-row>
        <table:table-row table:style-name="ro1">
          <table:table-cell table:style-name="ce54" table:number-columns-repeated="7"/>
          <table:table-cell table:style-name="ce54" office:value-type="string" calcext:value-type="string">
            <text:p>Façade Nord carport</text:p>
          </table:table-cell>
          <table:table-cell table:style-name="ce54" table:number-columns-repeated="5"/>
          <table:table-cell table:number-columns-repeated="2"/>
        </table:table-row>
        <table:table-row table:style-name="ro1">
          <table:table-cell table:style-name="ce54" table:number-columns-repeated="7"/>
          <table:table-cell table:style-name="ce54" office:value-type="string" calcext:value-type="string">
            <text:p>Sas Ouest</text:p>
          </table:table-cell>
          <table:table-cell table:style-name="ce54" table:number-columns-repeated="5"/>
          <table:table-cell table:number-columns-repeated="2"/>
        </table:table-row>
        <table:table-row table:style-name="ro1">
          <table:table-cell table:style-name="ce54" table:number-columns-repeated="7"/>
          <table:table-cell table:style-name="ce54" office:value-type="string" calcext:value-type="string">
            <text:p>Sas Est</text:p>
          </table:table-cell>
          <table:table-cell table:style-name="ce54" table:number-columns-repeated="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2"/>
          <table:table-cell table:formula="of:=ROUNDUP(SUM([.D82:.D89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8*0.6" office:value-type="float" office:value="10.8" calcext:value-type="float">
            <text:p>10,8</text:p>
          </table:table-cell>
          <table:table-cell table:number-columns-repeated="3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4.3" office:value-type="float" office:value="4.3" calcext:value-type="float">
            <text:p>4,3</text:p>
          </table:table-cell>
          <table:table-cell table:number-columns-repeated="3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6.5*0.6" office:value-type="float" office:value="3.9" calcext:value-type="float">
            <text:p>3,9</text:p>
          </table:table-cell>
          <table:table-cell table:number-columns-repeated="3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6" office:value-type="float" office:value="3.15" calcext:value-type="float">
            <text:p>3,15</text:p>
          </table:table-cell>
          <table:table-cell table:number-columns-repeated="3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3" office:value-type="float" office:value="1.575" calcext:value-type="float">
            <text:p>1,575</text:p>
          </table:table-cell>
          <table:table-cell table:number-columns-repeated="3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/>
          <table:table-cell table:formula="of:=2*([.D54]+[.D56]+[.D57]+[.D58]+[.D59]+[.D60]+[.D61]+[.D62]+[.D63]+[.D64]+[.D65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27" table:default-cell-style-name="Default"/>
        <table:table-column table:style-name="co28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32" office:value-type="string" calcext:value-type="string">
            <text:p>Chevron Douglas</text:p>
          </table:table-cell>
          <table:table-cell table:style-name="ce32" office:value-type="string" calcext:value-type="string">
            <text:p>75x36x2000</text:p>
          </table:table-cell>
          <table:table-cell table:style-name="ce32" table:formula="of:=ROUNDUP(31*1.92*1.1)" office:value-type="float" office:value="66" calcext:value-type="float">
            <text:p>66</text:p>
          </table:table-cell>
          <table:table-cell table:style-name="ce32" office:value-type="string" calcext:value-type="string">
            <text:p>ml</text:p>
          </table:table-cell>
          <table:table-cell table:style-name="ce32"/>
          <table:table-cell table:style-name="ce32" office:value-type="string" calcext:value-type="string">
            <text:p>Chevrons verticaux</text:p>
          </table:table-cell>
          <table:table-cell table:style-name="ce32"/>
        </table:table-row>
        <table:table-row table:style-name="ro1">
          <table:table-cell table:style-name="ce32" table:number-columns-repeated="7"/>
        </table:table-row>
        <table:table-row table:style-name="ro1">
          <table:table-cell table:style-name="ce32"/>
          <table:table-cell table:style-name="ce32" office:value-type="string" calcext:value-type="string">
            <text:p>140x35x2000</text:p>
          </table:table-cell>
          <table:table-cell table:style-name="ce32" table:formula="of:=ROUNDUP(31*1*1.1)" office:value-type="float" office:value="35" calcext:value-type="float">
            <text:p>35</text:p>
          </table:table-cell>
          <table:table-cell table:style-name="ce32" office:value-type="string" calcext:value-type="string">
            <text:p>ml</text:p>
          </table:table-cell>
          <table:table-cell table:style-name="ce32"/>
          <table:table-cell table:style-name="ce32" office:value-type="string" calcext:value-type="string">
            <text:p>Chevrons horizontaux</text:p>
          </table:table-cell>
          <table:table-cell table:style-name="ce32"/>
        </table:table-row>
      </table:table>
      <table:table table:name="Casquette" table:style-name="ta1"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33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10"/>
        </table:table-row>
        <table:table-row table:style-name="ro1">
          <table:table-cell/>
          <table:table-cell table:style-name="ce32" office:value-type="string" calcext:value-type="string">
            <text:p>30x150x3200</text:p>
          </table:table-cell>
          <table:table-cell table:style-name="ce32" table:formula="of:=ROUNDUP(10*2*1.6*1.1)" office:value-type="float" office:value="36" calcext:value-type="float">
            <text:p>36</text:p>
          </table:table-cell>
          <table:table-cell table:style-name="ce32" office:value-type="string" calcext:value-type="string">
            <text:p>ml</text:p>
          </table:table-cell>
          <table:table-cell table:style-name="ce32"/>
          <table:table-cell table:style-name="ce32" office:value-type="string" calcext:value-type="string">
            <text:p>Sud Petite Casquette</text:p>
          </table:table-cell>
          <table:table-cell table:style-name="ce32" office:value-type="string" calcext:value-type="string">
            <text:p>Nord Sud</text:p>
          </table:table-cell>
          <table:table-cell table:style-name="ce32"/>
          <table:table-cell table:style-name="ce32" office:value-type="string" calcext:value-type="string">
            <text:p>Dans débit</text:p>
          </table:table-cell>
          <table:table-cell table:style-name="ce32" office:value-type="string" calcext:value-type="string">
            <text:p>déjà coup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style-name="ce78" office:value-type="string" calcext:value-type="string">
            <text:p>??? 4100 ???</text:p>
          </table:table-cell>
          <table:table-cell table:style-name="ce78" office:value-type="string" calcext:value-type="string">
            <text:p>30x150x5000</text:p>
          </table:table-cell>
          <table:table-cell table:style-name="ce78" table:formula="of:=ROUNDUP(4.9*2*6*1.1)" office:value-type="float" office:value="65" calcext:value-type="float">
            <text:p>65</text:p>
          </table:table-cell>
          <table:table-cell table:style-name="ce78" office:value-type="string" calcext:value-type="string">
            <text:p>ml</text:p>
          </table:table-cell>
          <table:table-cell table:style-name="ce78"/>
          <table:table-cell table:style-name="ce78" office:value-type="string" calcext:value-type="string">
            <text:p>Sud Pergola</text:p>
          </table:table-cell>
          <table:table-cell table:style-name="ce78" office:value-type="string" calcext:value-type="string">
            <text:p>Nord Sud</text:p>
          </table:table-cell>
          <table:table-cell table:style-name="ce78" table:number-columns-repeated="3"/>
          <table:table-cell table:style-name="ce78" office:value-type="string" calcext:value-type="string">
            <text:p>Possible de passer en 5x15 ?</text:p>
          </table:table-cell>
          <table:table-cell/>
        </table:table-row>
        <table:table-row table:style-name="ro1">
          <table:table-cell table:style-name="ce78"/>
          <table:table-cell table:style-name="ce78" office:value-type="string" calcext:value-type="string">
            <text:p>30x150x5100</text:p>
          </table:table-cell>
          <table:table-cell table:style-name="ce78" table:formula="of:=ROUNDUP(2*5.016*1.1)" office:value-type="float" office:value="12" calcext:value-type="float">
            <text:p>12</text:p>
          </table:table-cell>
          <table:table-cell table:style-name="ce78" office:value-type="string" calcext:value-type="string">
            <text:p>ml</text:p>
          </table:table-cell>
          <table:table-cell table:style-name="ce78" table:number-columns-repeated="2"/>
          <table:table-cell table:style-name="ce78" office:value-type="string" calcext:value-type="string">
            <text:p>Extrême Ouest</text:p>
          </table:table-cell>
          <table:table-cell table:style-name="ce78" table:number-columns-repeated="3"/>
          <table:table-cell table:style-name="ce78" office:value-type="string" calcext:value-type="string">
            <text:p>Possible de passer en 5x15 ?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50x150x2500</text:p>
          </table:table-cell>
          <table:table-cell table:style-name="ce32" table:formula="of:=ROUNDUP(18*1.3*1.1)" office:value-type="float" office:value="26" calcext:value-type="float">
            <text:p>26</text:p>
          </table:table-cell>
          <table:table-cell table:style-name="ce32" office:value-type="string" calcext:value-type="string">
            <text:p>ml</text:p>
          </table:table-cell>
          <table:table-cell table:style-name="ce32" table:number-columns-repeated="2"/>
          <table:table-cell table:style-name="ce32" office:value-type="string" calcext:value-type="string">
            <text:p>Est Ouest</text:p>
          </table:table-cell>
          <table:table-cell table:style-name="ce32"/>
          <table:table-cell table:style-name="ce32" office:value-type="string" calcext:value-type="string">
            <text:p>Dans débit</text:p>
          </table:table-cell>
          <table:table-cell table:style-name="ce32" office:value-type="string" calcext:value-type="string">
            <text:p>déjà coup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  <table:table-cell table:style-name="ce21" office:value-type="string" calcext:value-type="string">
            <text:p>FAIT DANS 3560</text:p>
          </table:table-cell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50x150x4100</text:p>
          </table:table-cell>
          <table:table-cell table:style-name="ce32" table:formula="of:=ROUNDUP(4.07*6*1.1)" office:value-type="float" office:value="27" calcext:value-type="float">
            <text:p>27</text:p>
          </table:table-cell>
          <table:table-cell table:style-name="ce32" office:value-type="string" calcext:value-type="string">
            <text:p>ml</text:p>
          </table:table-cell>
          <table:table-cell table:style-name="ce32"/>
          <table:table-cell table:style-name="ce32" office:value-type="string" calcext:value-type="string">
            <text:p>Sud Pergola</text:p>
          </table:table-cell>
          <table:table-cell table:style-name="ce32" office:value-type="string" calcext:value-type="string">
            <text:p>Nord Sud</text:p>
          </table:table-cell>
          <table:table-cell table:style-name="ce32"/>
          <table:table-cell table:style-name="ce32" office:value-type="string" calcext:value-type="string">
            <text:p>Dans débit</text:p>
          </table:table-cell>
          <table:table-cell table:style-name="ce32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50x150x5100</text:p>
          </table:table-cell>
          <table:table-cell table:style-name="ce32" office:value-type="float" office:value="5.1" calcext:value-type="float">
            <text:p>5,1</text:p>
          </table:table-cell>
          <table:table-cell table:style-name="ce32" office:value-type="string" calcext:value-type="string">
            <text:p>ml</text:p>
          </table:table-cell>
          <table:table-cell table:style-name="ce32" table:number-columns-repeated="2"/>
          <table:table-cell table:style-name="ce32" office:value-type="string" calcext:value-type="string">
            <text:p>Extrême Ouest</text:p>
          </table:table-cell>
          <table:table-cell table:style-name="ce32"/>
          <table:table-cell table:style-name="ce32" office:value-type="string" calcext:value-type="string">
            <text:p>Dans débit</text:p>
          </table:table-cell>
          <table:table-cell table:style-name="ce32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/>
          <table:table-cell table:style-name="ce79" office:value-type="string" calcext:value-type="string">
            <text:p>50x150x2500</text:p>
          </table:table-cell>
          <table:table-cell table:style-name="ce79" table:formula="of:=ROUNDUP((1.014+1.291+1.016*8+1.5)*1.1)" office:value-type="float" office:value="14" calcext:value-type="float">
            <text:p>14</text:p>
          </table:table-cell>
          <table:table-cell table:style-name="ce79" office:value-type="string" calcext:value-type="string">
            <text:p>ml</text:p>
          </table:table-cell>
          <table:table-cell table:style-name="ce79" table:number-columns-repeated="5"/>
          <table:table-cell table:style-name="ce21" office:value-type="string" calcext:value-type="string">
            <text:p>Ouest_Sol_Sud, Ouest_Sol_Ouest_1-10</text:p>
          </table:table-cell>
          <table:table-cell table:style-name="ce79"/>
          <table:table-cell/>
        </table:table-row>
        <table:table-row table:style-name="ro1">
          <table:table-cell/>
          <table:table-cell table:style-name="ce79" office:value-type="string" calcext:value-type="string">
            <text:p>30x150x2200</text:p>
          </table:table-cell>
          <table:table-cell table:style-name="ce79" table:formula="of:=(1.064*9*2)" office:value-type="float" office:value="19.152" calcext:value-type="float">
            <text:p>19,152</text:p>
          </table:table-cell>
          <table:table-cell table:style-name="ce79" office:value-type="string" calcext:value-type="string">
            <text:p>ml</text:p>
          </table:table-cell>
          <table:table-cell table:style-name="ce79" table:number-columns-repeated="5"/>
          <table:table-cell table:style-name="ce21" office:value-type="string" calcext:value-type="string">
            <text:p>Ouest_mSol_1-18</text:p>
          </table:table-cell>
          <table:table-cell table:style-name="ce79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78" office:value-type="string" calcext:value-type="string">
            <text:p>30x150x2500</text:p>
          </table:table-cell>
          <table:table-cell table:style-name="ce78" table:formula="of:=ROUNDUP(2*3*1.2*1.1)" office:value-type="float" office:value="8" calcext:value-type="float">
            <text:p>8</text:p>
          </table:table-cell>
          <table:table-cell table:style-name="ce78" office:value-type="string" calcext:value-type="string">
            <text:p>ml</text:p>
          </table:table-cell>
          <table:table-cell table:style-name="ce78"/>
          <table:table-cell table:style-name="ce78" office:value-type="string" calcext:value-type="string">
            <text:p>Sud Pergola</text:p>
          </table:table-cell>
          <table:table-cell table:style-name="ce78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25x150x2600</text:p>
          </table:table-cell>
          <table:table-cell table:style-name="ce21" table:formula="of:=ROUNDUP(1.3*6*1.1)" office:value-type="float" office:value="9" calcext:value-type="float">
            <text:p>9</text:p>
          </table:table-cell>
          <table:table-cell table:style-name="ce21" office:value-type="string" calcext:value-type="string">
            <text:p>ml</text:p>
          </table:table-cell>
          <table:table-cell table:style-name="ce21"/>
          <table:table-cell table:style-name="ce21" office:value-type="string" calcext:value-type="string">
            <text:p>Ouest Sud</text:p>
          </table:table-cell>
          <table:table-cell table:style-name="ce21" table:number-columns-repeated="2"/>
          <table:table-cell table:style-name="ce21" office:value-type="string" calcext:value-type="string">
            <text:p>Dans débit</text:p>
          </table:table-cell>
          <table:table-cell table:style-name="ce21" office:value-type="string" calcext:value-type="string">
            <text:p>A enlever du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 table:number-columns-repeated="2"/>
        </table:table-row>
      </table:table>
      <table:table table:name="Carport" table:style-name="ta1">
        <table:table-column table:style-name="co3" table:default-cell-style-name="Default"/>
        <table:table-column table:style-name="co28" table:default-cell-style-name="Default"/>
        <table:table-column table:style-name="co3" table:number-columns-repeated="11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35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36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37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80" table:formula="of:=8*4" office:value-type="float" office:value="32" calcext:value-type="float">
            <text:p>32</text:p>
          </table:table-cell>
          <table:table-cell table:style-name="ce21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80" table:formula="of:=10*1.5" office:value-type="float" office:value="15" calcext:value-type="float">
            <text:p>15</text:p>
          </table:table-cell>
          <table:table-cell table:style-name="ce21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80" table:formula="of:=[.C13]+[.C14]" office:value-type="float" office:value="47" calcext:value-type="float">
            <text:p>47</text:p>
          </table:table-cell>
          <table:table-cell table:style-name="ce21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80"/>
          <table:table-cell table:style-name="ce21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80" table:formula="of:=[.C15]*1.1" office:value-type="float" office:value="51.7" calcext:value-type="float">
            <text:p>51,7</text:p>
          </table:table-cell>
          <table:table-cell table:style-name="ce21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12:38:30.501780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5T09:49:01.512135130</meta:creation-date>
    <dc:date>2019-12-30T12:42:44.813121869</dc:date>
    <meta:editing-duration>P6DT2H33M23S</meta:editing-duration>
    <meta:editing-cycles>576</meta:editing-cycles>
    <meta:generator>LibreOffice/6.3.2.1$Linux_X86_64 LibreOffice_project/30$Build-1</meta:generator>
    <meta:document-statistic meta:table-count="12" meta:cell-count="1906" meta:object-count="0"/>
  </office:meta>
</office:document-meta>
</file>